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94mm"/>
    </style:style>
    <style:style style:name="co2" style:family="table-column">
      <style:table-column-properties fo:break-before="auto" style:column-width="35.49mm"/>
    </style:style>
    <style:style style:name="co3" style:family="table-column">
      <style:table-column-properties fo:break-before="auto" style:column-width="33.85mm"/>
    </style:style>
    <style:style style:name="co4" style:family="table-column">
      <style:table-column-properties fo:break-before="auto" style:column-width="274.32mm"/>
    </style:style>
    <style:style style:name="co5" style:family="table-column">
      <style:table-column-properties fo:break-before="auto" style:column-width="17.78mm"/>
    </style:style>
    <style:style style:name="co6" style:family="table-column">
      <style:table-column-properties fo:break-before="auto" style:column-width="171.93mm"/>
    </style:style>
    <style:style style:name="co7" style:family="table-column">
      <style:table-column-properties fo:break-before="auto" style:column-width="22.4mm"/>
    </style:style>
    <style:style style:name="co8" style:family="table-column">
      <style:table-column-properties fo:break-before="auto" style:column-width="73.34mm"/>
    </style:style>
    <style:style style:name="co9" style:family="table-column">
      <style:table-column-properties fo:break-before="auto" style:column-width="285.75mm"/>
    </style:style>
    <style:style style:name="co10" style:family="table-column">
      <style:table-column-properties fo:break-before="auto" style:column-width="19.95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248.71mm"/>
    </style:style>
    <style:style style:name="co13" style:family="table-column">
      <style:table-column-properties fo:break-before="auto" style:column-width="212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7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8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9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0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Bill Of Materials Bomb Jac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References</text:p>
          </table:table-cell>
          <table:table-cell table:style-name="Default" office:value-type="string" calcext:value-type="string">
            <text:p>Value</text:p>
          </table:table-cell>
          <table:table-cell office:value-type="string" calcext:value-type="string">
            <text:p>Stock Code</text:p>
          </table:table-cell>
          <table:table-cell office:value-type="string" calcext:value-type="string">
            <text:p>Unit Cos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Group Layer</text:p>
          </table:table-cell>
          <table:table-cell office:value-type="string" calcext:value-type="string">
            <text:p>PCB Package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4A</text:p>
          </table:table-cell>
          <table:table-cell table:style-name="Default" office:value-type="string" calcext:value-type="string">
            <text:p>2114FAST</text:p>
          </table:table-cell>
          <table:table-cell office:value-type="string" calcext:value-type="string">
            <text:p>https://www.jameco.com/z/2114N-2-Major-Brands-IC-2114N-2-SRAM-1Kx4-DIP-18-pin-200ns_38973.html?CID=MERCH</text:p>
          </table:table-cell>
          <table:table-cell office:value-type="string" calcext:value-type="string">
            <text:p>S$5.00</text:p>
          </table:table-cell>
          <table:table-cell office:value-type="string" calcext:value-type="string">
            <text:p>4K Static RAM (1K x 4bit) (Fast)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8</text:p>
          </table:table-cell>
          <table:table-cell office:value-type="string" calcext:value-type="string">
            <text:p>https://www.mouser.sg/ProductDetail/Mill-Max/110-13-318-41-801000?qs=WZeyYeqMOWcusVdSCp10bQ%3D%3D</text:p>
          </table:table-cell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4B</text:p>
          </table:table-cell>
          <table:table-cell table:style-name="Default" office:value-type="string" calcext:value-type="string">
            <text:p>2114FAST</text:p>
          </table:table-cell>
          <table:table-cell office:value-type="string" calcext:value-type="string">
            <text:p>https://www.jameco.com/z/2114N-2-Major-Brands-IC-2114N-2-SRAM-1Kx4-DIP-18-pin-200ns_38973.html?CID=MERCH</text:p>
          </table:table-cell>
          <table:table-cell office:value-type="string" calcext:value-type="string">
            <text:p>S$5.00</text:p>
          </table:table-cell>
          <table:table-cell office:value-type="string" calcext:value-type="string">
            <text:p>4K Static RAM (1K x 4bit) (Fast)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8</text:p>
          </table:table-cell>
          <table:table-cell office:value-type="string" calcext:value-type="string">
            <text:p>https://www.mouser.sg/ProductDetail/Mill-Max/110-13-318-41-801000?qs=WZeyYeqMOWcusVdSCp10bQ%3D%3D</text:p>
          </table:table-cell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4C</text:p>
          </table:table-cell>
          <table:table-cell table:style-name="Default" office:value-type="string" calcext:value-type="string">
            <text:p>2114FAST</text:p>
          </table:table-cell>
          <table:table-cell office:value-type="string" calcext:value-type="string">
            <text:p>https://www.jameco.com/z/2114N-2-Major-Brands-IC-2114N-2-SRAM-1Kx4-DIP-18-pin-200ns_38973.html?CID=MERCH</text:p>
          </table:table-cell>
          <table:table-cell office:value-type="string" calcext:value-type="string">
            <text:p>S$5.00</text:p>
          </table:table-cell>
          <table:table-cell office:value-type="string" calcext:value-type="string">
            <text:p>4K Static RAM (1K x 4bit) (Fast)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8</text:p>
          </table:table-cell>
          <table:table-cell office:value-type="string" calcext:value-type="string">
            <text:p>https://www.mouser.sg/ProductDetail/Mill-Max/110-13-318-41-801000?qs=WZeyYeqMOWcusVdSCp10bQ%3D%3D</text:p>
          </table:table-cell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4D</text:p>
          </table:table-cell>
          <table:table-cell table:style-name="Default" office:value-type="string" calcext:value-type="string">
            <text:p>2114FAST</text:p>
          </table:table-cell>
          <table:table-cell office:value-type="string" calcext:value-type="string">
            <text:p>https://www.jameco.com/z/2114N-2-Major-Brands-IC-2114N-2-SRAM-1Kx4-DIP-18-pin-200ns_38973.html?CID=MERCH</text:p>
          </table:table-cell>
          <table:table-cell office:value-type="string" calcext:value-type="string">
            <text:p>S$5.00</text:p>
          </table:table-cell>
          <table:table-cell office:value-type="string" calcext:value-type="string">
            <text:p>4K Static RAM (1K x 4bit) (Fast)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8</text:p>
          </table:table-cell>
          <table:table-cell office:value-type="string" calcext:value-type="string">
            <text:p>https://www.mouser.sg/ProductDetail/Mill-Max/110-13-318-41-801000?qs=WZeyYeqMOWcusVdSCp10bQ%3D%3D</text:p>
          </table:table-cell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6A2</text:p>
          </table:table-cell>
          <table:table-cell table:style-name="Default" office:value-type="string" calcext:value-type="string">
            <text:p>2114FAST</text:p>
          </table:table-cell>
          <table:table-cell office:value-type="string" calcext:value-type="string">
            <text:p>https://www.jameco.com/z/2114N-2-Major-Brands-IC-2114N-2-SRAM-1Kx4-DIP-18-pin-200ns_38973.html?CID=MERCH</text:p>
          </table:table-cell>
          <table:table-cell office:value-type="string" calcext:value-type="string">
            <text:p>S$5.00</text:p>
          </table:table-cell>
          <table:table-cell office:value-type="string" calcext:value-type="string">
            <text:p>4K Static RAM (1K x 4bit) (Fast)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8</text:p>
          </table:table-cell>
          <table:table-cell office:value-type="string" calcext:value-type="string">
            <text:p>https://www.mouser.sg/ProductDetail/Mill-Max/110-13-318-41-801000?qs=WZeyYeqMOWcusVdSCp10bQ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6B2</text:p>
          </table:table-cell>
          <table:table-cell table:style-name="Default" office:value-type="string" calcext:value-type="string">
            <text:p>2114FAST</text:p>
          </table:table-cell>
          <table:table-cell office:value-type="string" calcext:value-type="string">
            <text:p>https://www.jameco.com/z/2114N-2-Major-Brands-IC-2114N-2-SRAM-1Kx4-DIP-18-pin-200ns_38973.html?CID=MERCH</text:p>
          </table:table-cell>
          <table:table-cell office:value-type="string" calcext:value-type="string">
            <text:p>S$5.00</text:p>
          </table:table-cell>
          <table:table-cell office:value-type="string" calcext:value-type="string">
            <text:p>4K Static RAM (1K x 4bit) (Fast)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8</text:p>
          </table:table-cell>
          <table:table-cell office:value-type="string" calcext:value-type="string">
            <text:p>https://www.mouser.sg/ProductDetail/Mill-Max/110-13-318-41-801000?qs=WZeyYeqMOWcusVdSCp10bQ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6C2</text:p>
          </table:table-cell>
          <table:table-cell table:style-name="Default" office:value-type="string" calcext:value-type="string">
            <text:p>2114FAST</text:p>
          </table:table-cell>
          <table:table-cell office:value-type="string" calcext:value-type="string">
            <text:p>https://www.jameco.com/z/2114N-2-Major-Brands-IC-2114N-2-SRAM-1Kx4-DIP-18-pin-200ns_38973.html?CID=MERCH</text:p>
          </table:table-cell>
          <table:table-cell office:value-type="string" calcext:value-type="string">
            <text:p>S$5.00</text:p>
          </table:table-cell>
          <table:table-cell office:value-type="string" calcext:value-type="string">
            <text:p>4K Static RAM (1K x 4bit) (Fast)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8</text:p>
          </table:table-cell>
          <table:table-cell office:value-type="string" calcext:value-type="string">
            <text:p>https://www.mouser.sg/ProductDetail/Mill-Max/110-13-318-41-801000?qs=WZeyYeqMOWcusVdSCp10bQ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EXPANSIONBUSH1</text:p>
          </table:table-cell>
          <table:table-cell office:value-type="string" calcext:value-type="string">
            <text:p>09022646824</text:p>
          </table:table-cell>
          <table:table-cell office:value-type="string" calcext:value-type="string">
            <text:p>https://www.mouser.sg/ProductDetail/?qs=gIpPgrDBK%2Fj7cjNJs9Ij%252BQ%3D%3D</text:p>
          </table:table-cell>
          <table:table-cell/>
          <table:table-cell office:value-type="string" calcext:value-type="string">
            <text:p>Harting 64 Way 2.54mm Pitch, Type B Class C2, 2 Row a/b, Straight DIN 41612 Connector, Socket, Solder</text:p>
          </table:table-cell>
          <table:table-cell office:value-type="string" calcext:value-type="string">
            <text:p>Backplane</text:p>
          </table:table-cell>
          <table:table-cell table:style-name="ce1" office:value-type="string" calcext:value-type="string">
            <text:p>0902264682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EXPANSIONBUSH2</text:p>
          </table:table-cell>
          <table:table-cell office:value-type="string" calcext:value-type="string">
            <text:p>09022646824</text:p>
          </table:table-cell>
          <table:table-cell office:value-type="string" calcext:value-type="string">
            <text:p>https://www.mouser.sg/ProductDetail/?qs=gIpPgrDBK%2Fj7cjNJs9Ij%252BQ%3D%3D</text:p>
          </table:table-cell>
          <table:table-cell/>
          <table:table-cell office:value-type="string" calcext:value-type="string">
            <text:p>Harting 64 Way 2.54mm Pitch, Type B Class C2, 2 Row a/b, Straight DIN 41612 Connector, Socket, Solder</text:p>
          </table:table-cell>
          <table:table-cell office:value-type="string" calcext:value-type="string">
            <text:p>Backplane</text:p>
          </table:table-cell>
          <table:table-cell table:style-name="ce1" office:value-type="string" calcext:value-type="string">
            <text:p>0902264682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EXPANSIONBUSH3</text:p>
          </table:table-cell>
          <table:table-cell office:value-type="string" calcext:value-type="string">
            <text:p>09022646824</text:p>
          </table:table-cell>
          <table:table-cell office:value-type="string" calcext:value-type="string">
            <text:p>https://www.mouser.sg/ProductDetail/?qs=gIpPgrDBK%2Fj7cjNJs9Ij%252BQ%3D%3D</text:p>
          </table:table-cell>
          <table:table-cell/>
          <table:table-cell office:value-type="string" calcext:value-type="string">
            <text:p>Harting 64 Way 2.54mm Pitch, Type B Class C2, 2 Row a/b, Straight DIN 41612 Connector, Socket, Solder</text:p>
          </table:table-cell>
          <table:table-cell office:value-type="string" calcext:value-type="string">
            <text:p>Backplane</text:p>
          </table:table-cell>
          <table:table-cell table:style-name="ce1" office:value-type="string" calcext:value-type="string">
            <text:p>0902264682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EXPANSIONBUSH4</text:p>
          </table:table-cell>
          <table:table-cell office:value-type="string" calcext:value-type="string">
            <text:p>09022646824</text:p>
          </table:table-cell>
          <table:table-cell office:value-type="string" calcext:value-type="string">
            <text:p>https://www.mouser.sg/ProductDetail/?qs=gIpPgrDBK%2Fj7cjNJs9Ij%252BQ%3D%3D</text:p>
          </table:table-cell>
          <table:table-cell/>
          <table:table-cell office:value-type="string" calcext:value-type="string">
            <text:p>Harting 64 Way 2.54mm Pitch, Type B Class C2, 2 Row a/b, Straight DIN 41612 Connector, Socket, Solder</text:p>
          </table:table-cell>
          <table:table-cell office:value-type="string" calcext:value-type="string">
            <text:p>Backplane</text:p>
          </table:table-cell>
          <table:table-cell table:style-name="ce1" office:value-type="string" calcext:value-type="string">
            <text:p>0902264682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EXPANSIONBUSH5</text:p>
          </table:table-cell>
          <table:table-cell office:value-type="string" calcext:value-type="string">
            <text:p>09022646824</text:p>
          </table:table-cell>
          <table:table-cell office:value-type="string" calcext:value-type="string">
            <text:p>https://www.mouser.sg/ProductDetail/?qs=gIpPgrDBK%2Fj7cjNJs9Ij%252BQ%3D%3D</text:p>
          </table:table-cell>
          <table:table-cell/>
          <table:table-cell office:value-type="string" calcext:value-type="string">
            <text:p>Harting 64 Way 2.54mm Pitch, Type B Class C2, 2 Row a/b, Straight DIN 41612 Connector, Socket, Solder</text:p>
          </table:table-cell>
          <table:table-cell office:value-type="string" calcext:value-type="string">
            <text:p>Backplane</text:p>
          </table:table-cell>
          <table:table-cell table:style-name="ce1" office:value-type="string" calcext:value-type="string">
            <text:p>0902264682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EXPANSIONBUSH6</text:p>
          </table:table-cell>
          <table:table-cell office:value-type="string" calcext:value-type="string">
            <text:p>09022646824</text:p>
          </table:table-cell>
          <table:table-cell office:value-type="string" calcext:value-type="string">
            <text:p>https://www.mouser.sg/ProductDetail/?qs=gIpPgrDBK%2Fj7cjNJs9Ij%252BQ%3D%3D</text:p>
          </table:table-cell>
          <table:table-cell/>
          <table:table-cell office:value-type="string" calcext:value-type="string">
            <text:p>Harting 64 Way 2.54mm Pitch, Type B Class C2, 2 Row a/b, Straight DIN 41612 Connector, Socket, Solder</text:p>
          </table:table-cell>
          <table:table-cell office:value-type="string" calcext:value-type="string">
            <text:p>Backplane</text:p>
          </table:table-cell>
          <table:table-cell table:style-name="ce1" office:value-type="string" calcext:value-type="string">
            <text:p>0902264682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VIDEOH1</text:p>
          </table:table-cell>
          <table:table-cell office:value-type="string" calcext:value-type="string">
            <text:p>09022646824</text:p>
          </table:table-cell>
          <table:table-cell office:value-type="string" calcext:value-type="string">
            <text:p>https://www.mouser.sg/ProductDetail/?qs=gIpPgrDBK%2Fj7cjNJs9Ij%252BQ%3D%3D</text:p>
          </table:table-cell>
          <table:table-cell/>
          <table:table-cell office:value-type="string" calcext:value-type="string">
            <text:p>Harting 64 Way 2.54mm Pitch, Type B Class C2, 2 Row a/b, Straight DIN 41612 Connector, Socket, Solder</text:p>
          </table:table-cell>
          <table:table-cell office:value-type="string" calcext:value-type="string">
            <text:p>Backplane</text:p>
          </table:table-cell>
          <table:table-cell table:style-name="ce1" office:value-type="string" calcext:value-type="string">
            <text:p>0902264682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VIDEOH2</text:p>
          </table:table-cell>
          <table:table-cell office:value-type="string" calcext:value-type="string">
            <text:p>09022646824</text:p>
          </table:table-cell>
          <table:table-cell office:value-type="string" calcext:value-type="string">
            <text:p>https://www.mouser.sg/ProductDetail/?qs=gIpPgrDBK%2Fj7cjNJs9Ij%252BQ%3D%3D</text:p>
          </table:table-cell>
          <table:table-cell/>
          <table:table-cell office:value-type="string" calcext:value-type="string">
            <text:p>Harting 64 Way 2.54mm Pitch, Type B Class C2, 2 Row a/b, Straight DIN 41612 Connector, Socket, Solder</text:p>
          </table:table-cell>
          <table:table-cell office:value-type="string" calcext:value-type="string">
            <text:p>Backplane</text:p>
          </table:table-cell>
          <table:table-cell table:style-name="ce1" office:value-type="string" calcext:value-type="string">
            <text:p>0902264682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VIDEOH3</text:p>
          </table:table-cell>
          <table:table-cell office:value-type="string" calcext:value-type="string">
            <text:p>09022646824</text:p>
          </table:table-cell>
          <table:table-cell office:value-type="string" calcext:value-type="string">
            <text:p>https://www.mouser.sg/ProductDetail/?qs=gIpPgrDBK%2Fj7cjNJs9Ij%252BQ%3D%3D</text:p>
          </table:table-cell>
          <table:table-cell/>
          <table:table-cell office:value-type="string" calcext:value-type="string">
            <text:p>Harting 64 Way 2.54mm Pitch, Type B Class C2, 2 Row a/b, Straight DIN 41612 Connector, Socket, Solder</text:p>
          </table:table-cell>
          <table:table-cell office:value-type="string" calcext:value-type="string">
            <text:p>Backplane</text:p>
          </table:table-cell>
          <table:table-cell table:style-name="ce1" office:value-type="string" calcext:value-type="string">
            <text:p>0902264682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VIDEOH4</text:p>
          </table:table-cell>
          <table:table-cell office:value-type="string" calcext:value-type="string">
            <text:p>09022646824</text:p>
          </table:table-cell>
          <table:table-cell office:value-type="string" calcext:value-type="string">
            <text:p>https://www.mouser.sg/ProductDetail/?qs=gIpPgrDBK%2Fj7cjNJs9Ij%252BQ%3D%3D</text:p>
          </table:table-cell>
          <table:table-cell/>
          <table:table-cell office:value-type="string" calcext:value-type="string">
            <text:p>Harting 64 Way 2.54mm Pitch, Type B Class C2, 2 Row a/b, Straight DIN 41612 Connector, Socket, Solder</text:p>
          </table:table-cell>
          <table:table-cell office:value-type="string" calcext:value-type="string">
            <text:p>Backplane</text:p>
          </table:table-cell>
          <table:table-cell table:style-name="ce1" office:value-type="string" calcext:value-type="string">
            <text:p>0902264682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VIDEOH5</text:p>
          </table:table-cell>
          <table:table-cell office:value-type="string" calcext:value-type="string">
            <text:p>09022646824</text:p>
          </table:table-cell>
          <table:table-cell office:value-type="string" calcext:value-type="string">
            <text:p>https://www.mouser.sg/ProductDetail/?qs=gIpPgrDBK%2Fj7cjNJs9Ij%252BQ%3D%3D</text:p>
          </table:table-cell>
          <table:table-cell/>
          <table:table-cell office:value-type="string" calcext:value-type="string">
            <text:p>Harting 64 Way 2.54mm Pitch, Type B Class C2, 2 Row a/b, Straight DIN 41612 Connector, Socket, Solder</text:p>
          </table:table-cell>
          <table:table-cell office:value-type="string" calcext:value-type="string">
            <text:p>Backplane</text:p>
          </table:table-cell>
          <table:table-cell table:style-name="ce1" office:value-type="string" calcext:value-type="string">
            <text:p>0902264682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VIDEOH6</text:p>
          </table:table-cell>
          <table:table-cell office:value-type="string" calcext:value-type="string">
            <text:p>09022646824</text:p>
          </table:table-cell>
          <table:table-cell office:value-type="string" calcext:value-type="string">
            <text:p>https://www.mouser.sg/ProductDetail/?qs=gIpPgrDBK%2Fj7cjNJs9Ij%252BQ%3D%3D</text:p>
          </table:table-cell>
          <table:table-cell/>
          <table:table-cell office:value-type="string" calcext:value-type="string">
            <text:p>Harting 64 Way 2.54mm Pitch, Type B Class C2, 2 Row a/b, Straight DIN 41612 Connector, Socket, Solder</text:p>
          </table:table-cell>
          <table:table-cell office:value-type="string" calcext:value-type="string">
            <text:p>Backplane</text:p>
          </table:table-cell>
          <table:table-cell table:style-name="ce1" office:value-type="string" calcext:value-type="string">
            <text:p>0902264682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EXPANSIONBUSC1</text:p>
          </table:table-cell>
          <table:table-cell table:style-name="Default" office:value-type="string" calcext:value-type="string">
            <text:p>CONN-SIL2</text:p>
          </table:table-cell>
          <table:table-cell office:value-type="string" calcext:value-type="string">
            <text:p>https://www.mouser.sg/ProductDetail/3M-Electronic-Solutions-Division/929850-01-02-10?qs=sGAEpiMZZMs%252BGHln7q6pm6DQXoV0bF8fKj%2FScW6NT6k%3D</text:p>
          </table:table-cell>
          <table:table-cell office:value-type="string" calcext:value-type="string">
            <text:p>S$1.28</text:p>
          </table:table-cell>
          <table:table-cell office:value-type="string" calcext:value-type="string">
            <text:p>0.1in pitch SIL connector strip</text:p>
          </table:table-cell>
          <table:table-cell office:value-type="string" calcext:value-type="string">
            <text:p>Backplane</text:p>
          </table:table-cell>
          <table:table-cell office:value-type="string" calcext:value-type="string">
            <text:p>CONN-SIL2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JP1</text:p>
          </table:table-cell>
          <table:table-cell table:style-name="Default" office:value-type="string" calcext:value-type="string">
            <text:p>JUMPER</text:p>
          </table:table-cell>
          <table:table-cell office:value-type="string" calcext:value-type="string">
            <text:p>https://www.mouser.sg/ProductDetail/3M-Electronic-Solutions-Division/929850-01-02-10?qs=sGAEpiMZZMs%252BGHln7q6pm6DQXoV0bF8fKj%2FScW6NT6k%3D</text:p>
          </table:table-cell>
          <table:table-cell/>
          <table:table-cell office:value-type="string" calcext:value-type="string">
            <text:p>Animated Jumper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CONN-SIL2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ROWCOL1</text:p>
          </table:table-cell>
          <table:table-cell table:style-name="Default" office:value-type="string" calcext:value-type="string">
            <text:p>CONN-DIL20</text:p>
          </table:table-cell>
          <table:table-cell office:value-type="string" calcext:value-type="string">
            <text:p>https://www.mouser.sg/ProductDetail/3M-Electronic-Solutions-Division/929850-01-20-10?qs=sGAEpiMZZMs%252BGHln7q6pmwu5ra4CY41iGmTOHot%252BMls%3D</text:p>
          </table:table-cell>
          <table:table-cell office:value-type="string" calcext:value-type="string">
            <text:p>S$4.48</text:p>
          </table:table-cell>
          <table:table-cell office:value-type="string" calcext:value-type="string">
            <text:p>0.1in pitch DIL connector strip</text:p>
          </table:table-cell>
          <table:table-cell office:value-type="string" calcext:value-type="string">
            <text:p>Backplane</text:p>
          </table:table-cell>
          <table:table-cell office:value-type="string" calcext:value-type="string">
            <text:p>CONN-DIL2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VIDEO1</text:p>
          </table:table-cell>
          <table:table-cell table:style-name="Default" office:value-type="string" calcext:value-type="string">
            <text:p>CONN-DIL20</text:p>
          </table:table-cell>
          <table:table-cell office:value-type="string" calcext:value-type="string">
            <text:p>https://www.mouser.sg/ProductDetail/3M-Electronic-Solutions-Division/929850-01-20-10?qs=sGAEpiMZZMs%252BGHln7q6pmwu5ra4CY41iGmTOHot%252BMls%3D</text:p>
          </table:table-cell>
          <table:table-cell/>
          <table:table-cell office:value-type="string" calcext:value-type="string">
            <text:p>0.1in pitch DIL connector strip</text:p>
          </table:table-cell>
          <table:table-cell office:value-type="string" calcext:value-type="string">
            <text:p>Backplane</text:p>
          </table:table-cell>
          <table:table-cell office:value-type="string" calcext:value-type="string">
            <text:p>CONN-DIL2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EXPANSIONBUSA1</text:p>
          </table:table-cell>
          <table:table-cell table:style-name="Default" office:value-type="string" calcext:value-type="string">
            <text:p>CONN-DIL34</text:p>
          </table:table-cell>
          <table:table-cell office:value-type="string" calcext:value-type="string">
            <text:p>https://www.mouser.sg/ProductDetail/3M-Electronic-Solutions-Division/929852-01-17-30?qs=sGAEpiMZZMs%252BGHln7q6pm0R%252BIqgWC%252BQxCIlq0Hg83cE%3D</text:p>
          </table:table-cell>
          <table:table-cell office:value-type="string" calcext:value-type="string">
            <text:p>S$4.54</text:p>
          </table:table-cell>
          <table:table-cell office:value-type="string" calcext:value-type="string">
            <text:p>0.1in pitch DIL connector strip</text:p>
          </table:table-cell>
          <table:table-cell office:value-type="string" calcext:value-type="string">
            <text:p>Backplane</text:p>
          </table:table-cell>
          <table:table-cell office:value-type="string" calcext:value-type="string">
            <text:p>CONN-DIL3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X2</text:p>
          </table:table-cell>
          <table:table-cell table:style-name="Default" office:value-type="string" calcext:value-type="string">
            <text:p>CRYSTAL</text:p>
          </table:table-cell>
          <table:table-cell office:value-type="string" calcext:value-type="string">
            <text:p>https://www.mouser.sg/ProductDetail/520-HCU1209-SX</text:p>
          </table:table-cell>
          <table:table-cell office:value-type="string" calcext:value-type="string">
            <text:p>S$1.04</text:p>
          </table:table-cell>
          <table:table-cell office:value-type="string" calcext:value-type="string">
            <text:p>Quartz crysta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XTAL18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1</text:p>
          </table:table-cell>
          <table:table-cell table:style-name="Default" office:value-type="string" calcext:value-type="string">
            <text:p>PULLUP</text:p>
          </table:table-cell>
          <table:table-cell office:value-type="string" calcext:value-type="string">
            <text:p>https://www.mouser.sg/ProductDetail/660-MFS1-4DCT52R5601</text:p>
          </table:table-cell>
          <table:table-cell/>
          <table:table-cell office:value-type="string" calcext:value-type="string">
            <text:p>Digital Primitive Model Of A Pull-Up Resisto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2</text:p>
          </table:table-cell>
          <table:table-cell table:style-name="Default" office:value-type="string" calcext:value-type="string">
            <text:p>PULLUP</text:p>
          </table:table-cell>
          <table:table-cell office:value-type="string" calcext:value-type="string">
            <text:p>https://www.mouser.sg/ProductDetail/660-MFS1-4DCT52R5601</text:p>
          </table:table-cell>
          <table:table-cell/>
          <table:table-cell office:value-type="string" calcext:value-type="string">
            <text:p>Digital Primitive Model Of A Pull-Up Resisto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3</text:p>
          </table:table-cell>
          <table:table-cell table:style-name="Default" office:value-type="string" calcext:value-type="string">
            <text:p>PULLUP</text:p>
          </table:table-cell>
          <table:table-cell office:value-type="string" calcext:value-type="string">
            <text:p>https://www.mouser.sg/ProductDetail/660-MFS1-4DCT52R5601</text:p>
          </table:table-cell>
          <table:table-cell/>
          <table:table-cell office:value-type="string" calcext:value-type="string">
            <text:p>Digital Primitive Model Of A Pull-Up Resisto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4</text:p>
          </table:table-cell>
          <table:table-cell table:style-name="Default" office:value-type="string" calcext:value-type="string">
            <text:p>PULLUP</text:p>
          </table:table-cell>
          <table:table-cell office:value-type="string" calcext:value-type="string">
            <text:p>https://www.mouser.sg/ProductDetail/660-MFS1-4DCT52R5601</text:p>
          </table:table-cell>
          <table:table-cell/>
          <table:table-cell office:value-type="string" calcext:value-type="string">
            <text:p>Digital Primitive Model Of A Pull-Up Resisto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5</text:p>
          </table:table-cell>
          <table:table-cell table:style-name="Default" office:value-type="string" calcext:value-type="string">
            <text:p>PULLUP</text:p>
          </table:table-cell>
          <table:table-cell office:value-type="string" calcext:value-type="string">
            <text:p>https://www.mouser.sg/ProductDetail/660-MFS1-4DCT52R5601</text:p>
          </table:table-cell>
          <table:table-cell/>
          <table:table-cell office:value-type="string" calcext:value-type="string">
            <text:p>Digital Primitive Model Of A Pull-Up Resisto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6</text:p>
          </table:table-cell>
          <table:table-cell table:style-name="Default" office:value-type="string" calcext:value-type="string">
            <text:p>PULLUP</text:p>
          </table:table-cell>
          <table:table-cell office:value-type="string" calcext:value-type="string">
            <text:p>https://www.mouser.sg/ProductDetail/660-MFS1-4DCT52R5601</text:p>
          </table:table-cell>
          <table:table-cell/>
          <table:table-cell office:value-type="string" calcext:value-type="string">
            <text:p>Digital Primitive Model Of A Pull-Up Resisto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7</text:p>
          </table:table-cell>
          <table:table-cell table:style-name="Default" office:value-type="string" calcext:value-type="string">
            <text:p>PULLUP</text:p>
          </table:table-cell>
          <table:table-cell office:value-type="string" calcext:value-type="string">
            <text:p>https://www.mouser.sg/ProductDetail/660-MFS1-4DCT52R5601</text:p>
          </table:table-cell>
          <table:table-cell/>
          <table:table-cell office:value-type="string" calcext:value-type="string">
            <text:p>Digital Primitive Model Of A Pull-Up Resisto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8</text:p>
          </table:table-cell>
          <table:table-cell table:style-name="Default" office:value-type="string" calcext:value-type="string">
            <text:p>PULLUP</text:p>
          </table:table-cell>
          <table:table-cell office:value-type="string" calcext:value-type="string">
            <text:p>https://www.mouser.sg/ProductDetail/660-MFS1-4DCT52R5601</text:p>
          </table:table-cell>
          <table:table-cell/>
          <table:table-cell office:value-type="string" calcext:value-type="string">
            <text:p>Digital Primitive Model Of A Pull-Up Resisto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9</text:p>
          </table:table-cell>
          <table:table-cell table:style-name="Default" office:value-type="string" calcext:value-type="string">
            <text:p>PULLUP</text:p>
          </table:table-cell>
          <table:table-cell office:value-type="string" calcext:value-type="string">
            <text:p>https://www.mouser.sg/ProductDetail/660-MFS1-4DCT52R5601</text:p>
          </table:table-cell>
          <table:table-cell/>
          <table:table-cell office:value-type="string" calcext:value-type="string">
            <text:p>Digital Primitive Model Of A Pull-Up Resisto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10</text:p>
          </table:table-cell>
          <table:table-cell table:style-name="Default" office:value-type="string" calcext:value-type="string">
            <text:p>PULLUP</text:p>
          </table:table-cell>
          <table:table-cell office:value-type="string" calcext:value-type="string">
            <text:p>https://www.mouser.sg/ProductDetail/660-MFS1-4DCT52R5601</text:p>
          </table:table-cell>
          <table:table-cell/>
          <table:table-cell office:value-type="string" calcext:value-type="string">
            <text:p>Digital Primitive Model Of A Pull-Up Resisto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11</text:p>
          </table:table-cell>
          <table:table-cell table:style-name="Default" office:value-type="string" calcext:value-type="string">
            <text:p>PULLUP</text:p>
          </table:table-cell>
          <table:table-cell office:value-type="string" calcext:value-type="string">
            <text:p>https://www.mouser.sg/ProductDetail/660-MFS1-4DCT52R5601</text:p>
          </table:table-cell>
          <table:table-cell/>
          <table:table-cell office:value-type="string" calcext:value-type="string">
            <text:p>Digital Primitive Model Of A Pull-Up Resisto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12</text:p>
          </table:table-cell>
          <table:table-cell table:style-name="Default" office:value-type="string" calcext:value-type="string">
            <text:p>PULLUP</text:p>
          </table:table-cell>
          <table:table-cell office:value-type="string" calcext:value-type="string">
            <text:p>https://www.mouser.sg/ProductDetail/660-MFS1-4DCT52R5601</text:p>
          </table:table-cell>
          <table:table-cell/>
          <table:table-cell office:value-type="string" calcext:value-type="string">
            <text:p>Digital Primitive Model Of A Pull-Up Resisto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13</text:p>
          </table:table-cell>
          <table:table-cell table:style-name="Default" office:value-type="string" calcext:value-type="string">
            <text:p>PULLUP</text:p>
          </table:table-cell>
          <table:table-cell office:value-type="string" calcext:value-type="string">
            <text:p>https://www.mouser.sg/ProductDetail/660-MFS1-4DCT52R5601</text:p>
          </table:table-cell>
          <table:table-cell/>
          <table:table-cell office:value-type="string" calcext:value-type="string">
            <text:p>Digital Primitive Model Of A Pull-Up Resisto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14</text:p>
          </table:table-cell>
          <table:table-cell table:style-name="Default" office:value-type="string" calcext:value-type="string">
            <text:p>PULLUP</text:p>
          </table:table-cell>
          <table:table-cell office:value-type="string" calcext:value-type="string">
            <text:p>https://www.mouser.sg/ProductDetail/660-MFS1-4DCT52R5601</text:p>
          </table:table-cell>
          <table:table-cell/>
          <table:table-cell office:value-type="string" calcext:value-type="string">
            <text:p>Digital Primitive Model Of A Pull-Up Resisto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15</text:p>
          </table:table-cell>
          <table:table-cell table:style-name="Default" office:value-type="string" calcext:value-type="string">
            <text:p>PULLUP</text:p>
          </table:table-cell>
          <table:table-cell office:value-type="string" calcext:value-type="string">
            <text:p>https://www.mouser.sg/ProductDetail/660-MFS1-4DCT52R5601</text:p>
          </table:table-cell>
          <table:table-cell/>
          <table:table-cell office:value-type="string" calcext:value-type="string">
            <text:p>Digital Primitive Model Of A Pull-Up Resisto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16</text:p>
          </table:table-cell>
          <table:table-cell table:style-name="Default" office:value-type="string" calcext:value-type="string">
            <text:p>PULLUP</text:p>
          </table:table-cell>
          <table:table-cell office:value-type="string" calcext:value-type="string">
            <text:p>https://www.mouser.sg/ProductDetail/660-MFS1-4DCT52R5601</text:p>
          </table:table-cell>
          <table:table-cell/>
          <table:table-cell office:value-type="string" calcext:value-type="string">
            <text:p>Digital Primitive Model Of A Pull-Up Resisto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17</text:p>
          </table:table-cell>
          <table:table-cell table:style-name="Default" office:value-type="string" calcext:value-type="string">
            <text:p>PULLUP</text:p>
          </table:table-cell>
          <table:table-cell office:value-type="string" calcext:value-type="string">
            <text:p>https://www.mouser.sg/ProductDetail/660-MFS1-4DCT52R5601</text:p>
          </table:table-cell>
          <table:table-cell/>
          <table:table-cell office:value-type="string" calcext:value-type="string">
            <text:p>Digital Primitive Model Of A Pull-Up Resisto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18</text:p>
          </table:table-cell>
          <table:table-cell table:style-name="Default" office:value-type="string" calcext:value-type="string">
            <text:p>PULLUP</text:p>
          </table:table-cell>
          <table:table-cell office:value-type="string" calcext:value-type="string">
            <text:p>https://www.mouser.sg/ProductDetail/660-MFS1-4DCT52R5601</text:p>
          </table:table-cell>
          <table:table-cell/>
          <table:table-cell office:value-type="string" calcext:value-type="string">
            <text:p>Digital Primitive Model Of A Pull-Up Resisto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19</text:p>
          </table:table-cell>
          <table:table-cell table:style-name="Default" office:value-type="string" calcext:value-type="string">
            <text:p>PULLUP</text:p>
          </table:table-cell>
          <table:table-cell office:value-type="string" calcext:value-type="string">
            <text:p>https://www.mouser.sg/ProductDetail/660-MFS1-4DCT52R5601</text:p>
          </table:table-cell>
          <table:table-cell/>
          <table:table-cell office:value-type="string" calcext:value-type="string">
            <text:p>Digital Primitive Model Of A Pull-Up Resisto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20</text:p>
          </table:table-cell>
          <table:table-cell table:style-name="Default" office:value-type="string" calcext:value-type="string">
            <text:p>PULLUP</text:p>
          </table:table-cell>
          <table:table-cell office:value-type="string" calcext:value-type="string">
            <text:p>https://www.mouser.sg/ProductDetail/660-MFS1-4DCT52R5601</text:p>
          </table:table-cell>
          <table:table-cell/>
          <table:table-cell office:value-type="string" calcext:value-type="string">
            <text:p>Digital Primitive Model Of A Pull-Up Resisto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71</text:p>
          </table:table-cell>
          <table:table-cell table:style-name="Default" office:value-type="string" calcext:value-type="string">
            <text:p>6264FAST</text:p>
          </table:table-cell>
          <table:table-cell office:value-type="string" calcext:value-type="string">
            <text:p>https://www.mouser.sg/ProductDetail/Alliance-Memory/AS6C6264-55PCN?qs=sGAEpiMZZMt9mBA6nIyysDfDw0vDQxSwL3Jgh6owPVw%3D</text:p>
          </table:table-cell>
          <table:table-cell/>
          <table:table-cell office:value-type="string" calcext:value-type="string">
            <text:p>64K (8Kx8) Static RAM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8</text:p>
          </table:table-cell>
          <table:table-cell office:value-type="string" calcext:value-type="string">
            <text:p>https://www.mouser.sg/ProductDetail/Mill-Max/110-13-628-41-801000?qs=%2Fha2pyFaduj2Vn9jTBaNkbbuPoiuMRTWeD8fU3A14YCfUCD0%252BtDLsfAVe9w3OSTn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36</text:p>
          </table:table-cell>
          <table:table-cell table:style-name="Default" office:value-type="string" calcext:value-type="string">
            <text:p>6264FAST</text:p>
          </table:table-cell>
          <table:table-cell office:value-type="string" calcext:value-type="string">
            <text:p>https://www.mouser.sg/ProductDetail/Alliance-Memory/AS6C6264-55PCN?qs=sGAEpiMZZMt9mBA6nIyysDfDw0vDQxSwL3Jgh6owPVw%3D</text:p>
          </table:table-cell>
          <table:table-cell office:value-type="string" calcext:value-type="string">
            <text:p>S$4.01</text:p>
          </table:table-cell>
          <table:table-cell office:value-type="string" calcext:value-type="string">
            <text:p>64K (8Kx8) Static RAM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8</text:p>
          </table:table-cell>
          <table:table-cell office:value-type="string" calcext:value-type="string">
            <text:p>https://www.mouser.sg/ProductDetail/Mill-Max/110-13-628-41-801000?qs=%2Fha2pyFaduj2Vn9jTBaNkbbuPoiuMRTWeD8fU3A14YCfUCD0%252BtDLsfAVe9w3OSTn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07</text:p>
          </table:table-cell>
          <table:table-cell table:style-name="Default" office:value-type="string" calcext:value-type="string">
            <text:p>6264FAST</text:p>
          </table:table-cell>
          <table:table-cell office:value-type="string" calcext:value-type="string">
            <text:p>https://www.mouser.sg/ProductDetail/Alliance-Memory/AS6C6264-55PCN?qs=sGAEpiMZZMt9mBA6nIyysDfDw0vDQxSwL3Jgh6owPVw%3D</text:p>
          </table:table-cell>
          <table:table-cell office:value-type="string" calcext:value-type="string">
            <text:p>S$4.01</text:p>
          </table:table-cell>
          <table:table-cell office:value-type="string" calcext:value-type="string">
            <text:p>64K (8Kx8) Static RAM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8</text:p>
          </table:table-cell>
          <table:table-cell office:value-type="string" calcext:value-type="string">
            <text:p>https://www.mouser.sg/ProductDetail/Mill-Max/110-13-628-41-801000?qs=%2Fha2pyFaduj2Vn9jTBaNkbbuPoiuMRTWeD8fU3A14YCfUCD0%252BtDLsfAVe9w3OSTn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15</text:p>
          </table:table-cell>
          <table:table-cell table:style-name="Default" office:value-type="string" calcext:value-type="string">
            <text:p>6264FAST</text:p>
          </table:table-cell>
          <table:table-cell office:value-type="string" calcext:value-type="string">
            <text:p>https://www.mouser.sg/ProductDetail/Alliance-Memory/AS6C6264-55PCN?qs=sGAEpiMZZMt9mBA6nIyysDfDw0vDQxSwL3Jgh6owPVw%3D</text:p>
          </table:table-cell>
          <table:table-cell office:value-type="string" calcext:value-type="string">
            <text:p>S$4.01</text:p>
          </table:table-cell>
          <table:table-cell office:value-type="string" calcext:value-type="string">
            <text:p>64K (8Kx8) Static RAM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8</text:p>
          </table:table-cell>
          <table:table-cell office:value-type="string" calcext:value-type="string">
            <text:p>https://www.mouser.sg/ProductDetail/Mill-Max/110-13-628-41-801000?qs=%2Fha2pyFaduj2Vn9jTBaNkbbuPoiuMRTWeD8fU3A14YCfUCD0%252BtDLsfAVe9w3OSTn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24</text:p>
          </table:table-cell>
          <table:table-cell table:style-name="Default" office:value-type="string" calcext:value-type="string">
            <text:p>6264FAST</text:p>
          </table:table-cell>
          <table:table-cell office:value-type="string" calcext:value-type="string">
            <text:p>https://www.mouser.sg/ProductDetail/Alliance-Memory/AS6C6264-55PCN?qs=sGAEpiMZZMt9mBA6nIyysDfDw0vDQxSwL3Jgh6owPVw%3D</text:p>
          </table:table-cell>
          <table:table-cell office:value-type="string" calcext:value-type="string">
            <text:p>S$4.01</text:p>
          </table:table-cell>
          <table:table-cell office:value-type="string" calcext:value-type="string">
            <text:p>64K (8Kx8) Static RAM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8</text:p>
          </table:table-cell>
          <table:table-cell office:value-type="string" calcext:value-type="string">
            <text:p>https://www.mouser.sg/ProductDetail/Mill-Max/110-13-628-41-801000?qs=%2Fha2pyFaduj2Vn9jTBaNkbbuPoiuMRTWeD8fU3A14YCfUCD0%252BtDLsfAVe9w3OSTn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29</text:p>
          </table:table-cell>
          <table:table-cell table:style-name="Default" office:value-type="string" calcext:value-type="string">
            <text:p>6264FAST</text:p>
          </table:table-cell>
          <table:table-cell office:value-type="string" calcext:value-type="string">
            <text:p>https://www.mouser.sg/ProductDetail/Alliance-Memory/AS6C6264-55PCN?qs=sGAEpiMZZMt9mBA6nIyysDfDw0vDQxSwL3Jgh6owPVw%3D</text:p>
          </table:table-cell>
          <table:table-cell/>
          <table:table-cell office:value-type="string" calcext:value-type="string">
            <text:p>64K (8Kx8) Static RAM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8</text:p>
          </table:table-cell>
          <table:table-cell office:value-type="string" calcext:value-type="string">
            <text:p>https://www.mouser.sg/ProductDetail/Mill-Max/110-13-628-41-801000?qs=%2Fha2pyFaduj2Vn9jTBaNkbbuPoiuMRTWeD8fU3A14YCfUCD0%252BtDLsfAVe9w3OSTn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258</text:p>
          </table:table-cell>
          <table:table-cell table:style-name="Default" office:value-type="string" calcext:value-type="string">
            <text:p>6264FAST</text:p>
          </table:table-cell>
          <table:table-cell office:value-type="string" calcext:value-type="string">
            <text:p>https://www.mouser.sg/ProductDetail/Alliance-Memory/AS6C6264-55PCN?qs=sGAEpiMZZMt9mBA6nIyysDfDw0vDQxSwL3Jgh6owPVw%3D</text:p>
          </table:table-cell>
          <table:table-cell office:value-type="string" calcext:value-type="string">
            <text:p>S$4.01</text:p>
          </table:table-cell>
          <table:table-cell office:value-type="string" calcext:value-type="string">
            <text:p>64K (8Kx8) Static RAM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28</text:p>
          </table:table-cell>
          <table:table-cell office:value-type="string" calcext:value-type="string">
            <text:p>https://www.mouser.sg/ProductDetail/Mill-Max/110-13-628-41-801000?qs=%2Fha2pyFaduj2Vn9jTBaNkbbuPoiuMRTWeD8fU3A14YCfUCD0%252BtDLsfAVe9w3OSTn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4P7R</text:p>
          </table:table-cell>
          <table:table-cell table:style-name="Default" office:value-type="string" calcext:value-type="string">
            <text:p>6264FAST</text:p>
          </table:table-cell>
          <table:table-cell office:value-type="string" calcext:value-type="string">
            <text:p>https://www.mouser.sg/ProductDetail/Alliance-Memory/AS6C6264-55PCN?qs=sGAEpiMZZMt9mBA6nIyysDfDw0vDQxSwL3Jgh6owPVw%3D</text:p>
          </table:table-cell>
          <table:table-cell office:value-type="string" calcext:value-type="string">
            <text:p>S$4.01</text:p>
          </table:table-cell>
          <table:table-cell office:value-type="string" calcext:value-type="string">
            <text:p>64K (8Kx8) Static RAM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28</text:p>
          </table:table-cell>
          <table:table-cell office:value-type="string" calcext:value-type="string">
            <text:p>https://www.mouser.sg/ProductDetail/Mill-Max/110-13-628-41-801000?qs=%2Fha2pyFaduj2Vn9jTBaNkbbuPoiuMRTWeD8fU3A14YCfUCD0%252BtDLsfAVe9w3OSTn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7JR</text:p>
          </table:table-cell>
          <table:table-cell table:style-name="Default" office:value-type="string" calcext:value-type="string">
            <text:p>6264FAST</text:p>
          </table:table-cell>
          <table:table-cell office:value-type="string" calcext:value-type="string">
            <text:p>https://www.mouser.sg/ProductDetail/Alliance-Memory/AS6C6264-55PCN?qs=sGAEpiMZZMt9mBA6nIyysDfDw0vDQxSwL3Jgh6owPVw%3D</text:p>
          </table:table-cell>
          <table:table-cell office:value-type="string" calcext:value-type="string">
            <text:p>S$4.01</text:p>
          </table:table-cell>
          <table:table-cell office:value-type="string" calcext:value-type="string">
            <text:p>64K (8Kx8) Static RAM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28</text:p>
          </table:table-cell>
          <table:table-cell office:value-type="string" calcext:value-type="string">
            <text:p>https://www.mouser.sg/ProductDetail/Mill-Max/110-13-628-41-801000?qs=%2Fha2pyFaduj2Vn9jTBaNkbbuPoiuMRTWeD8fU3A14YCfUCD0%252BtDLsfAVe9w3OSTn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7LR</text:p>
          </table:table-cell>
          <table:table-cell table:style-name="Default" office:value-type="string" calcext:value-type="string">
            <text:p>6264FAST</text:p>
          </table:table-cell>
          <table:table-cell office:value-type="string" calcext:value-type="string">
            <text:p>https://www.mouser.sg/ProductDetail/Alliance-Memory/AS6C6264-55PCN?qs=sGAEpiMZZMt9mBA6nIyysDfDw0vDQxSwL3Jgh6owPVw%3D</text:p>
          </table:table-cell>
          <table:table-cell office:value-type="string" calcext:value-type="string">
            <text:p>S$4.01</text:p>
          </table:table-cell>
          <table:table-cell office:value-type="string" calcext:value-type="string">
            <text:p>64K (8Kx8) Static RAM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28</text:p>
          </table:table-cell>
          <table:table-cell office:value-type="string" calcext:value-type="string">
            <text:p>https://www.mouser.sg/ProductDetail/Mill-Max/110-13-628-41-801000?qs=%2Fha2pyFaduj2Vn9jTBaNkbbuPoiuMRTWeD8fU3A14YCfUCD0%252BtDLsfAVe9w3OSTn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7MR</text:p>
          </table:table-cell>
          <table:table-cell table:style-name="Default" office:value-type="string" calcext:value-type="string">
            <text:p>6264FAST</text:p>
          </table:table-cell>
          <table:table-cell office:value-type="string" calcext:value-type="string">
            <text:p>https://www.mouser.sg/ProductDetail/Alliance-Memory/AS6C6264-55PCN?qs=sGAEpiMZZMt9mBA6nIyysDfDw0vDQxSwL3Jgh6owPVw%3D</text:p>
          </table:table-cell>
          <table:table-cell office:value-type="string" calcext:value-type="string">
            <text:p>S$4.01</text:p>
          </table:table-cell>
          <table:table-cell office:value-type="string" calcext:value-type="string">
            <text:p>64K (8Kx8) Static RAM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28</text:p>
          </table:table-cell>
          <table:table-cell office:value-type="string" calcext:value-type="string">
            <text:p>https://www.mouser.sg/ProductDetail/Mill-Max/110-13-628-41-801000?qs=%2Fha2pyFaduj2Vn9jTBaNkbbuPoiuMRTWeD8fU3A14YCfUCD0%252BtDLsfAVe9w3OSTn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7MR2</text:p>
          </table:table-cell>
          <table:table-cell table:style-name="Default" office:value-type="string" calcext:value-type="string">
            <text:p>6264FAST</text:p>
          </table:table-cell>
          <table:table-cell office:value-type="string" calcext:value-type="string">
            <text:p>https://www.mouser.sg/ProductDetail/Alliance-Memory/AS6C6264-55PCN?qs=sGAEpiMZZMt9mBA6nIyysDfDw0vDQxSwL3Jgh6owPVw%3D</text:p>
          </table:table-cell>
          <table:table-cell office:value-type="string" calcext:value-type="string">
            <text:p>S$4.01</text:p>
          </table:table-cell>
          <table:table-cell office:value-type="string" calcext:value-type="string">
            <text:p>64K (8Kx8) Static RAM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28</text:p>
          </table:table-cell>
          <table:table-cell office:value-type="string" calcext:value-type="string">
            <text:p>https://www.mouser.sg/ProductDetail/Mill-Max/110-13-628-41-801000?qs=%2Fha2pyFaduj2Vn9jTBaNkbbuPoiuMRTWeD8fU3A14YCfUCD0%252BtDLsfAVe9w3OSTn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8H6R</text:p>
          </table:table-cell>
          <table:table-cell table:style-name="Default" office:value-type="string" calcext:value-type="string">
            <text:p>6264FAST</text:p>
          </table:table-cell>
          <table:table-cell office:value-type="string" calcext:value-type="string">
            <text:p>https://www.mouser.sg/ProductDetail/Alliance-Memory/AS6C6264-55PCN?qs=sGAEpiMZZMt9mBA6nIyysDfDw0vDQxSwL3Jgh6owPVw%3D</text:p>
          </table:table-cell>
          <table:table-cell office:value-type="string" calcext:value-type="string">
            <text:p>S$4.01</text:p>
          </table:table-cell>
          <table:table-cell office:value-type="string" calcext:value-type="string">
            <text:p>64K (8Kx8) Static RAM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28</text:p>
          </table:table-cell>
          <table:table-cell office:value-type="string" calcext:value-type="string">
            <text:p>https://www.mouser.sg/ProductDetail/Mill-Max/110-13-628-41-801000?qs=%2Fha2pyFaduj2Vn9jTBaNkbbuPoiuMRTWeD8fU3A14YCfUCD0%252BtDLsfAVe9w3OSTn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8K6R</text:p>
          </table:table-cell>
          <table:table-cell table:style-name="Default" office:value-type="string" calcext:value-type="string">
            <text:p>6264FAST</text:p>
          </table:table-cell>
          <table:table-cell office:value-type="string" calcext:value-type="string">
            <text:p>https://www.mouser.sg/ProductDetail/Alliance-Memory/AS6C6264-55PCN?qs=sGAEpiMZZMt9mBA6nIyysDfDw0vDQxSwL3Jgh6owPVw%3D</text:p>
          </table:table-cell>
          <table:table-cell office:value-type="string" calcext:value-type="string">
            <text:p>S$4.01</text:p>
          </table:table-cell>
          <table:table-cell office:value-type="string" calcext:value-type="string">
            <text:p>64K (8Kx8) Static RAM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28</text:p>
          </table:table-cell>
          <table:table-cell office:value-type="string" calcext:value-type="string">
            <text:p>https://www.mouser.sg/ProductDetail/Mill-Max/110-13-628-41-801000?qs=%2Fha2pyFaduj2Vn9jTBaNkbbuPoiuMRTWeD8fU3A14YCfUCD0%252BtDLsfAVe9w3OSTn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8L7R</text:p>
          </table:table-cell>
          <table:table-cell table:style-name="Default" office:value-type="string" calcext:value-type="string">
            <text:p>6264FAST</text:p>
          </table:table-cell>
          <table:table-cell office:value-type="string" calcext:value-type="string">
            <text:p>https://www.mouser.sg/ProductDetail/Alliance-Memory/AS6C6264-55PCN?qs=sGAEpiMZZMt9mBA6nIyysDfDw0vDQxSwL3Jgh6owPVw%3D</text:p>
          </table:table-cell>
          <table:table-cell office:value-type="string" calcext:value-type="string">
            <text:p>S$4.01</text:p>
          </table:table-cell>
          <table:table-cell office:value-type="string" calcext:value-type="string">
            <text:p>64K (8Kx8) Static RAM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28</text:p>
          </table:table-cell>
          <table:table-cell office:value-type="string" calcext:value-type="string">
            <text:p>https://www.mouser.sg/ProductDetail/Mill-Max/110-13-628-41-801000?qs=%2Fha2pyFaduj2Vn9jTBaNkbbuPoiuMRTWeD8fU3A14YCfUCD0%252BtDLsfAVe9w3OSTn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8N6R</text:p>
          </table:table-cell>
          <table:table-cell table:style-name="Default" office:value-type="string" calcext:value-type="string">
            <text:p>6264FAST</text:p>
          </table:table-cell>
          <table:table-cell office:value-type="string" calcext:value-type="string">
            <text:p>https://www.mouser.sg/ProductDetail/Alliance-Memory/AS6C6264-55PCN?qs=sGAEpiMZZMt9mBA6nIyysDfDw0vDQxSwL3Jgh6owPVw%3D</text:p>
          </table:table-cell>
          <table:table-cell office:value-type="string" calcext:value-type="string">
            <text:p>S$4.01</text:p>
          </table:table-cell>
          <table:table-cell office:value-type="string" calcext:value-type="string">
            <text:p>64K (8Kx8) Static RAM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28</text:p>
          </table:table-cell>
          <table:table-cell office:value-type="string" calcext:value-type="string">
            <text:p>https://www.mouser.sg/ProductDetail/Mill-Max/110-13-628-41-801000?qs=%2Fha2pyFaduj2Vn9jTBaNkbbuPoiuMRTWeD8fU3A14YCfUCD0%252BtDLsfAVe9w3OSTn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8N7R</text:p>
          </table:table-cell>
          <table:table-cell table:style-name="Default" office:value-type="string" calcext:value-type="string">
            <text:p>6264FAST</text:p>
          </table:table-cell>
          <table:table-cell office:value-type="string" calcext:value-type="string">
            <text:p>https://www.mouser.sg/ProductDetail/Alliance-Memory/AS6C6264-55PCN?qs=sGAEpiMZZMt9mBA6nIyysDfDw0vDQxSwL3Jgh6owPVw%3D</text:p>
          </table:table-cell>
          <table:table-cell office:value-type="string" calcext:value-type="string">
            <text:p>S$4.01</text:p>
          </table:table-cell>
          <table:table-cell office:value-type="string" calcext:value-type="string">
            <text:p>64K (8Kx8) Static RAM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28</text:p>
          </table:table-cell>
          <table:table-cell office:value-type="string" calcext:value-type="string">
            <text:p>https://www.mouser.sg/ProductDetail/Mill-Max/110-13-628-41-801000?qs=%2Fha2pyFaduj2Vn9jTBaNkbbuPoiuMRTWeD8fU3A14YCfUCD0%252BtDLsfAVe9w3OSTn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8R7R</text:p>
          </table:table-cell>
          <table:table-cell table:style-name="Default" office:value-type="string" calcext:value-type="string">
            <text:p>6264FAST</text:p>
          </table:table-cell>
          <table:table-cell office:value-type="string" calcext:value-type="string">
            <text:p>https://www.mouser.sg/ProductDetail/Alliance-Memory/AS6C6264-55PCN?qs=sGAEpiMZZMt9mBA6nIyysDfDw0vDQxSwL3Jgh6owPVw%3D</text:p>
          </table:table-cell>
          <table:table-cell office:value-type="string" calcext:value-type="string">
            <text:p>S$4.01</text:p>
          </table:table-cell>
          <table:table-cell office:value-type="string" calcext:value-type="string">
            <text:p>64K (8Kx8) Static RAM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28</text:p>
          </table:table-cell>
          <table:table-cell office:value-type="string" calcext:value-type="string">
            <text:p>https://www.mouser.sg/ProductDetail/Mill-Max/110-13-628-41-801000?qs=%2Fha2pyFaduj2Vn9jTBaNkbbuPoiuMRTWeD8fU3A14YCfUCD0%252BtDLsfAVe9w3OSTn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8S7R</text:p>
          </table:table-cell>
          <table:table-cell table:style-name="Default" office:value-type="string" calcext:value-type="string">
            <text:p>6264FAST</text:p>
          </table:table-cell>
          <table:table-cell office:value-type="string" calcext:value-type="string">
            <text:p>https://www.mouser.sg/ProductDetail/Alliance-Memory/AS6C6264-55PCN?qs=sGAEpiMZZMt9mBA6nIyysDfDw0vDQxSwL3Jgh6owPVw%3D</text:p>
          </table:table-cell>
          <table:table-cell office:value-type="string" calcext:value-type="string">
            <text:p>S$4.01</text:p>
          </table:table-cell>
          <table:table-cell office:value-type="string" calcext:value-type="string">
            <text:p>64K (8Kx8) Static RAM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28</text:p>
          </table:table-cell>
          <table:table-cell office:value-type="string" calcext:value-type="string">
            <text:p>https://www.mouser.sg/ProductDetail/Mill-Max/110-13-628-41-801000?qs=%2Fha2pyFaduj2Vn9jTBaNkbbuPoiuMRTWeD8fU3A14YCfUCD0%252BtDLsfAVe9w3OSTn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L8E6R</text:p>
          </table:table-cell>
          <table:table-cell table:style-name="Default" office:value-type="string" calcext:value-type="string">
            <text:p>6264FAST</text:p>
          </table:table-cell>
          <table:table-cell office:value-type="string" calcext:value-type="string">
            <text:p>https://www.mouser.sg/ProductDetail/Alliance-Memory/AS6C6264-55PCN?qs=sGAEpiMZZMt9mBA6nIyysDfDw0vDQxSwL3Jgh6owPVw%3D</text:p>
          </table:table-cell>
          <table:table-cell office:value-type="string" calcext:value-type="string">
            <text:p>S$4.01</text:p>
          </table:table-cell>
          <table:table-cell office:value-type="string" calcext:value-type="string">
            <text:p>64K (8Kx8) Static RAM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28</text:p>
          </table:table-cell>
          <table:table-cell office:value-type="string" calcext:value-type="string">
            <text:p>https://www.mouser.sg/ProductDetail/Mill-Max/110-13-628-41-801000?qs=%2Fha2pyFaduj2Vn9jTBaNkbbuPoiuMRTWeD8fU3A14YCfUCD0%252BtDLsfAVe9w3OSTn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RV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ttps://www.mouser.sg/ProductDetail/Bourns/3005P-1-101?qs=%2Fha2pyFadugNvqHzgUEG%2Fv4gN98QRkBfjRsbXcFAihF0XyOI7GuhTQ%3D%3D</text:p>
          </table:table-cell>
          <table:table-cell/>
          <table:table-cell office:value-type="string" calcext:value-type="string">
            <text:p>POT 100 OHM 3/4 inch RECT WW SL MT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PRE-MT0.75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RV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ttps://www.mouser.sg/ProductDetail/Bourns/3005P-1-101?qs=%2Fha2pyFadugNvqHzgUEG%2Fv4gN98QRkBfjRsbXcFAihF0XyOI7GuhTQ%3D%3D</text:p>
          </table:table-cell>
          <table:table-cell/>
          <table:table-cell office:value-type="string" calcext:value-type="string">
            <text:p>POT 100 OHM 3/4 inch RECT WW SL MT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PRE-MT0.75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RV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ttps://www.mouser.sg/ProductDetail/Bourns/3005P-1-101?qs=%2Fha2pyFadugNvqHzgUEG%2Fv4gN98QRkBfjRsbXcFAihF0XyOI7GuhTQ%3D%3D</text:p>
          </table:table-cell>
          <table:table-cell/>
          <table:table-cell office:value-type="string" calcext:value-type="string">
            <text:p>POT 100 OHM 3/4 inch RECT WW SL MT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PRE-MT0.75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VIDCLK</text:p>
          </table:table-cell>
          <table:table-cell office:value-type="string" calcext:value-type="string">
            <text:p>555</text:p>
          </table:table-cell>
          <table:table-cell office:value-type="string" calcext:value-type="string">
            <text:p>https://www.mouser.sg/ProductDetail/CTS-Electronic-Components/MXO45HS-2C-12M0000?qs=sGAEpiMZZMt8zWNA7msRCvpTgpVI8f3UwUWPm0GFK9s%3D</text:p>
          </table:table-cell>
          <table:table-cell/>
          <table:table-cell office:value-type="string" calcext:value-type="string">
            <text:p>Timer/Oscillator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08</text:p>
          </table:table-cell>
          <table:table-cell office:value-type="string" calcext:value-type="string">
            <text:p>https://www.mouser.sg/ProductDetail/Mill-Max/110-93-308-41-001000?qs=WZeyYeqMOWe5ncqYpB7m3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EXPANSIONBUSP1</text:p>
          </table:table-cell>
          <table:table-cell table:style-name="Default" office:value-type="string" calcext:value-type="string">
            <text:p>MY_09021646921</text:p>
          </table:table-cell>
          <table:table-cell office:value-type="string" calcext:value-type="string">
            <text:p>https://www.mouser.sg/ProductDetail/HARTING/09021646921?qs=gIpPgrDBK%2FiWr6s0yE4P1A%3D%3D</text:p>
          </table:table-cell>
          <table:table-cell/>
          <table:table-cell office:value-type="string" calcext:value-type="string">
            <text:p>DIN 41612 Connectors 64P 2A MALE R/A SLDR</text:p>
          </table:table-cell>
          <table:table-cell office:value-type="string" calcext:value-type="string">
            <text:p>Video</text:p>
          </table:table-cell>
          <table:table-cell table:style-name="ce1" office:value-type="string" calcext:value-type="string">
            <text:p>09021646921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EXPANSIONBUSP2</text:p>
          </table:table-cell>
          <table:table-cell table:style-name="Default" office:value-type="string" calcext:value-type="string">
            <text:p>MY_09021646921</text:p>
          </table:table-cell>
          <table:table-cell office:value-type="string" calcext:value-type="string">
            <text:p>https://www.mouser.sg/ProductDetail/HARTING/09021646921?qs=gIpPgrDBK%2FiWr6s0yE4P1A%3D%3D</text:p>
          </table:table-cell>
          <table:table-cell/>
          <table:table-cell office:value-type="string" calcext:value-type="string">
            <text:p>DIN 41612 Connectors 64P 2A MALE R/A SLDR</text:p>
          </table:table-cell>
          <table:table-cell office:value-type="string" calcext:value-type="string">
            <text:p>Chars</text:p>
          </table:table-cell>
          <table:table-cell table:style-name="ce1" office:value-type="string" calcext:value-type="string">
            <text:p>09021646921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EXPANSIONBUSP3</text:p>
          </table:table-cell>
          <table:table-cell table:style-name="Default" office:value-type="string" calcext:value-type="string">
            <text:p>MY_09021646921</text:p>
          </table:table-cell>
          <table:table-cell office:value-type="string" calcext:value-type="string">
            <text:p>https://www.mouser.sg/ProductDetail/HARTING/09021646921?qs=gIpPgrDBK%2FiWr6s0yE4P1A%3D%3D</text:p>
          </table:table-cell>
          <table:table-cell/>
          <table:table-cell office:value-type="string" calcext:value-type="string">
            <text:p>DIN 41612 Connectors 64P 2A MALE R/A SLDR</text:p>
          </table:table-cell>
          <table:table-cell office:value-type="string" calcext:value-type="string">
            <text:p>Sprites</text:p>
          </table:table-cell>
          <table:table-cell table:style-name="ce1" office:value-type="string" calcext:value-type="string">
            <text:p>09021646921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EXPANSIONBUSP4</text:p>
          </table:table-cell>
          <table:table-cell table:style-name="Default" office:value-type="string" calcext:value-type="string">
            <text:p>MY_09021646921</text:p>
          </table:table-cell>
          <table:table-cell office:value-type="string" calcext:value-type="string">
            <text:p>https://www.mouser.sg/ProductDetail/HARTING/09021646921?qs=gIpPgrDBK%2FiWr6s0yE4P1A%3D%3D</text:p>
          </table:table-cell>
          <table:table-cell/>
          <table:table-cell office:value-type="string" calcext:value-type="string">
            <text:p>DIN 41612 Connectors 64P 2A MALE R/A SLDR</text:p>
          </table:table-cell>
          <table:table-cell office:value-type="string" calcext:value-type="string">
            <text:p>Tiles</text:p>
          </table:table-cell>
          <table:table-cell table:style-name="ce1" office:value-type="string" calcext:value-type="string">
            <text:p>09021646921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EXPANSIONBUSP5</text:p>
          </table:table-cell>
          <table:table-cell table:style-name="Default" office:value-type="string" calcext:value-type="string">
            <text:p>MY_09021646921</text:p>
          </table:table-cell>
          <table:table-cell office:value-type="string" calcext:value-type="string">
            <text:p>https://www.mouser.sg/ProductDetail/HARTING/09021646921?qs=gIpPgrDBK%2FiWr6s0yE4P1A%3D%3D</text:p>
          </table:table-cell>
          <table:table-cell/>
          <table:table-cell office:value-type="string" calcext:value-type="string">
            <text:p>DIN 41612 Connectors 64P 2A MALE R/A SLDR</text:p>
          </table:table-cell>
          <table:table-cell office:value-type="string" calcext:value-type="string">
            <text:p>Mode7</text:p>
          </table:table-cell>
          <table:table-cell table:style-name="ce1" office:value-type="string" calcext:value-type="string">
            <text:p>09021646921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EXPANSIONBUSP6</text:p>
          </table:table-cell>
          <table:table-cell table:style-name="Default" office:value-type="string" calcext:value-type="string">
            <text:p>MY_09021646921</text:p>
          </table:table-cell>
          <table:table-cell office:value-type="string" calcext:value-type="string">
            <text:p>https://www.mouser.sg/ProductDetail/HARTING/09021646921?qs=gIpPgrDBK%2FiWr6s0yE4P1A%3D%3D</text:p>
          </table:table-cell>
          <table:table-cell/>
          <table:table-cell office:value-type="string" calcext:value-type="string">
            <text:p>DIN 41612 Connectors 64P 2A MALE R/A SLDR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VIDEOP1</text:p>
          </table:table-cell>
          <table:table-cell table:style-name="Default" office:value-type="string" calcext:value-type="string">
            <text:p>MY_09021646921</text:p>
          </table:table-cell>
          <table:table-cell office:value-type="string" calcext:value-type="string">
            <text:p>https://www.mouser.sg/ProductDetail/HARTING/09021646921?qs=gIpPgrDBK%2FiWr6s0yE4P1A%3D%3D</text:p>
          </table:table-cell>
          <table:table-cell/>
          <table:table-cell office:value-type="string" calcext:value-type="string">
            <text:p>DIN 41612 Connectors 64P 2A MALE R/A SLDR</text:p>
          </table:table-cell>
          <table:table-cell office:value-type="string" calcext:value-type="string">
            <text:p>Video</text:p>
          </table:table-cell>
          <table:table-cell table:style-name="ce1" office:value-type="string" calcext:value-type="string">
            <text:p>09021646921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VIDEOP2</text:p>
          </table:table-cell>
          <table:table-cell table:style-name="Default" office:value-type="string" calcext:value-type="string">
            <text:p>MY_09021646921</text:p>
          </table:table-cell>
          <table:table-cell office:value-type="string" calcext:value-type="string">
            <text:p>https://www.mouser.sg/ProductDetail/HARTING/09021646921?qs=gIpPgrDBK%2FiWr6s0yE4P1A%3D%3D</text:p>
          </table:table-cell>
          <table:table-cell/>
          <table:table-cell office:value-type="string" calcext:value-type="string">
            <text:p>DIN 41612 Connectors 64P 2A MALE R/A SLDR</text:p>
          </table:table-cell>
          <table:table-cell office:value-type="string" calcext:value-type="string">
            <text:p>Chars</text:p>
          </table:table-cell>
          <table:table-cell table:style-name="ce1" office:value-type="string" calcext:value-type="string">
            <text:p>09021646921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VIDEOP3</text:p>
          </table:table-cell>
          <table:table-cell table:style-name="Default" office:value-type="string" calcext:value-type="string">
            <text:p>MY_09021646921</text:p>
          </table:table-cell>
          <table:table-cell office:value-type="string" calcext:value-type="string">
            <text:p>https://www.mouser.sg/ProductDetail/HARTING/09021646921?qs=gIpPgrDBK%2FiWr6s0yE4P1A%3D%3D</text:p>
          </table:table-cell>
          <table:table-cell/>
          <table:table-cell office:value-type="string" calcext:value-type="string">
            <text:p>DIN 41612 Connectors 64P 2A MALE R/A SLDR</text:p>
          </table:table-cell>
          <table:table-cell office:value-type="string" calcext:value-type="string">
            <text:p>Sprites</text:p>
          </table:table-cell>
          <table:table-cell table:style-name="ce1" office:value-type="string" calcext:value-type="string">
            <text:p>09021646921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VIDEOP4</text:p>
          </table:table-cell>
          <table:table-cell table:style-name="Default" office:value-type="string" calcext:value-type="string">
            <text:p>MY_09021646921</text:p>
          </table:table-cell>
          <table:table-cell office:value-type="string" calcext:value-type="string">
            <text:p>https://www.mouser.sg/ProductDetail/HARTING/09021646921?qs=gIpPgrDBK%2FiWr6s0yE4P1A%3D%3D</text:p>
          </table:table-cell>
          <table:table-cell/>
          <table:table-cell office:value-type="string" calcext:value-type="string">
            <text:p>DIN 41612 Connectors 64P 2A MALE R/A SLDR</text:p>
          </table:table-cell>
          <table:table-cell office:value-type="string" calcext:value-type="string">
            <text:p>Tiles</text:p>
          </table:table-cell>
          <table:table-cell table:style-name="ce1" office:value-type="string" calcext:value-type="string">
            <text:p>09021646921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VIDEOP5</text:p>
          </table:table-cell>
          <table:table-cell table:style-name="Default" office:value-type="string" calcext:value-type="string">
            <text:p>MY_09021646921</text:p>
          </table:table-cell>
          <table:table-cell office:value-type="string" calcext:value-type="string">
            <text:p>https://www.mouser.sg/ProductDetail/HARTING/09021646921?qs=gIpPgrDBK%2FiWr6s0yE4P1A%3D%3D</text:p>
          </table:table-cell>
          <table:table-cell/>
          <table:table-cell office:value-type="string" calcext:value-type="string">
            <text:p>DIN 41612 Connectors 64P 2A MALE R/A SLDR</text:p>
          </table:table-cell>
          <table:table-cell office:value-type="string" calcext:value-type="string">
            <text:p>Mode7</text:p>
          </table:table-cell>
          <table:table-cell table:style-name="ce1" office:value-type="string" calcext:value-type="string">
            <text:p>09021646921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VIDEOP6</text:p>
          </table:table-cell>
          <table:table-cell table:style-name="Default" office:value-type="string" calcext:value-type="string">
            <text:p>MY_09021646921</text:p>
          </table:table-cell>
          <table:table-cell office:value-type="string" calcext:value-type="string">
            <text:p>https://www.mouser.sg/ProductDetail/HARTING/09021646921?qs=gIpPgrDBK%2FiWr6s0yE4P1A%3D%3D</text:p>
          </table:table-cell>
          <table:table-cell/>
          <table:table-cell office:value-type="string" calcext:value-type="string">
            <text:p>DIN 41612 Connectors 64P 2A MALE R/A SLDR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77</text:p>
          </table:table-cell>
          <table:table-cell table:style-name="Default" office:value-type="string" calcext:value-type="string">
            <text:p>6116FAST</text:p>
          </table:table-cell>
          <table:table-cell office:value-type="string" calcext:value-type="string">
            <text:p>https://www.mouser.sg/ProductDetail/IDT/6116SA20TPGI?qs=sGAEpiMZZMt9mBA6nIyysK6VW3GrAnba45Kc6Apw0Go%3D</text:p>
          </table:table-cell>
          <table:table-cell office:value-type="string" calcext:value-type="string">
            <text:p>S$7.08</text:p>
          </table:table-cell>
          <table:table-cell office:value-type="string" calcext:value-type="string">
            <text:p>16K (2Kx8) Static RAM (Fast)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24NAR</text:p>
          </table:table-cell>
          <table:table-cell office:value-type="string" calcext:value-type="string">
            <text:p>https://www.mouser.sg/ProductDetail/Mill-Max/110-93-324-41-801000?qs=2mZjssE3HVXiFvwLlnaxRQ%3D%3D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78</text:p>
          </table:table-cell>
          <table:table-cell table:style-name="Default" office:value-type="string" calcext:value-type="string">
            <text:p>6116FAST</text:p>
          </table:table-cell>
          <table:table-cell office:value-type="string" calcext:value-type="string">
            <text:p>https://www.mouser.sg/ProductDetail/IDT/6116SA20TPGI?qs=sGAEpiMZZMt9mBA6nIyysK6VW3GrAnba45Kc6Apw0Go%3D</text:p>
          </table:table-cell>
          <table:table-cell office:value-type="string" calcext:value-type="string">
            <text:p>S$7.08</text:p>
          </table:table-cell>
          <table:table-cell office:value-type="string" calcext:value-type="string">
            <text:p>16K (2Kx8) Static RAM (Fast)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24NAR</text:p>
          </table:table-cell>
          <table:table-cell office:value-type="string" calcext:value-type="string">
            <text:p>https://www.mouser.sg/ProductDetail/Mill-Max/110-93-324-41-801000?qs=2mZjssE3HVXiFvwLlnaxRQ%3D%3D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79</text:p>
          </table:table-cell>
          <table:table-cell table:style-name="Default" office:value-type="string" calcext:value-type="string">
            <text:p>6116FAST</text:p>
          </table:table-cell>
          <table:table-cell office:value-type="string" calcext:value-type="string">
            <text:p>https://www.mouser.sg/ProductDetail/IDT/6116SA20TPGI?qs=sGAEpiMZZMt9mBA6nIyysK6VW3GrAnba45Kc6Apw0Go%3D</text:p>
          </table:table-cell>
          <table:table-cell office:value-type="string" calcext:value-type="string">
            <text:p>S$7.08</text:p>
          </table:table-cell>
          <table:table-cell office:value-type="string" calcext:value-type="string">
            <text:p>16K (2Kx8) Static RAM (Fast)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24NAR</text:p>
          </table:table-cell>
          <table:table-cell office:value-type="string" calcext:value-type="string">
            <text:p>https://www.mouser.sg/ProductDetail/Mill-Max/110-93-324-41-801000?qs=2mZjssE3HVXiFvwLlnaxRQ%3D%3D</text:p>
          </table:table-cell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CSYNC1</text:p>
          </table:table-cell>
          <table:table-cell table:style-name="Default" office:value-type="string" calcext:value-type="string">
            <text:p>161-0098-E</text:p>
          </table:table-cell>
          <table:table-cell office:value-type="string" calcext:value-type="string">
            <text:p>https://www.mouser.sg/ProductDetail/Kobiconn/161-0097-E?qs=XvXsANjzvCPrZr5AKzRXng%3D%3D</text:p>
          </table:table-cell>
          <table:table-cell/>
          <table:table-cell office:value-type="string" calcext:value-type="string">
            <text:p>RCA Phono Connectors PHONO PCB WHITE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1610098E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HSYNC1</text:p>
          </table:table-cell>
          <table:table-cell table:style-name="Default" office:value-type="string" calcext:value-type="string">
            <text:p>161-0098-E</text:p>
          </table:table-cell>
          <table:table-cell office:value-type="string" calcext:value-type="string">
            <text:p>https://www.mouser.sg/ProductDetail/Kobiconn/161-0097-E?qs=XvXsANjzvCPrZr5AKzRXng%3D%3D</text:p>
          </table:table-cell>
          <table:table-cell/>
          <table:table-cell office:value-type="string" calcext:value-type="string">
            <text:p>RCA Phono Connectors PHONO PCB WHITE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1610098E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JB1</text:p>
          </table:table-cell>
          <table:table-cell table:style-name="Default" office:value-type="string" calcext:value-type="string">
            <text:p>161-0098-E</text:p>
          </table:table-cell>
          <table:table-cell office:value-type="string" calcext:value-type="string">
            <text:p>https://www.mouser.sg/ProductDetail/Kobiconn/161-0097-E?qs=XvXsANjzvCPrZr5AKzRXng%3D%3D</text:p>
          </table:table-cell>
          <table:table-cell/>
          <table:table-cell office:value-type="string" calcext:value-type="string">
            <text:p>RCA Phono Connectors PHONO PCB WHITE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1610098E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JG1</text:p>
          </table:table-cell>
          <table:table-cell table:style-name="Default" office:value-type="string" calcext:value-type="string">
            <text:p>161-0098-E</text:p>
          </table:table-cell>
          <table:table-cell office:value-type="string" calcext:value-type="string">
            <text:p>https://www.mouser.sg/ProductDetail/Kobiconn/161-0097-E?qs=XvXsANjzvCPrZr5AKzRXng%3D%3D</text:p>
          </table:table-cell>
          <table:table-cell/>
          <table:table-cell office:value-type="string" calcext:value-type="string">
            <text:p>RCA Phono Connectors PHONO PCB WHITE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1610098E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JR1</text:p>
          </table:table-cell>
          <table:table-cell table:style-name="Default" office:value-type="string" calcext:value-type="string">
            <text:p>161-0098-E</text:p>
          </table:table-cell>
          <table:table-cell office:value-type="string" calcext:value-type="string">
            <text:p>https://www.mouser.sg/ProductDetail/Kobiconn/161-0097-E?qs=XvXsANjzvCPrZr5AKzRXng%3D%3D</text:p>
          </table:table-cell>
          <table:table-cell/>
          <table:table-cell office:value-type="string" calcext:value-type="string">
            <text:p>RCA Phono Connectors PHONO PCB WHITE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1610098E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TVSYNC1</text:p>
          </table:table-cell>
          <table:table-cell table:style-name="Default" office:value-type="string" calcext:value-type="string">
            <text:p>161-0098-E</text:p>
          </table:table-cell>
          <table:table-cell office:value-type="string" calcext:value-type="string">
            <text:p>https://www.mouser.sg/ProductDetail/Kobiconn/161-0097-E?qs=XvXsANjzvCPrZr5AKzRXng%3D%3D</text:p>
          </table:table-cell>
          <table:table-cell/>
          <table:table-cell office:value-type="string" calcext:value-type="string">
            <text:p>RCA Phono Connectors PHONO PCB WHITE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1610098E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VSYNC1</text:p>
          </table:table-cell>
          <table:table-cell table:style-name="Default" office:value-type="string" calcext:value-type="string">
            <text:p>161-0098-E</text:p>
          </table:table-cell>
          <table:table-cell office:value-type="string" calcext:value-type="string">
            <text:p>https://www.mouser.sg/ProductDetail/Kobiconn/161-0097-E?qs=XvXsANjzvCPrZr5AKzRXng%3D%3D</text:p>
          </table:table-cell>
          <table:table-cell/>
          <table:table-cell office:value-type="string" calcext:value-type="string">
            <text:p>RCA Phono Connectors PHONO PCB WHITE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1610098E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BANKSEL1</text:p>
          </table:table-cell>
          <table:table-cell table:style-name="Default" office:value-type="string" calcext:value-type="string">
            <text:p>CONN-SIL2</text:p>
          </table:table-cell>
          <table:table-cell office:value-type="string" calcext:value-type="string">
            <text:p>https://www.mouser.sg/ProductDetail/Mill-Max/380-10-102-10-003000?qs=MLItCLRbWsyWWsUs4lllqQ%3D%3D</text:p>
          </table:table-cell>
          <table:table-cell/>
          <table:table-cell office:value-type="string" calcext:value-type="string">
            <text:p>0.1in pitch SIL connector strip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CONN-SIL2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BANKSEL2</text:p>
          </table:table-cell>
          <table:table-cell table:style-name="Default" office:value-type="string" calcext:value-type="string">
            <text:p>CONN-SIL2</text:p>
          </table:table-cell>
          <table:table-cell office:value-type="string" calcext:value-type="string">
            <text:p>https://www.mouser.sg/ProductDetail/Mill-Max/380-10-102-10-003000?qs=MLItCLRbWsyWWsUs4lllqQ%3D%3D</text:p>
          </table:table-cell>
          <table:table-cell/>
          <table:table-cell office:value-type="string" calcext:value-type="string">
            <text:p>0.1in pitch SIL connector strip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CONN-SIL2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BANKSEL4</text:p>
          </table:table-cell>
          <table:table-cell table:style-name="Default" office:value-type="string" calcext:value-type="string">
            <text:p>CONN-SIL2</text:p>
          </table:table-cell>
          <table:table-cell office:value-type="string" calcext:value-type="string">
            <text:p>https://www.mouser.sg/ProductDetail/Mill-Max/380-10-102-10-003000?qs=MLItCLRbWsyWWsUs4lllqQ%3D%3D</text:p>
          </table:table-cell>
          <table:table-cell/>
          <table:table-cell office:value-type="string" calcext:value-type="string">
            <text:p>0.1in pitch SIL connector strip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CONN-SIL2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BANKSEL5</text:p>
          </table:table-cell>
          <table:table-cell table:style-name="Default" office:value-type="string" calcext:value-type="string">
            <text:p>CONN-SIL2</text:p>
          </table:table-cell>
          <table:table-cell office:value-type="string" calcext:value-type="string">
            <text:p>https://www.mouser.sg/ProductDetail/Mill-Max/380-10-102-10-003000?qs=MLItCLRbWsyWWsUs4lllqQ%3D%3D</text:p>
          </table:table-cell>
          <table:table-cell/>
          <table:table-cell office:value-type="string" calcext:value-type="string">
            <text:p>0.1in pitch SIL connector strip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CONN-SIL2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INRAMSEL1</text:p>
          </table:table-cell>
          <table:table-cell table:style-name="Default" office:value-type="string" calcext:value-type="string">
            <text:p>CONN-SIL8</text:p>
          </table:table-cell>
          <table:table-cell office:value-type="string" calcext:value-type="string">
            <text:p>https://www.mouser.sg/ProductDetail/Mill-Max/380-10-108-10-003000?qs=MLItCLRbWsxB5q2uC0js4g%3D%3D</text:p>
          </table:table-cell>
          <table:table-cell/>
          <table:table-cell office:value-type="string" calcext:value-type="string">
            <text:p>0.1in pitch SIL connector strip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CONN-SIL8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EXPANSIONBUSB1</text:p>
          </table:table-cell>
          <table:table-cell table:style-name="Default" office:value-type="string" calcext:value-type="string">
            <text:p>CONN-DIL8</text:p>
          </table:table-cell>
          <table:table-cell office:value-type="string" calcext:value-type="string">
            <text:p>https://www.mouser.sg/ProductDetail/Mill-Max/803-47-008-10-001000?qs=sGAEpiMZZMvlX3nhDDO4AEvDUxDP%2FxEU0g06CSv%2FFqg%3D</text:p>
          </table:table-cell>
          <table:table-cell office:value-type="string" calcext:value-type="string">
            <text:p>S$8.11</text:p>
          </table:table-cell>
          <table:table-cell office:value-type="string" calcext:value-type="string">
            <text:p>0.1in pitch DIL connector strip</text:p>
          </table:table-cell>
          <table:table-cell office:value-type="string" calcext:value-type="string">
            <text:p>Backplane</text:p>
          </table:table-cell>
          <table:table-cell office:value-type="string" calcext:value-type="string">
            <text:p>CONN-DIL8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VID1</text:p>
          </table:table-cell>
          <table:table-cell table:style-name="Default" office:value-type="string" calcext:value-type="string">
            <text:p>CONN-DIL8</text:p>
          </table:table-cell>
          <table:table-cell office:value-type="string" calcext:value-type="string">
            <text:p>https://www.mouser.sg/ProductDetail/Mill-Max/803-47-008-10-001000?qs=sGAEpiMZZMvlX3nhDDO4AEvDUxDP%2FxEU0g06CSv%2FFqg%3D</text:p>
          </table:table-cell>
          <table:table-cell office:value-type="string" calcext:value-type="string">
            <text:p>S$2.53</text:p>
          </table:table-cell>
          <table:table-cell office:value-type="string" calcext:value-type="string">
            <text:p>0.1in pitch DIL connector strip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CONN-DIL8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LAYER1</text:p>
          </table:table-cell>
          <table:table-cell table:style-name="Default" office:value-type="string" calcext:value-type="string">
            <text:p>TST-105-04-L-D-RA</text:p>
          </table:table-cell>
          <table:table-cell office:value-type="string" calcext:value-type="string">
            <text:p>https://www.mouser.sg/ProductDetail/Samtec/TST-105-04-L-D-RA?qs=rU5fayqh%252BE1Sh4tE8MmD1w%3D%3D</text:p>
          </table:table-cell>
          <table:table-cell/>
          <table:table-cell office:value-type="string" calcext:value-type="string">
            <text:p>Conn Shrouded Header HDR 10 POS 2.54mm Solder RA Thru-Hole Tube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HDRRA10W64P254_2X5_2032X889X927P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LAYER2</text:p>
          </table:table-cell>
          <table:table-cell table:style-name="Default" office:value-type="string" calcext:value-type="string">
            <text:p>TST-105-04-L-D-RA</text:p>
          </table:table-cell>
          <table:table-cell office:value-type="string" calcext:value-type="string">
            <text:p>https://www.mouser.sg/ProductDetail/Samtec/TST-105-04-L-D-RA?qs=rU5fayqh%252BE1Sh4tE8MmD1w%3D%3D</text:p>
          </table:table-cell>
          <table:table-cell/>
          <table:table-cell office:value-type="string" calcext:value-type="string">
            <text:p>Conn Shrouded Header HDR 10 POS 2.54mm Solder RA Thru-Hole Tube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HDRRA10W64P254_2X5_2032X889X927P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LAYER3</text:p>
          </table:table-cell>
          <table:table-cell table:style-name="Default" office:value-type="string" calcext:value-type="string">
            <text:p>TST-105-04-L-D-RA</text:p>
          </table:table-cell>
          <table:table-cell office:value-type="string" calcext:value-type="string">
            <text:p>https://www.mouser.sg/ProductDetail/Samtec/TST-105-04-L-D-RA?qs=rU5fayqh%252BE1Sh4tE8MmD1w%3D%3D</text:p>
          </table:table-cell>
          <table:table-cell/>
          <table:table-cell office:value-type="string" calcext:value-type="string">
            <text:p>Conn Shrouded Header HDR 10 POS 2.54mm Solder RA Thru-Hole Tube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HDRRA10W64P254_2X5_2032X889X927P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LAYER4</text:p>
          </table:table-cell>
          <table:table-cell table:style-name="Default" office:value-type="string" calcext:value-type="string">
            <text:p>TST-105-04-L-D-RA</text:p>
          </table:table-cell>
          <table:table-cell office:value-type="string" calcext:value-type="string">
            <text:p>https://www.mouser.sg/ProductDetail/Samtec/TST-105-04-L-D-RA?qs=rU5fayqh%252BE1Sh4tE8MmD1w%3D%3D</text:p>
          </table:table-cell>
          <table:table-cell/>
          <table:table-cell office:value-type="string" calcext:value-type="string">
            <text:p>Conn Shrouded Header HDR 10 POS 2.54mm Solder RA Thru-Hole Tube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HDRRA10W64P254_2X5_2032X889X927P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PIXEL1</text:p>
          </table:table-cell>
          <table:table-cell table:style-name="Default" office:value-type="string" calcext:value-type="string">
            <text:p>TST-105-04-L-D-RA</text:p>
          </table:table-cell>
          <table:table-cell office:value-type="string" calcext:value-type="string">
            <text:p>https://www.mouser.sg/ProductDetail/Samtec/TST-105-04-L-D-RA?qs=rU5fayqh%252BE1Sh4tE8MmD1w%3D%3D</text:p>
          </table:table-cell>
          <table:table-cell/>
          <table:table-cell office:value-type="string" calcext:value-type="string">
            <text:p>Conn Shrouded Header HDR 10 POS 2.54mm Solder RA Thru-Hole Tube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SHDRRA10W64P254_2X5_2032X889X927P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PIXEL2</text:p>
          </table:table-cell>
          <table:table-cell table:style-name="Default" office:value-type="string" calcext:value-type="string">
            <text:p>TST-105-04-L-D-RA</text:p>
          </table:table-cell>
          <table:table-cell office:value-type="string" calcext:value-type="string">
            <text:p>https://www.mouser.sg/ProductDetail/Samtec/TST-105-04-L-D-RA?qs=rU5fayqh%252BE1Sh4tE8MmD1w%3D%3D</text:p>
          </table:table-cell>
          <table:table-cell/>
          <table:table-cell office:value-type="string" calcext:value-type="string">
            <text:p>Conn Shrouded Header HDR 10 POS 2.54mm Solder RA Thru-Hole Tube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SHDRRA10W64P254_2X5_2032X889X927P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PIXEL3</text:p>
          </table:table-cell>
          <table:table-cell table:style-name="Default" office:value-type="string" calcext:value-type="string">
            <text:p>TST-105-04-L-D-RA</text:p>
          </table:table-cell>
          <table:table-cell office:value-type="string" calcext:value-type="string">
            <text:p>https://www.mouser.sg/ProductDetail/Samtec/TST-105-04-L-D-RA?qs=rU5fayqh%252BE1Sh4tE8MmD1w%3D%3D</text:p>
          </table:table-cell>
          <table:table-cell/>
          <table:table-cell office:value-type="string" calcext:value-type="string">
            <text:p>Conn Shrouded Header HDR 10 POS 2.54mm Solder RA Thru-Hole Tube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SHDRRA10W64P254_2X5_2032X889X927P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PIXEL4</text:p>
          </table:table-cell>
          <table:table-cell table:style-name="Default" office:value-type="string" calcext:value-type="string">
            <text:p>TST-105-04-L-D-RA</text:p>
          </table:table-cell>
          <table:table-cell office:value-type="string" calcext:value-type="string">
            <text:p>https://www.mouser.sg/ProductDetail/Samtec/TST-105-04-L-D-RA?qs=rU5fayqh%252BE1Sh4tE8MmD1w%3D%3D</text:p>
          </table:table-cell>
          <table:table-cell/>
          <table:table-cell office:value-type="string" calcext:value-type="string">
            <text:p>Conn Shrouded Header HDR 10 POS 2.54mm Solder RA Thru-Hole Tube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SHDRRA10W64P254_2X5_2032X889X927P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PIXEL5</text:p>
          </table:table-cell>
          <table:table-cell table:style-name="Default" office:value-type="string" calcext:value-type="string">
            <text:p>TST-105-04-L-D-RA</text:p>
          </table:table-cell>
          <table:table-cell office:value-type="string" calcext:value-type="string">
            <text:p>https://www.mouser.sg/ProductDetail/Samtec/TST-105-04-L-D-RA?qs=rU5fayqh%252BE1Sh4tE8MmD1w%3D%3D</text:p>
          </table:table-cell>
          <table:table-cell/>
          <table:table-cell office:value-type="string" calcext:value-type="string">
            <text:p>Conn Shrouded Header HDR 10 POS 2.54mm Solder RA Thru-Hole Tube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HDRRA10W64P254_2X5_2032X889X927P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VID2</text:p>
          </table:table-cell>
          <table:table-cell table:style-name="Default" office:value-type="string" calcext:value-type="string">
            <text:p>2311586-4</text:p>
          </table:table-cell>
          <table:table-cell office:value-type="string" calcext:value-type="string">
            <text:p>https://www.mouser.sg/ProductDetail/TE-Connectivity/2311586-4?qs=rrS6PyfT74fCtSRxG4pC6w%3D%3D</text:p>
          </table:table-cell>
          <table:table-cell/>
          <table:table-cell office:value-type="string" calcext:value-type="string">
            <text:p>D-Sub High Density Connectors AMPL REC, HD22 R/A 15P THREADED BLU</text:p>
          </table:table-cell>
          <table:table-cell office:value-type="string" calcext:value-type="string">
            <text:p>Video</text:p>
          </table:table-cell>
          <table:table-cell table:style-name="ce1" office:value-type="string" calcext:value-type="string">
            <text:p>2311586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9</text:p>
          </table:table-cell>
          <table:table-cell table:style-name="Default" office:value-type="string" calcext:value-type="string">
            <text:p>74LS00</text:p>
          </table:table-cell>
          <table:table-cell office:value-type="string" calcext:value-type="string">
            <text:p>https://www.mouser.sg/ProductDetail/Texas-Instruments/SN74LS00NE4?qs=sGAEpiMZZMtMa9lbYwD6ZGuuqVaqkGmOjzVWLw0jaeE%3D</text:p>
          </table:table-cell>
          <table:table-cell office:value-type="string" calcext:value-type="string">
            <text:p>S$0.95</text:p>
          </table:table-cell>
          <table:table-cell office:value-type="string" calcext:value-type="string">
            <text:p>Quadruple 2-Input Positive-NAND Gate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13</text:p>
          </table:table-cell>
          <table:table-cell table:style-name="Default" office:value-type="string" calcext:value-type="string">
            <text:p>74LS00</text:p>
          </table:table-cell>
          <table:table-cell office:value-type="string" calcext:value-type="string">
            <text:p>https://www.mouser.sg/ProductDetail/Texas-Instruments/SN74LS00NE4?qs=sGAEpiMZZMtMa9lbYwD6ZGuuqVaqkGmOjzVWLw0jaeE%3D</text:p>
          </table:table-cell>
          <table:table-cell office:value-type="string" calcext:value-type="string">
            <text:p>S$0.95</text:p>
          </table:table-cell>
          <table:table-cell office:value-type="string" calcext:value-type="string">
            <text:p>Quadruple 2-Input Positive-NAND Gate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42</text:p>
          </table:table-cell>
          <table:table-cell table:style-name="Default" office:value-type="string" calcext:value-type="string">
            <text:p>74LS00</text:p>
          </table:table-cell>
          <table:table-cell office:value-type="string" calcext:value-type="string">
            <text:p>https://www.mouser.sg/ProductDetail/Texas-Instruments/SN74LS00NE4?qs=sGAEpiMZZMtMa9lbYwD6ZGuuqVaqkGmOjzVWLw0jaeE%3D</text:p>
          </table:table-cell>
          <table:table-cell/>
          <table:table-cell office:value-type="string" calcext:value-type="string">
            <text:p>Quadruple 2-Input Positive-NAND Gat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44</text:p>
          </table:table-cell>
          <table:table-cell table:style-name="Default" office:value-type="string" calcext:value-type="string">
            <text:p>74LS00</text:p>
          </table:table-cell>
          <table:table-cell office:value-type="string" calcext:value-type="string">
            <text:p>https://www.mouser.sg/ProductDetail/Texas-Instruments/SN74LS00NE4?qs=sGAEpiMZZMtMa9lbYwD6ZGuuqVaqkGmOjzVWLw0jaeE%3D</text:p>
          </table:table-cell>
          <table:table-cell/>
          <table:table-cell office:value-type="string" calcext:value-type="string">
            <text:p>Quadruple 2-Input Positive-NAND Gate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90</text:p>
          </table:table-cell>
          <table:table-cell table:style-name="Default" office:value-type="string" calcext:value-type="string">
            <text:p>74LS00</text:p>
          </table:table-cell>
          <table:table-cell office:value-type="string" calcext:value-type="string">
            <text:p>https://www.mouser.sg/ProductDetail/Texas-Instruments/SN74LS00NE4?qs=sGAEpiMZZMtMa9lbYwD6ZGuuqVaqkGmOjzVWLw0jaeE%3D</text:p>
          </table:table-cell>
          <table:table-cell office:value-type="string" calcext:value-type="string">
            <text:p>S$0.95</text:p>
          </table:table-cell>
          <table:table-cell office:value-type="string" calcext:value-type="string">
            <text:p>Quadruple 2-Input Positive-NAND Gat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47</text:p>
          </table:table-cell>
          <table:table-cell table:style-name="Default" office:value-type="string" calcext:value-type="string">
            <text:p>74LS00</text:p>
          </table:table-cell>
          <table:table-cell office:value-type="string" calcext:value-type="string">
            <text:p>https://www.mouser.sg/ProductDetail/Texas-Instruments/SN74LS00NE4?qs=sGAEpiMZZMtMa9lbYwD6ZGuuqVaqkGmOjzVWLw0jaeE%3D</text:p>
          </table:table-cell>
          <table:table-cell office:value-type="string" calcext:value-type="string">
            <text:p>S$0.95</text:p>
          </table:table-cell>
          <table:table-cell office:value-type="string" calcext:value-type="string">
            <text:p>Quadruple 2-Input Positive-NAND Gate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54</text:p>
          </table:table-cell>
          <table:table-cell table:style-name="Default" office:value-type="string" calcext:value-type="string">
            <text:p>74LS00</text:p>
          </table:table-cell>
          <table:table-cell office:value-type="string" calcext:value-type="string">
            <text:p>https://www.mouser.sg/ProductDetail/Texas-Instruments/SN74LS00NE4?qs=sGAEpiMZZMtMa9lbYwD6ZGuuqVaqkGmOjzVWLw0jaeE%3D</text:p>
          </table:table-cell>
          <table:table-cell office:value-type="string" calcext:value-type="string">
            <text:p>S$0.95</text:p>
          </table:table-cell>
          <table:table-cell office:value-type="string" calcext:value-type="string">
            <text:p>Quadruple 2-Input Positive-NAND Gate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12</text:p>
          </table:table-cell>
          <table:table-cell table:style-name="Default" office:value-type="string" calcext:value-type="string">
            <text:p>74LS00</text:p>
          </table:table-cell>
          <table:table-cell office:value-type="string" calcext:value-type="string">
            <text:p>https://www.mouser.sg/ProductDetail/Texas-Instruments/SN74LS00NE4?qs=sGAEpiMZZMtMa9lbYwD6ZGuuqVaqkGmOjzVWLw0jaeE%3D</text:p>
          </table:table-cell>
          <table:table-cell office:value-type="string" calcext:value-type="string">
            <text:p>S$0.95</text:p>
          </table:table-cell>
          <table:table-cell office:value-type="string" calcext:value-type="string">
            <text:p>Quadruple 2-Input Positive-NAND Gate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3</text:p>
          </table:table-cell>
          <table:table-cell office:value-type="string" calcext:value-type="string">
            <text:p>7402</text:p>
          </table:table-cell>
          <table:table-cell office:value-type="string" calcext:value-type="string">
            <text:p>https://www.mouser.sg/ProductDetail/Texas-Instruments/SN74LS02NE4?qs=sGAEpiMZZMtMa9lbYwD6ZGuuqVaqkGmOw9uqInhsB60%3D</text:p>
          </table:table-cell>
          <table:table-cell/>
          <table:table-cell office:value-type="string" calcext:value-type="string">
            <text:p>Quadruple 2-Input Positive-NOR Gate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5</text:p>
          </table:table-cell>
          <table:table-cell office:value-type="string" calcext:value-type="string">
            <text:p>7402</text:p>
          </table:table-cell>
          <table:table-cell office:value-type="string" calcext:value-type="string">
            <text:p>https://www.mouser.sg/ProductDetail/Texas-Instruments/SN74LS02NE4?qs=sGAEpiMZZMtMa9lbYwD6ZGuuqVaqkGmOw9uqInhsB60%3D</text:p>
          </table:table-cell>
          <table:table-cell/>
          <table:table-cell office:value-type="string" calcext:value-type="string">
            <text:p>Quadruple 2-Input Positive-NOR Gate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73</text:p>
          </table:table-cell>
          <table:table-cell office:value-type="string" calcext:value-type="string">
            <text:p>7402</text:p>
          </table:table-cell>
          <table:table-cell office:value-type="string" calcext:value-type="string">
            <text:p>https://www.mouser.sg/ProductDetail/Texas-Instruments/SN74LS02NE4?qs=sGAEpiMZZMtMa9lbYwD6ZGuuqVaqkGmOw9uqInhsB60%3D</text:p>
          </table:table-cell>
          <table:table-cell office:value-type="string" calcext:value-type="string">
            <text:p>S$0.72</text:p>
          </table:table-cell>
          <table:table-cell office:value-type="string" calcext:value-type="string">
            <text:p>Quadruple 2-Input Positive-NOR Gate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7404</text:p>
          </table:table-cell>
          <table:table-cell office:value-type="string" calcext:value-type="string">
            <text:p>https://www.mouser.sg/ProductDetail/Texas-Instruments/SN74LS04NE4?qs=sGAEpiMZZMutVWjHE%2FYQw8FcJMyir0Lqzet%252BOgibJRs%3D</text:p>
          </table:table-cell>
          <table:table-cell/>
          <table:table-cell office:value-type="string" calcext:value-type="string">
            <text:p>Hex Invert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4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7404</text:p>
          </table:table-cell>
          <table:table-cell office:value-type="string" calcext:value-type="string">
            <text:p>https://www.mouser.sg/ProductDetail/Texas-Instruments/SN74LS04NE4?qs=sGAEpiMZZMutVWjHE%2FYQw8FcJMyir0Lqzet%252BOgibJRs%3D</text:p>
          </table:table-cell>
          <table:table-cell office:value-type="string" calcext:value-type="string">
            <text:p>S$0.72</text:p>
          </table:table-cell>
          <table:table-cell office:value-type="string" calcext:value-type="string">
            <text:p>Hex Invert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17</text:p>
          </table:table-cell>
          <table:table-cell office:value-type="string" calcext:value-type="string">
            <text:p>7404</text:p>
          </table:table-cell>
          <table:table-cell office:value-type="string" calcext:value-type="string">
            <text:p>https://www.mouser.sg/ProductDetail/Texas-Instruments/SN74LS04NE4?qs=sGAEpiMZZMutVWjHE%2FYQw8FcJMyir0Lqzet%252BOgibJRs%3D</text:p>
          </table:table-cell>
          <table:table-cell/>
          <table:table-cell office:value-type="string" calcext:value-type="string">
            <text:p>Hex Inverter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52</text:p>
          </table:table-cell>
          <table:table-cell office:value-type="string" calcext:value-type="string">
            <text:p>7404</text:p>
          </table:table-cell>
          <table:table-cell office:value-type="string" calcext:value-type="string">
            <text:p>https://www.mouser.sg/ProductDetail/Texas-Instruments/SN74LS04NE4?qs=sGAEpiMZZMutVWjHE%2FYQw8FcJMyir0Lqzet%252BOgibJRs%3D</text:p>
          </table:table-cell>
          <table:table-cell/>
          <table:table-cell office:value-type="string" calcext:value-type="string">
            <text:p>Hex Invert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93</text:p>
          </table:table-cell>
          <table:table-cell office:value-type="string" calcext:value-type="string">
            <text:p>7404</text:p>
          </table:table-cell>
          <table:table-cell office:value-type="string" calcext:value-type="string">
            <text:p>https://www.mouser.sg/ProductDetail/Texas-Instruments/SN74LS04NE4?qs=sGAEpiMZZMutVWjHE%2FYQw8FcJMyir0Lqzet%252BOgibJRs%3D</text:p>
          </table:table-cell>
          <table:table-cell office:value-type="string" calcext:value-type="string">
            <text:p>S$0.72</text:p>
          </table:table-cell>
          <table:table-cell office:value-type="string" calcext:value-type="string">
            <text:p>Hex Inverter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09</text:p>
          </table:table-cell>
          <table:table-cell office:value-type="string" calcext:value-type="string">
            <text:p>7404</text:p>
          </table:table-cell>
          <table:table-cell office:value-type="string" calcext:value-type="string">
            <text:p>https://www.mouser.sg/ProductDetail/Texas-Instruments/SN74LS04NE4?qs=sGAEpiMZZMutVWjHE%2FYQw8FcJMyir0Lqzet%252BOgibJRs%3D</text:p>
          </table:table-cell>
          <table:table-cell office:value-type="string" calcext:value-type="string">
            <text:p>S$0.72</text:p>
          </table:table-cell>
          <table:table-cell office:value-type="string" calcext:value-type="string">
            <text:p>Hex Inverter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14</text:p>
          </table:table-cell>
          <table:table-cell office:value-type="string" calcext:value-type="string">
            <text:p>7404</text:p>
          </table:table-cell>
          <table:table-cell office:value-type="string" calcext:value-type="string">
            <text:p>https://www.mouser.sg/ProductDetail/Texas-Instruments/SN74LS04NE4?qs=sGAEpiMZZMutVWjHE%2FYQw8FcJMyir0Lqzet%252BOgibJRs%3D</text:p>
          </table:table-cell>
          <table:table-cell office:value-type="string" calcext:value-type="string">
            <text:p>S$0.72</text:p>
          </table:table-cell>
          <table:table-cell office:value-type="string" calcext:value-type="string">
            <text:p>Hex Inverter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400</text:p>
          </table:table-cell>
          <table:table-cell office:value-type="string" calcext:value-type="string">
            <text:p>7404</text:p>
          </table:table-cell>
          <table:table-cell office:value-type="string" calcext:value-type="string">
            <text:p>https://www.mouser.sg/ProductDetail/Texas-Instruments/SN74LS04NE4?qs=sGAEpiMZZMutVWjHE%2FYQw8FcJMyir0Lqzet%252BOgibJRs%3D</text:p>
          </table:table-cell>
          <table:table-cell office:value-type="string" calcext:value-type="string">
            <text:p>S$0.72</text:p>
          </table:table-cell>
          <table:table-cell office:value-type="string" calcext:value-type="string">
            <text:p>Hex Inverter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2T</text:p>
          </table:table-cell>
          <table:table-cell office:value-type="string" calcext:value-type="string">
            <text:p>7404</text:p>
          </table:table-cell>
          <table:table-cell office:value-type="string" calcext:value-type="string">
            <text:p>https://www.mouser.sg/ProductDetail/Texas-Instruments/SN74LS04NE4?qs=sGAEpiMZZMutVWjHE%2FYQw8FcJMyir0Lqzet%252BOgibJRs%3D</text:p>
          </table:table-cell>
          <table:table-cell/>
          <table:table-cell office:value-type="string" calcext:value-type="string">
            <text:p>Hex Invert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4R</text:p>
          </table:table-cell>
          <table:table-cell office:value-type="string" calcext:value-type="string">
            <text:p>7404</text:p>
          </table:table-cell>
          <table:table-cell office:value-type="string" calcext:value-type="string">
            <text:p>https://www.mouser.sg/ProductDetail/Texas-Instruments/SN74LS04NE4?qs=sGAEpiMZZMutVWjHE%2FYQw8FcJMyir0Lqzet%252BOgibJRs%3D</text:p>
          </table:table-cell>
          <table:table-cell office:value-type="string" calcext:value-type="string">
            <text:p>S$0.72</text:p>
          </table:table-cell>
          <table:table-cell office:value-type="string" calcext:value-type="string">
            <text:p>Hex Invert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67</text:p>
          </table:table-cell>
          <table:table-cell office:value-type="string" calcext:value-type="string">
            <text:p>7408</text:p>
          </table:table-cell>
          <table:table-cell office:value-type="string" calcext:value-type="string">
            <text:p>https://www.mouser.sg/ProductDetail/Texas-Instruments/SN74LS08NE4?qs=sGAEpiMZZMtMa9lbYwD6ZGuuqVaqkGmOfW4A%252BAFGoNk%3D</text:p>
          </table:table-cell>
          <table:table-cell/>
          <table:table-cell office:value-type="string" calcext:value-type="string">
            <text:p>Quadruple 2-Input Positive-AND Gate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72</text:p>
          </table:table-cell>
          <table:table-cell office:value-type="string" calcext:value-type="string">
            <text:p>7408</text:p>
          </table:table-cell>
          <table:table-cell office:value-type="string" calcext:value-type="string">
            <text:p>https://www.mouser.sg/ProductDetail/Texas-Instruments/SN74LS08NE4?qs=sGAEpiMZZMtMa9lbYwD6ZGuuqVaqkGmOfW4A%252BAFGoNk%3D</text:p>
          </table:table-cell>
          <table:table-cell/>
          <table:table-cell office:value-type="string" calcext:value-type="string">
            <text:p>Quadruple 2-Input Positive-AND Gate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46</text:p>
          </table:table-cell>
          <table:table-cell office:value-type="string" calcext:value-type="string">
            <text:p>7408</text:p>
          </table:table-cell>
          <table:table-cell office:value-type="string" calcext:value-type="string">
            <text:p>https://www.mouser.sg/ProductDetail/Texas-Instruments/SN74LS08NE4?qs=sGAEpiMZZMtMa9lbYwD6ZGuuqVaqkGmOfW4A%252BAFGoNk%3D</text:p>
          </table:table-cell>
          <table:table-cell/>
          <table:table-cell office:value-type="string" calcext:value-type="string">
            <text:p>Quadruple 2-Input Positive-AND Gate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47</text:p>
          </table:table-cell>
          <table:table-cell office:value-type="string" calcext:value-type="string">
            <text:p>7408</text:p>
          </table:table-cell>
          <table:table-cell office:value-type="string" calcext:value-type="string">
            <text:p>https://www.mouser.sg/ProductDetail/Texas-Instruments/SN74LS08NE4?qs=sGAEpiMZZMtMa9lbYwD6ZGuuqVaqkGmOfW4A%252BAFGoNk%3D</text:p>
          </table:table-cell>
          <table:table-cell/>
          <table:table-cell office:value-type="string" calcext:value-type="string">
            <text:p>Quadruple 2-Input Positive-AND Gate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1T</text:p>
          </table:table-cell>
          <table:table-cell office:value-type="string" calcext:value-type="string">
            <text:p>7408</text:p>
          </table:table-cell>
          <table:table-cell office:value-type="string" calcext:value-type="string">
            <text:p>https://www.mouser.sg/ProductDetail/Texas-Instruments/SN74LS08NE4?qs=sGAEpiMZZMtMa9lbYwD6ZGuuqVaqkGmOfW4A%252BAFGoNk%3D</text:p>
          </table:table-cell>
          <table:table-cell office:value-type="string" calcext:value-type="string">
            <text:p>S$0.72</text:p>
          </table:table-cell>
          <table:table-cell office:value-type="string" calcext:value-type="string">
            <text:p>Quadruple 2-Input Positive-AND Gate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7408</text:p>
          </table:table-cell>
          <table:table-cell office:value-type="string" calcext:value-type="string">
            <text:p>https://www.mouser.sg/ProductDetail/Texas-Instruments/SN74LS08NE4?qs=sGAEpiMZZMtMa9lbYwD6ZGuuqVaqkGmOfW4A%252BAFGoNk%3D</text:p>
          </table:table-cell>
          <table:table-cell office:value-type="string" calcext:value-type="string">
            <text:p>S$0.72</text:p>
          </table:table-cell>
          <table:table-cell office:value-type="string" calcext:value-type="string">
            <text:p>Quadruple 2-Input Positive-AND Gate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7410</text:p>
          </table:table-cell>
          <table:table-cell office:value-type="string" calcext:value-type="string">
            <text:p>https://www.mouser.sg/ProductDetail/Texas-Instruments/SN74LS10N?qs=sGAEpiMZZMutXGli8Ay4kBELecaPbA6BixFJp4A71TE%3D</text:p>
          </table:table-cell>
          <table:table-cell office:value-type="string" calcext:value-type="string">
            <text:p>S$0.87</text:p>
          </table:table-cell>
          <table:table-cell office:value-type="string" calcext:value-type="string">
            <text:p>Triple 3-Input Positive-NAND Gat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285</text:p>
          </table:table-cell>
          <table:table-cell office:value-type="string" calcext:value-type="string">
            <text:p>7410</text:p>
          </table:table-cell>
          <table:table-cell office:value-type="string" calcext:value-type="string">
            <text:p>https://www.mouser.sg/ProductDetail/Texas-Instruments/SN74LS10N?qs=sGAEpiMZZMutXGli8Ay4kBELecaPbA6BixFJp4A71TE%3D</text:p>
          </table:table-cell>
          <table:table-cell office:value-type="string" calcext:value-type="string">
            <text:p>S$0.87</text:p>
          </table:table-cell>
          <table:table-cell office:value-type="string" calcext:value-type="string">
            <text:p>Triple 3-Input Positive-NAND Gate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4N</text:p>
          </table:table-cell>
          <table:table-cell office:value-type="string" calcext:value-type="string">
            <text:p>7410</text:p>
          </table:table-cell>
          <table:table-cell office:value-type="string" calcext:value-type="string">
            <text:p>https://www.mouser.sg/ProductDetail/Texas-Instruments/SN74LS10N?qs=sGAEpiMZZMutXGli8Ay4kBELecaPbA6BixFJp4A71TE%3D</text:p>
          </table:table-cell>
          <table:table-cell office:value-type="string" calcext:value-type="string">
            <text:p>S$0.87</text:p>
          </table:table-cell>
          <table:table-cell office:value-type="string" calcext:value-type="string">
            <text:p>Triple 3-Input Positive-NAND Gate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80</text:p>
          </table:table-cell>
          <table:table-cell office:value-type="string" calcext:value-type="string">
            <text:p>74126</text:p>
          </table:table-cell>
          <table:table-cell office:value-type="string" calcext:value-type="string">
            <text:p>https://www.mouser.sg/ProductDetail/Texas-Instruments/SN74LS126AN?qs=%2Fha2pyFadugdvCHOFYeUo9JntWnIZ2YoHaFSsm4H%2FRg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Bus Buffer Gate With Tristate Output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62</text:p>
          </table:table-cell>
          <table:table-cell table:style-name="Default" office:value-type="string" calcext:value-type="string">
            <text:p>74HC138</text:p>
          </table:table-cell>
          <table:table-cell office:value-type="string" calcext:value-type="string">
            <text:p>https://www.mouser.sg/ProductDetail/Texas-Instruments/SN74LS138NE4?qs=sGAEpiMZZMtxONTBFIcRfk9GpaUoLd0ck0Ao35GjMhY%3D</text:p>
          </table:table-cell>
          <table:table-cell office:value-type="string" calcext:value-type="string">
            <text:p>S$0.72</text:p>
          </table:table-cell>
          <table:table-cell office:value-type="string" calcext:value-type="string">
            <text:p>3-Line to 8-Line Decoders/Demultiplexer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70</text:p>
          </table:table-cell>
          <table:table-cell table:style-name="Default" office:value-type="string" calcext:value-type="string">
            <text:p>74HC138</text:p>
          </table:table-cell>
          <table:table-cell office:value-type="string" calcext:value-type="string">
            <text:p>https://www.mouser.sg/ProductDetail/Texas-Instruments/SN74LS138NE4?qs=sGAEpiMZZMtxONTBFIcRfk9GpaUoLd0ck0Ao35GjMhY%3D</text:p>
          </table:table-cell>
          <table:table-cell office:value-type="string" calcext:value-type="string">
            <text:p>S$0.72</text:p>
          </table:table-cell>
          <table:table-cell office:value-type="string" calcext:value-type="string">
            <text:p>3-Line to 8-Line Decoders/Demultiplexer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59</text:p>
          </table:table-cell>
          <table:table-cell table:style-name="Default" office:value-type="string" calcext:value-type="string">
            <text:p>74HC138</text:p>
          </table:table-cell>
          <table:table-cell office:value-type="string" calcext:value-type="string">
            <text:p>https://www.mouser.sg/ProductDetail/Texas-Instruments/SN74LS138NE4?qs=sGAEpiMZZMtxONTBFIcRfk9GpaUoLd0ck0Ao35GjMhY%3D</text:p>
          </table:table-cell>
          <table:table-cell office:value-type="string" calcext:value-type="string">
            <text:p>S$0.72</text:p>
          </table:table-cell>
          <table:table-cell office:value-type="string" calcext:value-type="string">
            <text:p>3-Line to 8-Line Decoders/Demultiplexer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60</text:p>
          </table:table-cell>
          <table:table-cell table:style-name="Default" office:value-type="string" calcext:value-type="string">
            <text:p>74HC138</text:p>
          </table:table-cell>
          <table:table-cell office:value-type="string" calcext:value-type="string">
            <text:p>https://www.mouser.sg/ProductDetail/Texas-Instruments/SN74LS138NE4?qs=sGAEpiMZZMtxONTBFIcRfk9GpaUoLd0ck0Ao35GjMhY%3D</text:p>
          </table:table-cell>
          <table:table-cell office:value-type="string" calcext:value-type="string">
            <text:p>S$0.72</text:p>
          </table:table-cell>
          <table:table-cell office:value-type="string" calcext:value-type="string">
            <text:p>3-Line to 8-Line Decoders/Demultiplexer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61</text:p>
          </table:table-cell>
          <table:table-cell table:style-name="Default" office:value-type="string" calcext:value-type="string">
            <text:p>74HC138</text:p>
          </table:table-cell>
          <table:table-cell office:value-type="string" calcext:value-type="string">
            <text:p>https://www.mouser.sg/ProductDetail/Texas-Instruments/SN74LS138NE4?qs=sGAEpiMZZMtxONTBFIcRfk9GpaUoLd0ck0Ao35GjMhY%3D</text:p>
          </table:table-cell>
          <table:table-cell office:value-type="string" calcext:value-type="string">
            <text:p>S$0.72</text:p>
          </table:table-cell>
          <table:table-cell office:value-type="string" calcext:value-type="string">
            <text:p>3-Line to 8-Line Decoders/Demultiplexer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62</text:p>
          </table:table-cell>
          <table:table-cell table:style-name="Default" office:value-type="string" calcext:value-type="string">
            <text:p>74HC138</text:p>
          </table:table-cell>
          <table:table-cell office:value-type="string" calcext:value-type="string">
            <text:p>https://www.mouser.sg/ProductDetail/Texas-Instruments/SN74LS138NE4?qs=sGAEpiMZZMtxONTBFIcRfk9GpaUoLd0ck0Ao35GjMhY%3D</text:p>
          </table:table-cell>
          <table:table-cell office:value-type="string" calcext:value-type="string">
            <text:p>S$0.72</text:p>
          </table:table-cell>
          <table:table-cell office:value-type="string" calcext:value-type="string">
            <text:p>3-Line to 8-Line Decoders/Demultiplexer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66</text:p>
          </table:table-cell>
          <table:table-cell table:style-name="Default" office:value-type="string" calcext:value-type="string">
            <text:p>74HC138</text:p>
          </table:table-cell>
          <table:table-cell office:value-type="string" calcext:value-type="string">
            <text:p>https://www.mouser.sg/ProductDetail/Texas-Instruments/SN74LS138NE4?qs=sGAEpiMZZMtxONTBFIcRfk9GpaUoLd0ck0Ao35GjMhY%3D</text:p>
          </table:table-cell>
          <table:table-cell office:value-type="string" calcext:value-type="string">
            <text:p>S$0.72</text:p>
          </table:table-cell>
          <table:table-cell office:value-type="string" calcext:value-type="string">
            <text:p>3-Line to 8-Line Decoders/Demultiplexer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79</text:p>
          </table:table-cell>
          <table:table-cell table:style-name="Default" office:value-type="string" calcext:value-type="string">
            <text:p>74HC138</text:p>
          </table:table-cell>
          <table:table-cell office:value-type="string" calcext:value-type="string">
            <text:p>https://www.mouser.sg/ProductDetail/Texas-Instruments/SN74LS138NE4?qs=sGAEpiMZZMtxONTBFIcRfk9GpaUoLd0ck0Ao35GjMhY%3D</text:p>
          </table:table-cell>
          <table:table-cell/>
          <table:table-cell office:value-type="string" calcext:value-type="string">
            <text:p>3-Line to 8-Line Decoders/Demultiplexer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80</text:p>
          </table:table-cell>
          <table:table-cell table:style-name="Default" office:value-type="string" calcext:value-type="string">
            <text:p>74HC138</text:p>
          </table:table-cell>
          <table:table-cell office:value-type="string" calcext:value-type="string">
            <text:p>https://www.mouser.sg/ProductDetail/Texas-Instruments/SN74LS138NE4?qs=sGAEpiMZZMtxONTBFIcRfk9GpaUoLd0ck0Ao35GjMhY%3D</text:p>
          </table:table-cell>
          <table:table-cell office:value-type="string" calcext:value-type="string">
            <text:p>S$0.72</text:p>
          </table:table-cell>
          <table:table-cell office:value-type="string" calcext:value-type="string">
            <text:p>3-Line to 8-Line Decoders/Demultiplexer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230</text:p>
          </table:table-cell>
          <table:table-cell table:style-name="Default" office:value-type="string" calcext:value-type="string">
            <text:p>74HC138</text:p>
          </table:table-cell>
          <table:table-cell office:value-type="string" calcext:value-type="string">
            <text:p>https://www.mouser.sg/ProductDetail/Texas-Instruments/SN74LS138NE4?qs=sGAEpiMZZMtxONTBFIcRfk9GpaUoLd0ck0Ao35GjMhY%3D</text:p>
          </table:table-cell>
          <table:table-cell/>
          <table:table-cell office:value-type="string" calcext:value-type="string">
            <text:p>3-Line to 8-Line Decoders/Demultiplexer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231</text:p>
          </table:table-cell>
          <table:table-cell table:style-name="Default" office:value-type="string" calcext:value-type="string">
            <text:p>74HC138</text:p>
          </table:table-cell>
          <table:table-cell office:value-type="string" calcext:value-type="string">
            <text:p>https://www.mouser.sg/ProductDetail/Texas-Instruments/SN74LS138NE4?qs=sGAEpiMZZMtxONTBFIcRfk9GpaUoLd0ck0Ao35GjMhY%3D</text:p>
          </table:table-cell>
          <table:table-cell office:value-type="string" calcext:value-type="string">
            <text:p>S$0.72</text:p>
          </table:table-cell>
          <table:table-cell office:value-type="string" calcext:value-type="string">
            <text:p>3-Line to 8-Line Decoders/Demultiplexer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248</text:p>
          </table:table-cell>
          <table:table-cell table:style-name="Default" office:value-type="string" calcext:value-type="string">
            <text:p>74HC138</text:p>
          </table:table-cell>
          <table:table-cell office:value-type="string" calcext:value-type="string">
            <text:p>https://www.mouser.sg/ProductDetail/Texas-Instruments/SN74LS138NE4?qs=sGAEpiMZZMtxONTBFIcRfk9GpaUoLd0ck0Ao35GjMhY%3D</text:p>
          </table:table-cell>
          <table:table-cell office:value-type="string" calcext:value-type="string">
            <text:p>S$0.72</text:p>
          </table:table-cell>
          <table:table-cell office:value-type="string" calcext:value-type="string">
            <text:p>3-Line to 8-Line Decoders/Demultiplexer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249</text:p>
          </table:table-cell>
          <table:table-cell table:style-name="Default" office:value-type="string" calcext:value-type="string">
            <text:p>74HC138</text:p>
          </table:table-cell>
          <table:table-cell office:value-type="string" calcext:value-type="string">
            <text:p>https://www.mouser.sg/ProductDetail/Texas-Instruments/SN74LS138NE4?qs=sGAEpiMZZMtxONTBFIcRfk9GpaUoLd0ck0Ao35GjMhY%3D</text:p>
          </table:table-cell>
          <table:table-cell office:value-type="string" calcext:value-type="string">
            <text:p>S$0.72</text:p>
          </table:table-cell>
          <table:table-cell office:value-type="string" calcext:value-type="string">
            <text:p>3-Line to 8-Line Decoders/Demultiplexer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60</text:p>
          </table:table-cell>
          <table:table-cell table:style-name="Default" office:value-type="string" calcext:value-type="string">
            <text:p>74HC138</text:p>
          </table:table-cell>
          <table:table-cell office:value-type="string" calcext:value-type="string">
            <text:p>https://www.mouser.sg/ProductDetail/Texas-Instruments/SN74LS138NE4?qs=sGAEpiMZZMtxONTBFIcRfk9GpaUoLd0ck0Ao35GjMhY%3D</text:p>
          </table:table-cell>
          <table:table-cell/>
          <table:table-cell office:value-type="string" calcext:value-type="string">
            <text:p>3-Line to 8-Line Decoders/Demultiplex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61</text:p>
          </table:table-cell>
          <table:table-cell table:style-name="Default" office:value-type="string" calcext:value-type="string">
            <text:p>74HC138</text:p>
          </table:table-cell>
          <table:table-cell office:value-type="string" calcext:value-type="string">
            <text:p>https://www.mouser.sg/ProductDetail/Texas-Instruments/SN74LS138NE4?qs=sGAEpiMZZMtxONTBFIcRfk9GpaUoLd0ck0Ao35GjMhY%3D</text:p>
          </table:table-cell>
          <table:table-cell/>
          <table:table-cell office:value-type="string" calcext:value-type="string">
            <text:p>3-Line to 8-Line Decoders/Demultiplex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62</text:p>
          </table:table-cell>
          <table:table-cell table:style-name="Default" office:value-type="string" calcext:value-type="string">
            <text:p>74HC138</text:p>
          </table:table-cell>
          <table:table-cell office:value-type="string" calcext:value-type="string">
            <text:p>https://www.mouser.sg/ProductDetail/Texas-Instruments/SN74LS138NE4?qs=sGAEpiMZZMtxONTBFIcRfk9GpaUoLd0ck0Ao35GjMhY%3D</text:p>
          </table:table-cell>
          <table:table-cell/>
          <table:table-cell office:value-type="string" calcext:value-type="string">
            <text:p>3-Line to 8-Line Decoders/Demultiplex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4M</text:p>
          </table:table-cell>
          <table:table-cell table:style-name="Default" office:value-type="string" calcext:value-type="string">
            <text:p>74HC138</text:p>
          </table:table-cell>
          <table:table-cell office:value-type="string" calcext:value-type="string">
            <text:p>https://www.mouser.sg/ProductDetail/Texas-Instruments/SN74LS138NE4?qs=sGAEpiMZZMtxONTBFIcRfk9GpaUoLd0ck0Ao35GjMhY%3D</text:p>
          </table:table-cell>
          <table:table-cell office:value-type="string" calcext:value-type="string">
            <text:p>S$0.72</text:p>
          </table:table-cell>
          <table:table-cell office:value-type="string" calcext:value-type="string">
            <text:p>3-Line to 8-Line Decoders/Demultiplex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7S</text:p>
          </table:table-cell>
          <table:table-cell table:style-name="Default" office:value-type="string" calcext:value-type="string">
            <text:p>74HC138</text:p>
          </table:table-cell>
          <table:table-cell office:value-type="string" calcext:value-type="string">
            <text:p>https://www.mouser.sg/ProductDetail/Texas-Instruments/SN74LS138NE4?qs=sGAEpiMZZMtxONTBFIcRfk9GpaUoLd0ck0Ao35GjMhY%3D</text:p>
          </table:table-cell>
          <table:table-cell office:value-type="string" calcext:value-type="string">
            <text:p>S$0.72</text:p>
          </table:table-cell>
          <table:table-cell office:value-type="string" calcext:value-type="string">
            <text:p>3-Line to 8-Line Decoders/Demultiplex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8D2</text:p>
          </table:table-cell>
          <table:table-cell table:style-name="Default" office:value-type="string" calcext:value-type="string">
            <text:p>74HC138</text:p>
          </table:table-cell>
          <table:table-cell office:value-type="string" calcext:value-type="string">
            <text:p>https://www.mouser.sg/ProductDetail/Texas-Instruments/SN74LS138NE4?qs=sGAEpiMZZMtxONTBFIcRfk9GpaUoLd0ck0Ao35GjMhY%3D</text:p>
          </table:table-cell>
          <table:table-cell office:value-type="string" calcext:value-type="string">
            <text:p>S$0.72</text:p>
          </table:table-cell>
          <table:table-cell office:value-type="string" calcext:value-type="string">
            <text:p>3-Line to 8-Line Decoders/Demultiplex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74</text:p>
          </table:table-cell>
          <table:table-cell table:style-name="Default" office:value-type="string" calcext:value-type="string">
            <text:p>74S139</text:p>
          </table:table-cell>
          <table:table-cell office:value-type="string" calcext:value-type="string">
            <text:p>https://www.mouser.sg/ProductDetail/Texas-Instruments/SN74LS139AN?qs=sGAEpiMZZMtxONTBFIcRfpKvrGTByBdi%2FBZhV6RAyCA%3D</text:p>
          </table:table-cell>
          <table:table-cell/>
          <table:table-cell office:value-type="string" calcext:value-type="string">
            <text:p>Dual 2-Line to 4-Line Decoders/Demultiplexer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85</text:p>
          </table:table-cell>
          <table:table-cell table:style-name="Default" office:value-type="string" calcext:value-type="string">
            <text:p>74S139</text:p>
          </table:table-cell>
          <table:table-cell office:value-type="string" calcext:value-type="string">
            <text:p>https://www.mouser.sg/ProductDetail/Texas-Instruments/SN74LS139AN?qs=sGAEpiMZZMtxONTBFIcRfpKvrGTByBdi%2FBZhV6RAyCA%3D</text:p>
          </table:table-cell>
          <table:table-cell office:value-type="string" calcext:value-type="string">
            <text:p>S$0.93</text:p>
          </table:table-cell>
          <table:table-cell office:value-type="string" calcext:value-type="string">
            <text:p>Dual 2-Line to 4-Line Decoders/Demultiplex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87</text:p>
          </table:table-cell>
          <table:table-cell table:style-name="Default" office:value-type="string" calcext:value-type="string">
            <text:p>74S139</text:p>
          </table:table-cell>
          <table:table-cell office:value-type="string" calcext:value-type="string">
            <text:p>https://www.mouser.sg/ProductDetail/Texas-Instruments/SN74LS139AN?qs=sGAEpiMZZMtxONTBFIcRfpKvrGTByBdi%2FBZhV6RAyCA%3D</text:p>
          </table:table-cell>
          <table:table-cell office:value-type="string" calcext:value-type="string">
            <text:p>S$0.93</text:p>
          </table:table-cell>
          <table:table-cell office:value-type="string" calcext:value-type="string">
            <text:p>Dual 2-Line to 4-Line Decoders/Demultiplex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88</text:p>
          </table:table-cell>
          <table:table-cell table:style-name="Default" office:value-type="string" calcext:value-type="string">
            <text:p>74S139</text:p>
          </table:table-cell>
          <table:table-cell office:value-type="string" calcext:value-type="string">
            <text:p>https://www.mouser.sg/ProductDetail/Texas-Instruments/SN74LS139AN?qs=sGAEpiMZZMtxONTBFIcRfpKvrGTByBdi%2FBZhV6RAyCA%3D</text:p>
          </table:table-cell>
          <table:table-cell office:value-type="string" calcext:value-type="string">
            <text:p>S$0.93</text:p>
          </table:table-cell>
          <table:table-cell office:value-type="string" calcext:value-type="string">
            <text:p>Dual 2-Line to 4-Line Decoders/Demultiplexer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38</text:p>
          </table:table-cell>
          <table:table-cell table:style-name="Default" office:value-type="string" calcext:value-type="string">
            <text:p>74S139</text:p>
          </table:table-cell>
          <table:table-cell office:value-type="string" calcext:value-type="string">
            <text:p>https://www.mouser.sg/ProductDetail/Texas-Instruments/SN74LS139AN?qs=sGAEpiMZZMtxONTBFIcRfpKvrGTByBdi%2FBZhV6RAyCA%3D</text:p>
          </table:table-cell>
          <table:table-cell/>
          <table:table-cell office:value-type="string" calcext:value-type="string">
            <text:p>Dual 2-Line to 4-Line Decoders/Demultiplexer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3M</text:p>
          </table:table-cell>
          <table:table-cell table:style-name="Default" office:value-type="string" calcext:value-type="string">
            <text:p>74S139</text:p>
          </table:table-cell>
          <table:table-cell office:value-type="string" calcext:value-type="string">
            <text:p>https://www.mouser.sg/ProductDetail/Texas-Instruments/SN74LS139AN?qs=sGAEpiMZZMtxONTBFIcRfpKvrGTByBdi%2FBZhV6RAyCA%3D</text:p>
          </table:table-cell>
          <table:table-cell office:value-type="string" calcext:value-type="string">
            <text:p>S$0.93</text:p>
          </table:table-cell>
          <table:table-cell office:value-type="string" calcext:value-type="string">
            <text:p>Dual 2-Line to 4-Line Decoders/Demultiplex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7R</text:p>
          </table:table-cell>
          <table:table-cell table:style-name="Default" office:value-type="string" calcext:value-type="string">
            <text:p>74S139</text:p>
          </table:table-cell>
          <table:table-cell office:value-type="string" calcext:value-type="string">
            <text:p>https://www.mouser.sg/ProductDetail/Texas-Instruments/SN74LS139AN?qs=sGAEpiMZZMtxONTBFIcRfpKvrGTByBdi%2FBZhV6RAyCA%3D</text:p>
          </table:table-cell>
          <table:table-cell office:value-type="string" calcext:value-type="string">
            <text:p>S$0.93</text:p>
          </table:table-cell>
          <table:table-cell office:value-type="string" calcext:value-type="string">
            <text:p>Dual 2-Line to 4-Line Decoders/Demultiplex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3M8</text:p>
          </table:table-cell>
          <table:table-cell office:value-type="string" calcext:value-type="string">
            <text:p>74148</text:p>
          </table:table-cell>
          <table:table-cell office:value-type="string" calcext:value-type="string">
            <text:p>https://www.mouser.sg/ProductDetail/Texas-Instruments/SN74LS148N?qs=%2Fha2pyFaduh2M99jnePeauqUp%2FrIBfH7vdDEJ7aGS4Q%3D</text:p>
          </table:table-cell>
          <table:table-cell office:value-type="string" calcext:value-type="string">
            <text:p>S$2.46</text:p>
          </table:table-cell>
          <table:table-cell office:value-type="string" calcext:value-type="string">
            <text:p>8-Line To 3-Line Priority Encod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65</text:p>
          </table:table-cell>
          <table:table-cell office:value-type="string" calcext:value-type="string">
            <text:p>74153</text:p>
          </table:table-cell>
          <table:table-cell office:value-type="string" calcext:value-type="string">
            <text:p>https://www.mouser.sg/ProductDetail/Texas-Instruments/SN74LS153N?qs=%2Fha2pyFaduiKvNoFphi6HlKGeKB98vZDSnL2nsGsGDQ%3D</text:p>
          </table:table-cell>
          <table:table-cell office:value-type="string" calcext:value-type="string">
            <text:p>S$0.98</text:p>
          </table:table-cell>
          <table:table-cell office:value-type="string" calcext:value-type="string">
            <text:p>Dual 1-of-4 Data Selectors/Multiplex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66</text:p>
          </table:table-cell>
          <table:table-cell office:value-type="string" calcext:value-type="string">
            <text:p>74153</text:p>
          </table:table-cell>
          <table:table-cell office:value-type="string" calcext:value-type="string">
            <text:p>https://www.mouser.sg/ProductDetail/Texas-Instruments/SN74LS153N?qs=%2Fha2pyFaduiKvNoFphi6HlKGeKB98vZDSnL2nsGsGDQ%3D</text:p>
          </table:table-cell>
          <table:table-cell office:value-type="string" calcext:value-type="string">
            <text:p>S$0.98</text:p>
          </table:table-cell>
          <table:table-cell office:value-type="string" calcext:value-type="string">
            <text:p>Dual 1-of-4 Data Selectors/Multiplex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67</text:p>
          </table:table-cell>
          <table:table-cell office:value-type="string" calcext:value-type="string">
            <text:p>74153</text:p>
          </table:table-cell>
          <table:table-cell office:value-type="string" calcext:value-type="string">
            <text:p>https://www.mouser.sg/ProductDetail/Texas-Instruments/SN74LS153N?qs=%2Fha2pyFaduiKvNoFphi6HlKGeKB98vZDSnL2nsGsGDQ%3D</text:p>
          </table:table-cell>
          <table:table-cell office:value-type="string" calcext:value-type="string">
            <text:p>S$0.98</text:p>
          </table:table-cell>
          <table:table-cell office:value-type="string" calcext:value-type="string">
            <text:p>Dual 1-of-4 Data Selectors/Multiplex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68</text:p>
          </table:table-cell>
          <table:table-cell office:value-type="string" calcext:value-type="string">
            <text:p>74153</text:p>
          </table:table-cell>
          <table:table-cell office:value-type="string" calcext:value-type="string">
            <text:p>https://www.mouser.sg/ProductDetail/Texas-Instruments/SN74LS153N?qs=%2Fha2pyFaduiKvNoFphi6HlKGeKB98vZDSnL2nsGsGDQ%3D</text:p>
          </table:table-cell>
          <table:table-cell office:value-type="string" calcext:value-type="string">
            <text:p>S$0.98</text:p>
          </table:table-cell>
          <table:table-cell office:value-type="string" calcext:value-type="string">
            <text:p>Dual 1-of-4 Data Selectors/Multiplex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69</text:p>
          </table:table-cell>
          <table:table-cell office:value-type="string" calcext:value-type="string">
            <text:p>74153</text:p>
          </table:table-cell>
          <table:table-cell office:value-type="string" calcext:value-type="string">
            <text:p>https://www.mouser.sg/ProductDetail/Texas-Instruments/SN74LS153N?qs=%2Fha2pyFaduiKvNoFphi6HlKGeKB98vZDSnL2nsGsGDQ%3D</text:p>
          </table:table-cell>
          <table:table-cell office:value-type="string" calcext:value-type="string">
            <text:p>S$0.98</text:p>
          </table:table-cell>
          <table:table-cell office:value-type="string" calcext:value-type="string">
            <text:p>Dual 1-of-4 Data Selectors/Multiplex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70</text:p>
          </table:table-cell>
          <table:table-cell office:value-type="string" calcext:value-type="string">
            <text:p>74153</text:p>
          </table:table-cell>
          <table:table-cell office:value-type="string" calcext:value-type="string">
            <text:p>https://www.mouser.sg/ProductDetail/Texas-Instruments/SN74LS153N?qs=%2Fha2pyFaduiKvNoFphi6HlKGeKB98vZDSnL2nsGsGDQ%3D</text:p>
          </table:table-cell>
          <table:table-cell office:value-type="string" calcext:value-type="string">
            <text:p>S$0.98</text:p>
          </table:table-cell>
          <table:table-cell office:value-type="string" calcext:value-type="string">
            <text:p>Dual 1-of-4 Data Selectors/Multiplex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71</text:p>
          </table:table-cell>
          <table:table-cell office:value-type="string" calcext:value-type="string">
            <text:p>74153</text:p>
          </table:table-cell>
          <table:table-cell office:value-type="string" calcext:value-type="string">
            <text:p>https://www.mouser.sg/ProductDetail/Texas-Instruments/SN74LS153N?qs=%2Fha2pyFaduiKvNoFphi6HlKGeKB98vZDSnL2nsGsGDQ%3D</text:p>
          </table:table-cell>
          <table:table-cell office:value-type="string" calcext:value-type="string">
            <text:p>S$0.98</text:p>
          </table:table-cell>
          <table:table-cell office:value-type="string" calcext:value-type="string">
            <text:p>Dual 1-of-4 Data Selectors/Multiplex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72</text:p>
          </table:table-cell>
          <table:table-cell office:value-type="string" calcext:value-type="string">
            <text:p>74153</text:p>
          </table:table-cell>
          <table:table-cell office:value-type="string" calcext:value-type="string">
            <text:p>https://www.mouser.sg/ProductDetail/Texas-Instruments/SN74LS153N?qs=%2Fha2pyFaduiKvNoFphi6HlKGeKB98vZDSnL2nsGsGDQ%3D</text:p>
          </table:table-cell>
          <table:table-cell office:value-type="string" calcext:value-type="string">
            <text:p>S$0.98</text:p>
          </table:table-cell>
          <table:table-cell office:value-type="string" calcext:value-type="string">
            <text:p>Dual 1-of-4 Data Selectors/Multiplex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73</text:p>
          </table:table-cell>
          <table:table-cell office:value-type="string" calcext:value-type="string">
            <text:p>74153</text:p>
          </table:table-cell>
          <table:table-cell office:value-type="string" calcext:value-type="string">
            <text:p>https://www.mouser.sg/ProductDetail/Texas-Instruments/SN74LS153N?qs=%2Fha2pyFaduiKvNoFphi6HlKGeKB98vZDSnL2nsGsGDQ%3D</text:p>
          </table:table-cell>
          <table:table-cell office:value-type="string" calcext:value-type="string">
            <text:p>S$0.98</text:p>
          </table:table-cell>
          <table:table-cell office:value-type="string" calcext:value-type="string">
            <text:p>Dual 1-of-4 Data Selectors/Multiplex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74</text:p>
          </table:table-cell>
          <table:table-cell office:value-type="string" calcext:value-type="string">
            <text:p>74153</text:p>
          </table:table-cell>
          <table:table-cell office:value-type="string" calcext:value-type="string">
            <text:p>https://www.mouser.sg/ProductDetail/Texas-Instruments/SN74LS153N?qs=%2Fha2pyFaduiKvNoFphi6HlKGeKB98vZDSnL2nsGsGDQ%3D</text:p>
          </table:table-cell>
          <table:table-cell office:value-type="string" calcext:value-type="string">
            <text:p>S$0.98</text:p>
          </table:table-cell>
          <table:table-cell office:value-type="string" calcext:value-type="string">
            <text:p>Dual 1-of-4 Data Selectors/Multiplex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75</text:p>
          </table:table-cell>
          <table:table-cell office:value-type="string" calcext:value-type="string">
            <text:p>74153</text:p>
          </table:table-cell>
          <table:table-cell office:value-type="string" calcext:value-type="string">
            <text:p>https://www.mouser.sg/ProductDetail/Texas-Instruments/SN74LS153N?qs=%2Fha2pyFaduiKvNoFphi6HlKGeKB98vZDSnL2nsGsGDQ%3D</text:p>
          </table:table-cell>
          <table:table-cell office:value-type="string" calcext:value-type="string">
            <text:p>S$0.98</text:p>
          </table:table-cell>
          <table:table-cell office:value-type="string" calcext:value-type="string">
            <text:p>Dual 1-of-4 Data Selectors/Multiplex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76</text:p>
          </table:table-cell>
          <table:table-cell office:value-type="string" calcext:value-type="string">
            <text:p>74153</text:p>
          </table:table-cell>
          <table:table-cell office:value-type="string" calcext:value-type="string">
            <text:p>https://www.mouser.sg/ProductDetail/Texas-Instruments/SN74LS153N?qs=%2Fha2pyFaduiKvNoFphi6HlKGeKB98vZDSnL2nsGsGDQ%3D</text:p>
          </table:table-cell>
          <table:table-cell office:value-type="string" calcext:value-type="string">
            <text:p>S$0.98</text:p>
          </table:table-cell>
          <table:table-cell office:value-type="string" calcext:value-type="string">
            <text:p>Dual 1-of-4 Data Selectors/Multiplex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77</text:p>
          </table:table-cell>
          <table:table-cell office:value-type="string" calcext:value-type="string">
            <text:p>74153</text:p>
          </table:table-cell>
          <table:table-cell office:value-type="string" calcext:value-type="string">
            <text:p>https://www.mouser.sg/ProductDetail/Texas-Instruments/SN74LS153N?qs=%2Fha2pyFaduiKvNoFphi6HlKGeKB98vZDSnL2nsGsGDQ%3D</text:p>
          </table:table-cell>
          <table:table-cell office:value-type="string" calcext:value-type="string">
            <text:p>S$0.98</text:p>
          </table:table-cell>
          <table:table-cell office:value-type="string" calcext:value-type="string">
            <text:p>Dual 1-of-4 Data Selectors/Multiplex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78</text:p>
          </table:table-cell>
          <table:table-cell office:value-type="string" calcext:value-type="string">
            <text:p>74153</text:p>
          </table:table-cell>
          <table:table-cell office:value-type="string" calcext:value-type="string">
            <text:p>https://www.mouser.sg/ProductDetail/Texas-Instruments/SN74LS153N?qs=%2Fha2pyFaduiKvNoFphi6HlKGeKB98vZDSnL2nsGsGDQ%3D</text:p>
          </table:table-cell>
          <table:table-cell office:value-type="string" calcext:value-type="string">
            <text:p>S$0.98</text:p>
          </table:table-cell>
          <table:table-cell office:value-type="string" calcext:value-type="string">
            <text:p>Dual 1-of-4 Data Selectors/Multiplex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79</text:p>
          </table:table-cell>
          <table:table-cell office:value-type="string" calcext:value-type="string">
            <text:p>74153</text:p>
          </table:table-cell>
          <table:table-cell office:value-type="string" calcext:value-type="string">
            <text:p>https://www.mouser.sg/ProductDetail/Texas-Instruments/SN74LS153N?qs=%2Fha2pyFaduiKvNoFphi6HlKGeKB98vZDSnL2nsGsGDQ%3D</text:p>
          </table:table-cell>
          <table:table-cell office:value-type="string" calcext:value-type="string">
            <text:p>S$0.98</text:p>
          </table:table-cell>
          <table:table-cell office:value-type="string" calcext:value-type="string">
            <text:p>Dual 1-of-4 Data Selectors/Multiplex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80</text:p>
          </table:table-cell>
          <table:table-cell office:value-type="string" calcext:value-type="string">
            <text:p>74153</text:p>
          </table:table-cell>
          <table:table-cell office:value-type="string" calcext:value-type="string">
            <text:p>https://www.mouser.sg/ProductDetail/Texas-Instruments/SN74LS153N?qs=%2Fha2pyFaduiKvNoFphi6HlKGeKB98vZDSnL2nsGsGDQ%3D</text:p>
          </table:table-cell>
          <table:table-cell office:value-type="string" calcext:value-type="string">
            <text:p>S$0.98</text:p>
          </table:table-cell>
          <table:table-cell office:value-type="string" calcext:value-type="string">
            <text:p>Dual 1-of-4 Data Selectors/Multiplex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5F8</text:p>
          </table:table-cell>
          <table:table-cell office:value-type="string" calcext:value-type="string">
            <text:p>74153</text:p>
          </table:table-cell>
          <table:table-cell office:value-type="string" calcext:value-type="string">
            <text:p>https://www.mouser.sg/ProductDetail/Texas-Instruments/SN74LS153N?qs=%2Fha2pyFaduiKvNoFphi6HlKGeKB98vZDSnL2nsGsGDQ%3D</text:p>
          </table:table-cell>
          <table:table-cell office:value-type="string" calcext:value-type="string">
            <text:p>S$0.98</text:p>
          </table:table-cell>
          <table:table-cell office:value-type="string" calcext:value-type="string">
            <text:p>Dual 1-of-4 Data Selectors/Multiplex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5H8</text:p>
          </table:table-cell>
          <table:table-cell office:value-type="string" calcext:value-type="string">
            <text:p>74153</text:p>
          </table:table-cell>
          <table:table-cell office:value-type="string" calcext:value-type="string">
            <text:p>https://www.mouser.sg/ProductDetail/Texas-Instruments/SN74LS153N?qs=%2Fha2pyFaduiKvNoFphi6HlKGeKB98vZDSnL2nsGsGDQ%3D</text:p>
          </table:table-cell>
          <table:table-cell office:value-type="string" calcext:value-type="string">
            <text:p>S$0.98</text:p>
          </table:table-cell>
          <table:table-cell office:value-type="string" calcext:value-type="string">
            <text:p>Dual 1-of-4 Data Selectors/Multiplex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5J8</text:p>
          </table:table-cell>
          <table:table-cell office:value-type="string" calcext:value-type="string">
            <text:p>74153</text:p>
          </table:table-cell>
          <table:table-cell office:value-type="string" calcext:value-type="string">
            <text:p>https://www.mouser.sg/ProductDetail/Texas-Instruments/SN74LS153N?qs=%2Fha2pyFaduiKvNoFphi6HlKGeKB98vZDSnL2nsGsGDQ%3D</text:p>
          </table:table-cell>
          <table:table-cell office:value-type="string" calcext:value-type="string">
            <text:p>S$0.98</text:p>
          </table:table-cell>
          <table:table-cell office:value-type="string" calcext:value-type="string">
            <text:p>Dual 1-of-4 Data Selectors/Multiplex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5K8</text:p>
          </table:table-cell>
          <table:table-cell office:value-type="string" calcext:value-type="string">
            <text:p>74153</text:p>
          </table:table-cell>
          <table:table-cell office:value-type="string" calcext:value-type="string">
            <text:p>https://www.mouser.sg/ProductDetail/Texas-Instruments/SN74LS153N?qs=%2Fha2pyFaduiKvNoFphi6HlKGeKB98vZDSnL2nsGsGDQ%3D</text:p>
          </table:table-cell>
          <table:table-cell office:value-type="string" calcext:value-type="string">
            <text:p>S$0.98</text:p>
          </table:table-cell>
          <table:table-cell office:value-type="string" calcext:value-type="string">
            <text:p>Dual 1-of-4 Data Selectors/Multiplex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29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30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31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32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46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47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48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49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6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7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9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43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44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45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46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50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51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52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53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56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58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64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/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65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/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10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11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20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21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22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23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39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/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40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/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41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/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42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/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251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252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253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254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5N7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6D2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6F2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6F6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6M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6T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7H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L2E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3N</text:p>
          </table:table-cell>
          <table:table-cell office:value-type="string" calcext:value-type="string">
            <text:p>74161</text:p>
          </table:table-cell>
          <table:table-cell office:value-type="string" calcext:value-type="string">
            <text:p>https://www.mouser.sg/ProductDetail/Texas-Instruments/SN74LS161AN?qs=sGAEpiMZZMtdY2G%252BSI3N4ULNIy7IUD05%2FJSW%252B139gs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Synchronous 4-Bit Binary Count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3P</text:p>
          </table:table-cell>
          <table:table-cell office:value-type="string" calcext:value-type="string">
            <text:p>74161</text:p>
          </table:table-cell>
          <table:table-cell office:value-type="string" calcext:value-type="string">
            <text:p>https://www.mouser.sg/ProductDetail/Texas-Instruments/SN74LS161AN?qs=sGAEpiMZZMtdY2G%252BSI3N4ULNIy7IUD05%2FJSW%252B139gs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Synchronous 4-Bit Binary Count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3R</text:p>
          </table:table-cell>
          <table:table-cell office:value-type="string" calcext:value-type="string">
            <text:p>74161</text:p>
          </table:table-cell>
          <table:table-cell office:value-type="string" calcext:value-type="string">
            <text:p>https://www.mouser.sg/ProductDetail/Texas-Instruments/SN74LS161AN?qs=sGAEpiMZZMtdY2G%252BSI3N4ULNIy7IUD05%2FJSW%252B139gs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Synchronous 4-Bit Binary Count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3S</text:p>
          </table:table-cell>
          <table:table-cell office:value-type="string" calcext:value-type="string">
            <text:p>74161</text:p>
          </table:table-cell>
          <table:table-cell office:value-type="string" calcext:value-type="string">
            <text:p>https://www.mouser.sg/ProductDetail/Texas-Instruments/SN74LS161AN?qs=sGAEpiMZZMtdY2G%252BSI3N4ULNIy7IUD05%2FJSW%252B139gs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Synchronous 4-Bit Binary Count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DU83</text:p>
          </table:table-cell>
          <table:table-cell office:value-type="string" calcext:value-type="string">
            <text:p>74161</text:p>
          </table:table-cell>
          <table:table-cell office:value-type="string" calcext:value-type="string">
            <text:p>https://www.mouser.sg/ProductDetail/Texas-Instruments/SN74LS161AN?qs=sGAEpiMZZMtdY2G%252BSI3N4ULNIy7IUD05%2FJSW%252B139gs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Synchronous 4-Bit Binary Counters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74163</text:p>
          </table:table-cell>
          <table:table-cell office:value-type="string" calcext:value-type="string">
            <text:p>https://www.mouser.sg/ProductDetail/Texas-Instruments/SN74LS163AN?qs=sGAEpiMZZMtdY2G%252BSI3N4aQvQNXOTGN6zp2qU1pEmt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Synchronous 4-Bit Binary Count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74163</text:p>
          </table:table-cell>
          <table:table-cell office:value-type="string" calcext:value-type="string">
            <text:p>https://www.mouser.sg/ProductDetail/Texas-Instruments/SN74LS163AN?qs=sGAEpiMZZMtdY2G%252BSI3N4aQvQNXOTGN6zp2qU1pEmt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Synchronous 4-Bit Binary Count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74163</text:p>
          </table:table-cell>
          <table:table-cell office:value-type="string" calcext:value-type="string">
            <text:p>https://www.mouser.sg/ProductDetail/Texas-Instruments/SN74LS163AN?qs=sGAEpiMZZMtdY2G%252BSI3N4aQvQNXOTGN6zp2qU1pEmt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Synchronous 4-Bit Binary Count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74163</text:p>
          </table:table-cell>
          <table:table-cell office:value-type="string" calcext:value-type="string">
            <text:p>https://www.mouser.sg/ProductDetail/Texas-Instruments/SN74LS163AN?qs=sGAEpiMZZMtdY2G%252BSI3N4aQvQNXOTGN6zp2qU1pEmt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Synchronous 4-Bit Binary Count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4M6</text:p>
          </table:table-cell>
          <table:table-cell table:style-name="Default" office:value-type="string" calcext:value-type="string">
            <text:p>74LS174</text:p>
          </table:table-cell>
          <table:table-cell office:value-type="string" calcext:value-type="string">
            <text:p>https://www.mouser.sg/ProductDetail/Texas-Instruments/SN74LS174N?qs=%2Fha2pyFadugqDRhw3C%2FQ8X6a6hwoxKy6iKJc85BJA4M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Hex D-Type Positive-Edge-Triggered Flip-Flops With Clear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5S7</text:p>
          </table:table-cell>
          <table:table-cell table:style-name="Default" office:value-type="string" calcext:value-type="string">
            <text:p>74LS174</text:p>
          </table:table-cell>
          <table:table-cell office:value-type="string" calcext:value-type="string">
            <text:p>https://www.mouser.sg/ProductDetail/Texas-Instruments/SN74LS174N?qs=%2Fha2pyFadugqDRhw3C%2FQ8X6a6hwoxKy6iKJc85BJA4M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Hex D-Type Positive-Edge-Triggered Flip-Flops With Clear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6R</text:p>
          </table:table-cell>
          <table:table-cell table:style-name="Default" office:value-type="string" calcext:value-type="string">
            <text:p>74LS174</text:p>
          </table:table-cell>
          <table:table-cell office:value-type="string" calcext:value-type="string">
            <text:p>https://www.mouser.sg/ProductDetail/Texas-Instruments/SN74LS174N?qs=%2Fha2pyFadugqDRhw3C%2FQ8X6a6hwoxKy6iKJc85BJA4M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Hex D-Type Positive-Edge-Triggered Flip-Flops With Clea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6S</text:p>
          </table:table-cell>
          <table:table-cell table:style-name="Default" office:value-type="string" calcext:value-type="string">
            <text:p>74LS174</text:p>
          </table:table-cell>
          <table:table-cell office:value-type="string" calcext:value-type="string">
            <text:p>https://www.mouser.sg/ProductDetail/Texas-Instruments/SN74LS174N?qs=%2Fha2pyFadugqDRhw3C%2FQ8X6a6hwoxKy6iKJc85BJA4M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Hex D-Type Positive-Edge-Triggered Flip-Flops With Clea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7A2</text:p>
          </table:table-cell>
          <table:table-cell table:style-name="Default" office:value-type="string" calcext:value-type="string">
            <text:p>74LS174</text:p>
          </table:table-cell>
          <table:table-cell office:value-type="string" calcext:value-type="string">
            <text:p>https://www.mouser.sg/ProductDetail/Texas-Instruments/SN74LS174N?qs=%2Fha2pyFadugqDRhw3C%2FQ8X6a6hwoxKy6iKJc85BJA4M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Hex D-Type Positive-Edge-Triggered Flip-Flops With Clear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8B2</text:p>
          </table:table-cell>
          <table:table-cell table:style-name="Default" office:value-type="string" calcext:value-type="string">
            <text:p>74LS174</text:p>
          </table:table-cell>
          <table:table-cell office:value-type="string" calcext:value-type="string">
            <text:p>https://www.mouser.sg/ProductDetail/Texas-Instruments/SN74LS174N?qs=%2Fha2pyFadugqDRhw3C%2FQ8X6a6hwoxKy6iKJc85BJA4M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Hex D-Type Positive-Edge-Triggered Flip-Flops With Clear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L7E</text:p>
          </table:table-cell>
          <table:table-cell table:style-name="Default" office:value-type="string" calcext:value-type="string">
            <text:p>74LS174</text:p>
          </table:table-cell>
          <table:table-cell office:value-type="string" calcext:value-type="string">
            <text:p>https://www.mouser.sg/ProductDetail/Texas-Instruments/SN74LS174N?qs=%2Fha2pyFadugqDRhw3C%2FQ8X6a6hwoxKy6iKJc85BJA4M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Hex D-Type Positive-Edge-Triggered Flip-Flops With Clea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33</text:p>
          </table:table-cell>
          <table:table-cell office:value-type="string" calcext:value-type="string">
            <text:p>74175</text:p>
          </table:table-cell>
          <table:table-cell office:value-type="string" calcext:value-type="string">
            <text:p>https://www.mouser.sg/ProductDetail/Texas-Instruments/SN74LS175NE4?qs=sGAEpiMZZMvxP%252Bvr8KwMwF73%2FSEETFlc4u4AUFSUKKQ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D-Type Positive-Edge-Triggered Flip-Flops With Clear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74175</text:p>
          </table:table-cell>
          <table:table-cell office:value-type="string" calcext:value-type="string">
            <text:p>https://www.mouser.sg/ProductDetail/Texas-Instruments/SN74LS175NE4?qs=sGAEpiMZZMvxP%252Bvr8KwMwF73%2FSEETFlc4u4AUFSUKKQ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D-Type Positive-Edge-Triggered Flip-Flops With Clea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74175</text:p>
          </table:table-cell>
          <table:table-cell office:value-type="string" calcext:value-type="string">
            <text:p>https://www.mouser.sg/ProductDetail/Texas-Instruments/SN74LS175NE4?qs=sGAEpiMZZMvxP%252Bvr8KwMwF73%2FSEETFlc4u4AUFSUKKQ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D-Type Positive-Edge-Triggered Flip-Flops With Clea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74175</text:p>
          </table:table-cell>
          <table:table-cell office:value-type="string" calcext:value-type="string">
            <text:p>https://www.mouser.sg/ProductDetail/Texas-Instruments/SN74LS175NE4?qs=sGAEpiMZZMvxP%252Bvr8KwMwF73%2FSEETFlc4u4AUFSUKKQ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D-Type Positive-Edge-Triggered Flip-Flops With Clea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74175</text:p>
          </table:table-cell>
          <table:table-cell office:value-type="string" calcext:value-type="string">
            <text:p>https://www.mouser.sg/ProductDetail/Texas-Instruments/SN74LS175NE4?qs=sGAEpiMZZMvxP%252Bvr8KwMwF73%2FSEETFlc4u4AUFSUKKQ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D-Type Positive-Edge-Triggered Flip-Flops With Clea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7N</text:p>
          </table:table-cell>
          <table:table-cell office:value-type="string" calcext:value-type="string">
            <text:p>74175</text:p>
          </table:table-cell>
          <table:table-cell office:value-type="string" calcext:value-type="string">
            <text:p>https://www.mouser.sg/ProductDetail/Texas-Instruments/SN74LS175NE4?qs=sGAEpiMZZMvxP%252Bvr8KwMwF73%2FSEETFlc4u4AUFSUKKQ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D-Type Positive-Edge-Triggered Flip-Flops With Clea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22</text:p>
          </table:table-cell>
          <table:table-cell office:value-type="string" calcext:value-type="string">
            <text:p>74194</text:p>
          </table:table-cell>
          <table:table-cell office:value-type="string" calcext:value-type="string">
            <text:p>https://www.mouser.sg/ProductDetail/Texas-Instruments/SN74LS194AN?qs=%2Fha2pyFadujYU8BF2jKu2xc2zlYRxRNCxtAdpWgTaU4%3D</text:p>
          </table:table-cell>
          <table:table-cell office:value-type="string" calcext:value-type="string">
            <text:p>S$1.25</text:p>
          </table:table-cell>
          <table:table-cell office:value-type="string" calcext:value-type="string">
            <text:p>4-Bit Bidirectional Universal Shift Regist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37</text:p>
          </table:table-cell>
          <table:table-cell office:value-type="string" calcext:value-type="string">
            <text:p>74194</text:p>
          </table:table-cell>
          <table:table-cell office:value-type="string" calcext:value-type="string">
            <text:p>https://www.mouser.sg/ProductDetail/Texas-Instruments/SN74LS194AN?qs=%2Fha2pyFadujYU8BF2jKu2xc2zlYRxRNCxtAdpWgTaU4%3D</text:p>
          </table:table-cell>
          <table:table-cell office:value-type="string" calcext:value-type="string">
            <text:p>S$1.25</text:p>
          </table:table-cell>
          <table:table-cell office:value-type="string" calcext:value-type="string">
            <text:p>4-Bit Bidirectional Universal Shift Register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38</text:p>
          </table:table-cell>
          <table:table-cell office:value-type="string" calcext:value-type="string">
            <text:p>74194</text:p>
          </table:table-cell>
          <table:table-cell office:value-type="string" calcext:value-type="string">
            <text:p>https://www.mouser.sg/ProductDetail/Texas-Instruments/SN74LS194AN?qs=%2Fha2pyFadujYU8BF2jKu2xc2zlYRxRNCxtAdpWgTaU4%3D</text:p>
          </table:table-cell>
          <table:table-cell office:value-type="string" calcext:value-type="string">
            <text:p>S$1.25</text:p>
          </table:table-cell>
          <table:table-cell office:value-type="string" calcext:value-type="string">
            <text:p>4-Bit Bidirectional Universal Shift Register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0</text:p>
          </table:table-cell>
          <table:table-cell office:value-type="string" calcext:value-type="string">
            <text:p>74194</text:p>
          </table:table-cell>
          <table:table-cell office:value-type="string" calcext:value-type="string">
            <text:p>https://www.mouser.sg/ProductDetail/Texas-Instruments/SN74LS194AN?qs=%2Fha2pyFadujYU8BF2jKu2xc2zlYRxRNCxtAdpWgTaU4%3D</text:p>
          </table:table-cell>
          <table:table-cell office:value-type="string" calcext:value-type="string">
            <text:p>S$1.25</text:p>
          </table:table-cell>
          <table:table-cell office:value-type="string" calcext:value-type="string">
            <text:p>4-Bit Bidirectional Universal Shift Regist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5J</text:p>
          </table:table-cell>
          <table:table-cell office:value-type="string" calcext:value-type="string">
            <text:p>74194</text:p>
          </table:table-cell>
          <table:table-cell office:value-type="string" calcext:value-type="string">
            <text:p>https://www.mouser.sg/ProductDetail/Texas-Instruments/SN74LS194AN?qs=%2Fha2pyFadujYU8BF2jKu2xc2zlYRxRNCxtAdpWgTaU4%3D</text:p>
          </table:table-cell>
          <table:table-cell office:value-type="string" calcext:value-type="string">
            <text:p>S$1.25</text:p>
          </table:table-cell>
          <table:table-cell office:value-type="string" calcext:value-type="string">
            <text:p>4-Bit Bidirectional Universal Shift Regist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74194</text:p>
          </table:table-cell>
          <table:table-cell office:value-type="string" calcext:value-type="string">
            <text:p>https://www.mouser.sg/ProductDetail/Texas-Instruments/SN74LS194AN?qs=%2Fha2pyFadujYU8BF2jKu2xc2zlYRxRNCxtAdpWgTaU4%3D</text:p>
          </table:table-cell>
          <table:table-cell office:value-type="string" calcext:value-type="string">
            <text:p>S$1.25</text:p>
          </table:table-cell>
          <table:table-cell office:value-type="string" calcext:value-type="string">
            <text:p>4-Bit Bidirectional Universal Shift Regist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5L</text:p>
          </table:table-cell>
          <table:table-cell office:value-type="string" calcext:value-type="string">
            <text:p>74194</text:p>
          </table:table-cell>
          <table:table-cell office:value-type="string" calcext:value-type="string">
            <text:p>https://www.mouser.sg/ProductDetail/Texas-Instruments/SN74LS194AN?qs=%2Fha2pyFadujYU8BF2jKu2xc2zlYRxRNCxtAdpWgTaU4%3D</text:p>
          </table:table-cell>
          <table:table-cell office:value-type="string" calcext:value-type="string">
            <text:p>S$1.25</text:p>
          </table:table-cell>
          <table:table-cell office:value-type="string" calcext:value-type="string">
            <text:p>4-Bit Bidirectional Universal Shift Regist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6J</text:p>
          </table:table-cell>
          <table:table-cell office:value-type="string" calcext:value-type="string">
            <text:p>74194</text:p>
          </table:table-cell>
          <table:table-cell office:value-type="string" calcext:value-type="string">
            <text:p>https://www.mouser.sg/ProductDetail/Texas-Instruments/SN74LS194AN?qs=%2Fha2pyFadujYU8BF2jKu2xc2zlYRxRNCxtAdpWgTaU4%3D</text:p>
          </table:table-cell>
          <table:table-cell office:value-type="string" calcext:value-type="string">
            <text:p>S$1.25</text:p>
          </table:table-cell>
          <table:table-cell office:value-type="string" calcext:value-type="string">
            <text:p>4-Bit Bidirectional Universal Shift Regist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6K</text:p>
          </table:table-cell>
          <table:table-cell office:value-type="string" calcext:value-type="string">
            <text:p>74194</text:p>
          </table:table-cell>
          <table:table-cell office:value-type="string" calcext:value-type="string">
            <text:p>https://www.mouser.sg/ProductDetail/Texas-Instruments/SN74LS194AN?qs=%2Fha2pyFadujYU8BF2jKu2xc2zlYRxRNCxtAdpWgTaU4%3D</text:p>
          </table:table-cell>
          <table:table-cell office:value-type="string" calcext:value-type="string">
            <text:p>S$1.25</text:p>
          </table:table-cell>
          <table:table-cell office:value-type="string" calcext:value-type="string">
            <text:p>4-Bit Bidirectional Universal Shift Regist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6L</text:p>
          </table:table-cell>
          <table:table-cell office:value-type="string" calcext:value-type="string">
            <text:p>74194</text:p>
          </table:table-cell>
          <table:table-cell office:value-type="string" calcext:value-type="string">
            <text:p>https://www.mouser.sg/ProductDetail/Texas-Instruments/SN74LS194AN?qs=%2Fha2pyFadujYU8BF2jKu2xc2zlYRxRNCxtAdpWgTaU4%3D</text:p>
          </table:table-cell>
          <table:table-cell office:value-type="string" calcext:value-type="string">
            <text:p>S$1.25</text:p>
          </table:table-cell>
          <table:table-cell office:value-type="string" calcext:value-type="string">
            <text:p>4-Bit Bidirectional Universal Shift Regist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7D6</text:p>
          </table:table-cell>
          <table:table-cell office:value-type="string" calcext:value-type="string">
            <text:p>74194</text:p>
          </table:table-cell>
          <table:table-cell office:value-type="string" calcext:value-type="string">
            <text:p>https://www.mouser.sg/ProductDetail/Texas-Instruments/SN74LS194AN?qs=%2Fha2pyFadujYU8BF2jKu2xc2zlYRxRNCxtAdpWgTaU4%3D</text:p>
          </table:table-cell>
          <table:table-cell office:value-type="string" calcext:value-type="string">
            <text:p>S$1.25</text:p>
          </table:table-cell>
          <table:table-cell office:value-type="string" calcext:value-type="string">
            <text:p>4-Bit Bidirectional Universal Shift Register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7F6</text:p>
          </table:table-cell>
          <table:table-cell office:value-type="string" calcext:value-type="string">
            <text:p>74194</text:p>
          </table:table-cell>
          <table:table-cell office:value-type="string" calcext:value-type="string">
            <text:p>https://www.mouser.sg/ProductDetail/Texas-Instruments/SN74LS194AN?qs=%2Fha2pyFadujYU8BF2jKu2xc2zlYRxRNCxtAdpWgTaU4%3D</text:p>
          </table:table-cell>
          <table:table-cell office:value-type="string" calcext:value-type="string">
            <text:p>S$1.25</text:p>
          </table:table-cell>
          <table:table-cell office:value-type="string" calcext:value-type="string">
            <text:p>4-Bit Bidirectional Universal Shift Register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7H6</text:p>
          </table:table-cell>
          <table:table-cell office:value-type="string" calcext:value-type="string">
            <text:p>74194</text:p>
          </table:table-cell>
          <table:table-cell office:value-type="string" calcext:value-type="string">
            <text:p>https://www.mouser.sg/ProductDetail/Texas-Instruments/SN74LS194AN?qs=%2Fha2pyFadujYU8BF2jKu2xc2zlYRxRNCxtAdpWgTaU4%3D</text:p>
          </table:table-cell>
          <table:table-cell office:value-type="string" calcext:value-type="string">
            <text:p>S$1.25</text:p>
          </table:table-cell>
          <table:table-cell office:value-type="string" calcext:value-type="string">
            <text:p>4-Bit Bidirectional Universal Shift Register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7J6</text:p>
          </table:table-cell>
          <table:table-cell office:value-type="string" calcext:value-type="string">
            <text:p>74194</text:p>
          </table:table-cell>
          <table:table-cell office:value-type="string" calcext:value-type="string">
            <text:p>https://www.mouser.sg/ProductDetail/Texas-Instruments/SN74LS194AN?qs=%2Fha2pyFadujYU8BF2jKu2xc2zlYRxRNCxtAdpWgTaU4%3D</text:p>
          </table:table-cell>
          <table:table-cell office:value-type="string" calcext:value-type="string">
            <text:p>S$1.25</text:p>
          </table:table-cell>
          <table:table-cell office:value-type="string" calcext:value-type="string">
            <text:p>4-Bit Bidirectional Universal Shift Register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7K6</text:p>
          </table:table-cell>
          <table:table-cell office:value-type="string" calcext:value-type="string">
            <text:p>74194</text:p>
          </table:table-cell>
          <table:table-cell office:value-type="string" calcext:value-type="string">
            <text:p>https://www.mouser.sg/ProductDetail/Texas-Instruments/SN74LS194AN?qs=%2Fha2pyFadujYU8BF2jKu2xc2zlYRxRNCxtAdpWgTaU4%3D</text:p>
          </table:table-cell>
          <table:table-cell office:value-type="string" calcext:value-type="string">
            <text:p>S$1.25</text:p>
          </table:table-cell>
          <table:table-cell office:value-type="string" calcext:value-type="string">
            <text:p>4-Bit Bidirectional Universal Shift Register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7L7</text:p>
          </table:table-cell>
          <table:table-cell office:value-type="string" calcext:value-type="string">
            <text:p>74194</text:p>
          </table:table-cell>
          <table:table-cell office:value-type="string" calcext:value-type="string">
            <text:p>https://www.mouser.sg/ProductDetail/Texas-Instruments/SN74LS194AN?qs=%2Fha2pyFadujYU8BF2jKu2xc2zlYRxRNCxtAdpWgTaU4%3D</text:p>
          </table:table-cell>
          <table:table-cell office:value-type="string" calcext:value-type="string">
            <text:p>S$1.25</text:p>
          </table:table-cell>
          <table:table-cell office:value-type="string" calcext:value-type="string">
            <text:p>4-Bit Bidirectional Universal Shift Register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7L72</text:p>
          </table:table-cell>
          <table:table-cell office:value-type="string" calcext:value-type="string">
            <text:p>74194</text:p>
          </table:table-cell>
          <table:table-cell office:value-type="string" calcext:value-type="string">
            <text:p>https://www.mouser.sg/ProductDetail/Texas-Instruments/SN74LS194AN?qs=%2Fha2pyFadujYU8BF2jKu2xc2zlYRxRNCxtAdpWgTaU4%3D</text:p>
          </table:table-cell>
          <table:table-cell office:value-type="string" calcext:value-type="string">
            <text:p>S$1.25</text:p>
          </table:table-cell>
          <table:table-cell office:value-type="string" calcext:value-type="string">
            <text:p>4-Bit Bidirectional Universal Shift Register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7M7</text:p>
          </table:table-cell>
          <table:table-cell office:value-type="string" calcext:value-type="string">
            <text:p>74194</text:p>
          </table:table-cell>
          <table:table-cell office:value-type="string" calcext:value-type="string">
            <text:p>https://www.mouser.sg/ProductDetail/Texas-Instruments/SN74LS194AN?qs=%2Fha2pyFadujYU8BF2jKu2xc2zlYRxRNCxtAdpWgTaU4%3D</text:p>
          </table:table-cell>
          <table:table-cell office:value-type="string" calcext:value-type="string">
            <text:p>S$1.25</text:p>
          </table:table-cell>
          <table:table-cell office:value-type="string" calcext:value-type="string">
            <text:p>4-Bit Bidirectional Universal Shift Register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7M72</text:p>
          </table:table-cell>
          <table:table-cell office:value-type="string" calcext:value-type="string">
            <text:p>74194</text:p>
          </table:table-cell>
          <table:table-cell office:value-type="string" calcext:value-type="string">
            <text:p>https://www.mouser.sg/ProductDetail/Texas-Instruments/SN74LS194AN?qs=%2Fha2pyFadujYU8BF2jKu2xc2zlYRxRNCxtAdpWgTaU4%3D</text:p>
          </table:table-cell>
          <table:table-cell office:value-type="string" calcext:value-type="string">
            <text:p>S$1.25</text:p>
          </table:table-cell>
          <table:table-cell office:value-type="string" calcext:value-type="string">
            <text:p>4-Bit Bidirectional Universal Shift Register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7N7</text:p>
          </table:table-cell>
          <table:table-cell office:value-type="string" calcext:value-type="string">
            <text:p>74194</text:p>
          </table:table-cell>
          <table:table-cell office:value-type="string" calcext:value-type="string">
            <text:p>https://www.mouser.sg/ProductDetail/Texas-Instruments/SN74LS194AN?qs=%2Fha2pyFadujYU8BF2jKu2xc2zlYRxRNCxtAdpWgTaU4%3D</text:p>
          </table:table-cell>
          <table:table-cell office:value-type="string" calcext:value-type="string">
            <text:p>S$1.25</text:p>
          </table:table-cell>
          <table:table-cell office:value-type="string" calcext:value-type="string">
            <text:p>4-Bit Bidirectional Universal Shift Register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7P7</text:p>
          </table:table-cell>
          <table:table-cell office:value-type="string" calcext:value-type="string">
            <text:p>74194</text:p>
          </table:table-cell>
          <table:table-cell office:value-type="string" calcext:value-type="string">
            <text:p>https://www.mouser.sg/ProductDetail/Texas-Instruments/SN74LS194AN?qs=%2Fha2pyFadujYU8BF2jKu2xc2zlYRxRNCxtAdpWgTaU4%3D</text:p>
          </table:table-cell>
          <table:table-cell office:value-type="string" calcext:value-type="string">
            <text:p>S$1.25</text:p>
          </table:table-cell>
          <table:table-cell office:value-type="string" calcext:value-type="string">
            <text:p>4-Bit Bidirectional Universal Shift Register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7R7</text:p>
          </table:table-cell>
          <table:table-cell office:value-type="string" calcext:value-type="string">
            <text:p>74194</text:p>
          </table:table-cell>
          <table:table-cell office:value-type="string" calcext:value-type="string">
            <text:p>https://www.mouser.sg/ProductDetail/Texas-Instruments/SN74LS194AN?qs=%2Fha2pyFadujYU8BF2jKu2xc2zlYRxRNCxtAdpWgTaU4%3D</text:p>
          </table:table-cell>
          <table:table-cell office:value-type="string" calcext:value-type="string">
            <text:p>S$1.25</text:p>
          </table:table-cell>
          <table:table-cell office:value-type="string" calcext:value-type="string">
            <text:p>4-Bit Bidirectional Universal Shift Register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7S7</text:p>
          </table:table-cell>
          <table:table-cell office:value-type="string" calcext:value-type="string">
            <text:p>74194</text:p>
          </table:table-cell>
          <table:table-cell office:value-type="string" calcext:value-type="string">
            <text:p>https://www.mouser.sg/ProductDetail/Texas-Instruments/SN74LS194AN?qs=%2Fha2pyFadujYU8BF2jKu2xc2zlYRxRNCxtAdpWgTaU4%3D</text:p>
          </table:table-cell>
          <table:table-cell office:value-type="string" calcext:value-type="string">
            <text:p>S$1.25</text:p>
          </table:table-cell>
          <table:table-cell office:value-type="string" calcext:value-type="string">
            <text:p>4-Bit Bidirectional Universal Shift Register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L7E6</text:p>
          </table:table-cell>
          <table:table-cell office:value-type="string" calcext:value-type="string">
            <text:p>74194</text:p>
          </table:table-cell>
          <table:table-cell office:value-type="string" calcext:value-type="string">
            <text:p>https://www.mouser.sg/ProductDetail/Texas-Instruments/SN74LS194AN?qs=%2Fha2pyFadujYU8BF2jKu2xc2zlYRxRNCxtAdpWgTaU4%3D</text:p>
          </table:table-cell>
          <table:table-cell office:value-type="string" calcext:value-type="string">
            <text:p>S$1.25</text:p>
          </table:table-cell>
          <table:table-cell office:value-type="string" calcext:value-type="string">
            <text:p>4-Bit Bidirectional Universal Shift Register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21</text:p>
          </table:table-cell>
          <table:table-cell table:style-name="Default" office:value-type="string" calcext:value-type="string">
            <text:p>74LS21</text:p>
          </table:table-cell>
          <table:table-cell office:value-type="string" calcext:value-type="string">
            <text:p>https://www.mouser.sg/ProductDetail/Texas-Instruments/SN74LS21NE4?qs=sGAEpiMZZMtMa9lbYwD6ZGuuqVaqkGmOS8GB5LKZP7E%3D</text:p>
          </table:table-cell>
          <table:table-cell/>
          <table:table-cell office:value-type="string" calcext:value-type="string">
            <text:p>Dual 4-Input Positive-AND Gate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7D</text:p>
          </table:table-cell>
          <table:table-cell table:style-name="Default" office:value-type="string" calcext:value-type="string">
            <text:p>74LS21</text:p>
          </table:table-cell>
          <table:table-cell office:value-type="string" calcext:value-type="string">
            <text:p>https://www.mouser.sg/ProductDetail/Texas-Instruments/SN74LS21NE4?qs=sGAEpiMZZMtMa9lbYwD6ZGuuqVaqkGmOS8GB5LKZP7E%3D</text:p>
          </table:table-cell>
          <table:table-cell office:value-type="string" calcext:value-type="string">
            <text:p>S$0.62</text:p>
          </table:table-cell>
          <table:table-cell office:value-type="string" calcext:value-type="string">
            <text:p>Dual 4-Input Positive-AND Gate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2F</text:p>
          </table:table-cell>
          <table:table-cell table:style-name="Default" office:value-type="string" calcext:value-type="string">
            <text:p>74LS245</text:p>
          </table:table-cell>
          <table:table-cell office:value-type="string" calcext:value-type="string">
            <text:p>https://www.mouser.sg/ProductDetail/Texas-Instruments/SN74LS245NE4?qs=sGAEpiMZZMs9F6aVvY09bhwfQrNqig7qIcn1fgzui%2FY%3D</text:p>
          </table:table-cell>
          <table:table-cell office:value-type="string" calcext:value-type="string">
            <text:p>S$0.89</text:p>
          </table:table-cell>
          <table:table-cell office:value-type="string" calcext:value-type="string">
            <text:p>Octal Bus Transceivers With Tristate Output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7B2</text:p>
          </table:table-cell>
          <table:table-cell table:style-name="Default" office:value-type="string" calcext:value-type="string">
            <text:p>74LS245</text:p>
          </table:table-cell>
          <table:table-cell office:value-type="string" calcext:value-type="string">
            <text:p>https://www.mouser.sg/ProductDetail/Texas-Instruments/SN74LS245NE4?qs=sGAEpiMZZMs9F6aVvY09bhwfQrNqig7qIcn1fgzui%2FY%3D</text:p>
          </table:table-cell>
          <table:table-cell office:value-type="string" calcext:value-type="string">
            <text:p>S$0.89</text:p>
          </table:table-cell>
          <table:table-cell office:value-type="string" calcext:value-type="string">
            <text:p>Octal Bus Transceivers With Tristate Output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7C2</text:p>
          </table:table-cell>
          <table:table-cell table:style-name="Default" office:value-type="string" calcext:value-type="string">
            <text:p>74LS245</text:p>
          </table:table-cell>
          <table:table-cell office:value-type="string" calcext:value-type="string">
            <text:p>https://www.mouser.sg/ProductDetail/Texas-Instruments/SN74LS245NE4?qs=sGAEpiMZZMs9F6aVvY09bhwfQrNqig7qIcn1fgzui%2FY%3D</text:p>
          </table:table-cell>
          <table:table-cell office:value-type="string" calcext:value-type="string">
            <text:p>S$0.89</text:p>
          </table:table-cell>
          <table:table-cell office:value-type="string" calcext:value-type="string">
            <text:p>Octal Bus Transceivers With Tristate Output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3A</text:p>
          </table:table-cell>
          <table:table-cell table:style-name="Default" office:value-type="string" calcext:value-type="string">
            <text:p>74LS258</text:p>
          </table:table-cell>
          <table:table-cell office:value-type="string" calcext:value-type="string">
            <text:p>https://www.mouser.sg/ProductDetail/Texas-Instruments/SN74LS258BN?qs=%2Fha2pyFadugYCoHUAKZ16e6Ix0Tl4e52u5lkASBqGrE%3D</text:p>
          </table:table-cell>
          <table:table-cell office:value-type="string" calcext:value-type="string">
            <text:p>S$1.02</text:p>
          </table:table-cell>
          <table:table-cell office:value-type="string" calcext:value-type="string">
            <text:p>Quadruple 2-Line To 1-Line Data Selectors/Multiplexers With Tristate Output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3B</text:p>
          </table:table-cell>
          <table:table-cell table:style-name="Default" office:value-type="string" calcext:value-type="string">
            <text:p>74LS258</text:p>
          </table:table-cell>
          <table:table-cell office:value-type="string" calcext:value-type="string">
            <text:p>https://www.mouser.sg/ProductDetail/Texas-Instruments/SN74LS258BN?qs=%2Fha2pyFadugYCoHUAKZ16e6Ix0Tl4e52u5lkASBqGrE%3D</text:p>
          </table:table-cell>
          <table:table-cell office:value-type="string" calcext:value-type="string">
            <text:p>S$1.02</text:p>
          </table:table-cell>
          <table:table-cell office:value-type="string" calcext:value-type="string">
            <text:p>Quadruple 2-Line To 1-Line Data Selectors/Multiplexers With Tristate Output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3C</text:p>
          </table:table-cell>
          <table:table-cell table:style-name="Default" office:value-type="string" calcext:value-type="string">
            <text:p>74LS258</text:p>
          </table:table-cell>
          <table:table-cell office:value-type="string" calcext:value-type="string">
            <text:p>https://www.mouser.sg/ProductDetail/Texas-Instruments/SN74LS258BN?qs=%2Fha2pyFadugYCoHUAKZ16e6Ix0Tl4e52u5lkASBqGrE%3D</text:p>
          </table:table-cell>
          <table:table-cell office:value-type="string" calcext:value-type="string">
            <text:p>S$1.02</text:p>
          </table:table-cell>
          <table:table-cell office:value-type="string" calcext:value-type="string">
            <text:p>Quadruple 2-Line To 1-Line Data Selectors/Multiplexers With Tristate Output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3D</text:p>
          </table:table-cell>
          <table:table-cell table:style-name="Default" office:value-type="string" calcext:value-type="string">
            <text:p>74LS258</text:p>
          </table:table-cell>
          <table:table-cell office:value-type="string" calcext:value-type="string">
            <text:p>https://www.mouser.sg/ProductDetail/Texas-Instruments/SN74LS258BN?qs=%2Fha2pyFadugYCoHUAKZ16e6Ix0Tl4e52u5lkASBqGrE%3D</text:p>
          </table:table-cell>
          <table:table-cell office:value-type="string" calcext:value-type="string">
            <text:p>S$1.02</text:p>
          </table:table-cell>
          <table:table-cell office:value-type="string" calcext:value-type="string">
            <text:p>Quadruple 2-Line To 1-Line Data Selectors/Multiplexers With Tristate Output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60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E4?qs=sGAEpiMZZMvxP%252Bvr8KwMwF73%2FSEETFlcw32YC66%252Bjxg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61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E4?qs=sGAEpiMZZMvxP%252Bvr8KwMwF73%2FSEETFlcw32YC66%252Bjxg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65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E4?qs=sGAEpiMZZMvxP%252Bvr8KwMwF73%2FSEETFlcw32YC66%252Bjxg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66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E4?qs=sGAEpiMZZMvxP%252Bvr8KwMwF73%2FSEETFlcw32YC66%252Bjxg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81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E4?qs=sGAEpiMZZMvxP%252Bvr8KwMwF73%2FSEETFlcw32YC66%252Bjxg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82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E4?qs=sGAEpiMZZMvxP%252Bvr8KwMwF73%2FSEETFlcw32YC66%252Bjxg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00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E4?qs=sGAEpiMZZMvxP%252Bvr8KwMwF73%2FSEETFlcw32YC66%252Bjxg%3D</text:p>
          </table:table-cell>
          <table:table-cell/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01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E4?qs=sGAEpiMZZMvxP%252Bvr8KwMwF73%2FSEETFlcw32YC66%252Bjxg%3D</text:p>
          </table:table-cell>
          <table:table-cell/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08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E4?qs=sGAEpiMZZMvxP%252Bvr8KwMwF73%2FSEETFlcw32YC66%252Bjxg%3D</text:p>
          </table:table-cell>
          <table:table-cell/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09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E4?qs=sGAEpiMZZMvxP%252Bvr8KwMwF73%2FSEETFlcw32YC66%252Bjxg%3D</text:p>
          </table:table-cell>
          <table:table-cell/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20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E4?qs=sGAEpiMZZMvxP%252Bvr8KwMwF73%2FSEETFlcw32YC66%252Bjxg%3D</text:p>
          </table:table-cell>
          <table:table-cell/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21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E4?qs=sGAEpiMZZMvxP%252Bvr8KwMwF73%2FSEETFlcw32YC66%252Bjxg%3D</text:p>
          </table:table-cell>
          <table:table-cell/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28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E4?qs=sGAEpiMZZMvxP%252Bvr8KwMwF73%2FSEETFlcw32YC66%252Bjxg%3D</text:p>
          </table:table-cell>
          <table:table-cell/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29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E4?qs=sGAEpiMZZMvxP%252Bvr8KwMwF73%2FSEETFlcw32YC66%252Bjxg%3D</text:p>
          </table:table-cell>
          <table:table-cell/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81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E4?qs=sGAEpiMZZMvxP%252Bvr8KwMwF73%2FSEETFlcw32YC66%252Bjxg%3D</text:p>
          </table:table-cell>
          <table:table-cell/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84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E4?qs=sGAEpiMZZMvxP%252Bvr8KwMwF73%2FSEETFlcw32YC66%252Bjxg%3D</text:p>
          </table:table-cell>
          <table:table-cell/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87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E4?qs=sGAEpiMZZMvxP%252Bvr8KwMwF73%2FSEETFlcw32YC66%252Bjxg%3D</text:p>
          </table:table-cell>
          <table:table-cell/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90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E4?qs=sGAEpiMZZMvxP%252Bvr8KwMwF73%2FSEETFlcw32YC66%252Bjxg%3D</text:p>
          </table:table-cell>
          <table:table-cell/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232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E4?qs=sGAEpiMZZMvxP%252Bvr8KwMwF73%2FSEETFlcw32YC66%252Bjxg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233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E4?qs=sGAEpiMZZMvxP%252Bvr8KwMwF73%2FSEETFlcw32YC66%252Bjxg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250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E4?qs=sGAEpiMZZMvxP%252Bvr8KwMwF73%2FSEETFlcw32YC66%252Bjxg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55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E4?qs=sGAEpiMZZMvxP%252Bvr8KwMwF73%2FSEETFlcw32YC66%252Bjxg%3D</text:p>
          </table:table-cell>
          <table:table-cell/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56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E4?qs=sGAEpiMZZMvxP%252Bvr8KwMwF73%2FSEETFlcw32YC66%252Bjxg%3D</text:p>
          </table:table-cell>
          <table:table-cell/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59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E4?qs=sGAEpiMZZMvxP%252Bvr8KwMwF73%2FSEETFlcw32YC66%252Bjxg%3D</text:p>
          </table:table-cell>
          <table:table-cell/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63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E4?qs=sGAEpiMZZMvxP%252Bvr8KwMwF73%2FSEETFlcw32YC66%252Bjxg%3D</text:p>
          </table:table-cell>
          <table:table-cell/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64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E4?qs=sGAEpiMZZMvxP%252Bvr8KwMwF73%2FSEETFlcw32YC66%252Bjxg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281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E4?qs=sGAEpiMZZMvxP%252Bvr8KwMwF73%2FSEETFlcw32YC66%252Bjxg%3D</text:p>
          </table:table-cell>
          <table:table-cell/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282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E4?qs=sGAEpiMZZMvxP%252Bvr8KwMwF73%2FSEETFlcw32YC66%252Bjxg%3D</text:p>
          </table:table-cell>
          <table:table-cell/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283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E4?qs=sGAEpiMZZMvxP%252Bvr8KwMwF73%2FSEETFlcw32YC66%252Bjxg%3D</text:p>
          </table:table-cell>
          <table:table-cell/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84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E4?qs=sGAEpiMZZMvxP%252Bvr8KwMwF73%2FSEETFlcw32YC66%252Bjxg%3D</text:p>
          </table:table-cell>
          <table:table-cell/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289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E4?qs=sGAEpiMZZMvxP%252Bvr8KwMwF73%2FSEETFlcw32YC66%252Bjxg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290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E4?qs=sGAEpiMZZMvxP%252Bvr8KwMwF73%2FSEETFlcw32YC66%252Bjxg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4L6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E4?qs=sGAEpiMZZMvxP%252Bvr8KwMwF73%2FSEETFlcw32YC66%252Bjxg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5H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E4?qs=sGAEpiMZZMvxP%252Bvr8KwMwF73%2FSEETFlcw32YC66%252Bjxg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5L6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E4?qs=sGAEpiMZZMvxP%252Bvr8KwMwF73%2FSEETFlcw32YC66%252Bjxg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E4?qs=sGAEpiMZZMvxP%252Bvr8KwMwF73%2FSEETFlcw32YC66%252Bjxg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6S7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E4?qs=sGAEpiMZZMvxP%252Bvr8KwMwF73%2FSEETFlcw32YC66%252Bjxg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L5E2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E4?qs=sGAEpiMZZMvxP%252Bvr8KwMwF73%2FSEETFlcw32YC66%252Bjxg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L6E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E4?qs=sGAEpiMZZMvxP%252Bvr8KwMwF73%2FSEETFlcw32YC66%252Bjxg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20</text:p>
          </table:table-cell>
          <table:table-cell office:value-type="string" calcext:value-type="string">
            <text:p>7427</text:p>
          </table:table-cell>
          <table:table-cell office:value-type="string" calcext:value-type="string">
            <text:p>https://www.mouser.sg/ProductDetail/Texas-Instruments/SN74LS27N?qs=sGAEpiMZZMutXGli8Ay4kP28D9wZ8SQIwsPDjIqEADE%3D</text:p>
          </table:table-cell>
          <table:table-cell/>
          <table:table-cell office:value-type="string" calcext:value-type="string">
            <text:p>Triple 3-Input Positive NOR Gate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41</text:p>
          </table:table-cell>
          <table:table-cell office:value-type="string" calcext:value-type="string">
            <text:p>7427</text:p>
          </table:table-cell>
          <table:table-cell office:value-type="string" calcext:value-type="string">
            <text:p>https://www.mouser.sg/ProductDetail/Texas-Instruments/SN74LS27N?qs=sGAEpiMZZMutXGli8Ay4kP28D9wZ8SQIwsPDjIqEADE%3D</text:p>
          </table:table-cell>
          <table:table-cell/>
          <table:table-cell office:value-type="string" calcext:value-type="string">
            <text:p>Triple 3-Input Positive NOR Gat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43</text:p>
          </table:table-cell>
          <table:table-cell office:value-type="string" calcext:value-type="string">
            <text:p>7427</text:p>
          </table:table-cell>
          <table:table-cell office:value-type="string" calcext:value-type="string">
            <text:p>https://www.mouser.sg/ProductDetail/Texas-Instruments/SN74LS27N?qs=sGAEpiMZZMutXGli8Ay4kP28D9wZ8SQIwsPDjIqEADE%3D</text:p>
          </table:table-cell>
          <table:table-cell/>
          <table:table-cell office:value-type="string" calcext:value-type="string">
            <text:p>Triple 3-Input Positive NOR Gate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98</text:p>
          </table:table-cell>
          <table:table-cell office:value-type="string" calcext:value-type="string">
            <text:p>74283</text:p>
          </table:table-cell>
          <table:table-cell office:value-type="string" calcext:value-type="string">
            <text:p>https://www.mouser.sg/ProductDetail/Texas-Instruments/SN74LS283NE4?qs=sGAEpiMZZMuV4z%252BhZ4pm1L11UKYaBimF7vh839uxJBE%3D</text:p>
          </table:table-cell>
          <table:table-cell/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99</text:p>
          </table:table-cell>
          <table:table-cell office:value-type="string" calcext:value-type="string">
            <text:p>74283</text:p>
          </table:table-cell>
          <table:table-cell office:value-type="string" calcext:value-type="string">
            <text:p>https://www.mouser.sg/ProductDetail/Texas-Instruments/SN74LS283NE4?qs=sGAEpiMZZMuV4z%252BhZ4pm1L11UKYaBimF7vh839uxJBE%3D</text:p>
          </table:table-cell>
          <table:table-cell/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02</text:p>
          </table:table-cell>
          <table:table-cell office:value-type="string" calcext:value-type="string">
            <text:p>74283</text:p>
          </table:table-cell>
          <table:table-cell office:value-type="string" calcext:value-type="string">
            <text:p>https://www.mouser.sg/ProductDetail/Texas-Instruments/SN74LS283NE4?qs=sGAEpiMZZMuV4z%252BhZ4pm1L11UKYaBimF7vh839uxJBE%3D</text:p>
          </table:table-cell>
          <table:table-cell/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03</text:p>
          </table:table-cell>
          <table:table-cell office:value-type="string" calcext:value-type="string">
            <text:p>74283</text:p>
          </table:table-cell>
          <table:table-cell office:value-type="string" calcext:value-type="string">
            <text:p>https://www.mouser.sg/ProductDetail/Texas-Instruments/SN74LS283NE4?qs=sGAEpiMZZMuV4z%252BhZ4pm1L11UKYaBimF7vh839uxJBE%3D</text:p>
          </table:table-cell>
          <table:table-cell/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06</text:p>
          </table:table-cell>
          <table:table-cell office:value-type="string" calcext:value-type="string">
            <text:p>74283</text:p>
          </table:table-cell>
          <table:table-cell office:value-type="string" calcext:value-type="string">
            <text:p>https://www.mouser.sg/ProductDetail/Texas-Instruments/SN74LS283NE4?qs=sGAEpiMZZMuV4z%252BhZ4pm1L11UKYaBimF7vh839uxJBE%3D</text:p>
          </table:table-cell>
          <table:table-cell/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07</text:p>
          </table:table-cell>
          <table:table-cell office:value-type="string" calcext:value-type="string">
            <text:p>74283</text:p>
          </table:table-cell>
          <table:table-cell office:value-type="string" calcext:value-type="string">
            <text:p>https://www.mouser.sg/ProductDetail/Texas-Instruments/SN74LS283NE4?qs=sGAEpiMZZMuV4z%252BhZ4pm1L11UKYaBimF7vh839uxJBE%3D</text:p>
          </table:table-cell>
          <table:table-cell/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10</text:p>
          </table:table-cell>
          <table:table-cell office:value-type="string" calcext:value-type="string">
            <text:p>74283</text:p>
          </table:table-cell>
          <table:table-cell office:value-type="string" calcext:value-type="string">
            <text:p>https://www.mouser.sg/ProductDetail/Texas-Instruments/SN74LS283NE4?qs=sGAEpiMZZMuV4z%252BhZ4pm1L11UKYaBimF7vh839uxJBE%3D</text:p>
          </table:table-cell>
          <table:table-cell/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11</text:p>
          </table:table-cell>
          <table:table-cell office:value-type="string" calcext:value-type="string">
            <text:p>74283</text:p>
          </table:table-cell>
          <table:table-cell office:value-type="string" calcext:value-type="string">
            <text:p>https://www.mouser.sg/ProductDetail/Texas-Instruments/SN74LS283NE4?qs=sGAEpiMZZMuV4z%252BhZ4pm1L11UKYaBimF7vh839uxJBE%3D</text:p>
          </table:table-cell>
          <table:table-cell/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12</text:p>
          </table:table-cell>
          <table:table-cell office:value-type="string" calcext:value-type="string">
            <text:p>74283</text:p>
          </table:table-cell>
          <table:table-cell office:value-type="string" calcext:value-type="string">
            <text:p>https://www.mouser.sg/ProductDetail/Texas-Instruments/SN74LS283NE4?qs=sGAEpiMZZMuV4z%252BhZ4pm1L11UKYaBimF7vh839uxJBE%3D</text:p>
          </table:table-cell>
          <table:table-cell/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13</text:p>
          </table:table-cell>
          <table:table-cell office:value-type="string" calcext:value-type="string">
            <text:p>74283</text:p>
          </table:table-cell>
          <table:table-cell office:value-type="string" calcext:value-type="string">
            <text:p>https://www.mouser.sg/ProductDetail/Texas-Instruments/SN74LS283NE4?qs=sGAEpiMZZMuV4z%252BhZ4pm1L11UKYaBimF7vh839uxJBE%3D</text:p>
          </table:table-cell>
          <table:table-cell/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14</text:p>
          </table:table-cell>
          <table:table-cell office:value-type="string" calcext:value-type="string">
            <text:p>74283</text:p>
          </table:table-cell>
          <table:table-cell office:value-type="string" calcext:value-type="string">
            <text:p>https://www.mouser.sg/ProductDetail/Texas-Instruments/SN74LS283NE4?qs=sGAEpiMZZMuV4z%252BhZ4pm1L11UKYaBimF7vh839uxJBE%3D</text:p>
          </table:table-cell>
          <table:table-cell/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15</text:p>
          </table:table-cell>
          <table:table-cell office:value-type="string" calcext:value-type="string">
            <text:p>74283</text:p>
          </table:table-cell>
          <table:table-cell office:value-type="string" calcext:value-type="string">
            <text:p>https://www.mouser.sg/ProductDetail/Texas-Instruments/SN74LS283NE4?qs=sGAEpiMZZMuV4z%252BhZ4pm1L11UKYaBimF7vh839uxJBE%3D</text:p>
          </table:table-cell>
          <table:table-cell/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18</text:p>
          </table:table-cell>
          <table:table-cell office:value-type="string" calcext:value-type="string">
            <text:p>74283</text:p>
          </table:table-cell>
          <table:table-cell office:value-type="string" calcext:value-type="string">
            <text:p>https://www.mouser.sg/ProductDetail/Texas-Instruments/SN74LS283NE4?qs=sGAEpiMZZMuV4z%252BhZ4pm1L11UKYaBimF7vh839uxJBE%3D</text:p>
          </table:table-cell>
          <table:table-cell/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19</text:p>
          </table:table-cell>
          <table:table-cell office:value-type="string" calcext:value-type="string">
            <text:p>74283</text:p>
          </table:table-cell>
          <table:table-cell office:value-type="string" calcext:value-type="string">
            <text:p>https://www.mouser.sg/ProductDetail/Texas-Instruments/SN74LS283NE4?qs=sGAEpiMZZMuV4z%252BhZ4pm1L11UKYaBimF7vh839uxJBE%3D</text:p>
          </table:table-cell>
          <table:table-cell/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22</text:p>
          </table:table-cell>
          <table:table-cell office:value-type="string" calcext:value-type="string">
            <text:p>74283</text:p>
          </table:table-cell>
          <table:table-cell office:value-type="string" calcext:value-type="string">
            <text:p>https://www.mouser.sg/ProductDetail/Texas-Instruments/SN74LS283NE4?qs=sGAEpiMZZMuV4z%252BhZ4pm1L11UKYaBimF7vh839uxJBE%3D</text:p>
          </table:table-cell>
          <table:table-cell/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23</text:p>
          </table:table-cell>
          <table:table-cell office:value-type="string" calcext:value-type="string">
            <text:p>74283</text:p>
          </table:table-cell>
          <table:table-cell office:value-type="string" calcext:value-type="string">
            <text:p>https://www.mouser.sg/ProductDetail/Texas-Instruments/SN74LS283NE4?qs=sGAEpiMZZMuV4z%252BhZ4pm1L11UKYaBimF7vh839uxJBE%3D</text:p>
          </table:table-cell>
          <table:table-cell/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26</text:p>
          </table:table-cell>
          <table:table-cell office:value-type="string" calcext:value-type="string">
            <text:p>74283</text:p>
          </table:table-cell>
          <table:table-cell office:value-type="string" calcext:value-type="string">
            <text:p>https://www.mouser.sg/ProductDetail/Texas-Instruments/SN74LS283NE4?qs=sGAEpiMZZMuV4z%252BhZ4pm1L11UKYaBimF7vh839uxJBE%3D</text:p>
          </table:table-cell>
          <table:table-cell/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27</text:p>
          </table:table-cell>
          <table:table-cell office:value-type="string" calcext:value-type="string">
            <text:p>74283</text:p>
          </table:table-cell>
          <table:table-cell office:value-type="string" calcext:value-type="string">
            <text:p>https://www.mouser.sg/ProductDetail/Texas-Instruments/SN74LS283NE4?qs=sGAEpiMZZMuV4z%252BhZ4pm1L11UKYaBimF7vh839uxJBE%3D</text:p>
          </table:table-cell>
          <table:table-cell/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30</text:p>
          </table:table-cell>
          <table:table-cell office:value-type="string" calcext:value-type="string">
            <text:p>74283</text:p>
          </table:table-cell>
          <table:table-cell office:value-type="string" calcext:value-type="string">
            <text:p>https://www.mouser.sg/ProductDetail/Texas-Instruments/SN74LS283NE4?qs=sGAEpiMZZMuV4z%252BhZ4pm1L11UKYaBimF7vh839uxJBE%3D</text:p>
          </table:table-cell>
          <table:table-cell/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31</text:p>
          </table:table-cell>
          <table:table-cell office:value-type="string" calcext:value-type="string">
            <text:p>74283</text:p>
          </table:table-cell>
          <table:table-cell office:value-type="string" calcext:value-type="string">
            <text:p>https://www.mouser.sg/ProductDetail/Texas-Instruments/SN74LS283NE4?qs=sGAEpiMZZMuV4z%252BhZ4pm1L11UKYaBimF7vh839uxJBE%3D</text:p>
          </table:table-cell>
          <table:table-cell/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32</text:p>
          </table:table-cell>
          <table:table-cell office:value-type="string" calcext:value-type="string">
            <text:p>74283</text:p>
          </table:table-cell>
          <table:table-cell office:value-type="string" calcext:value-type="string">
            <text:p>https://www.mouser.sg/ProductDetail/Texas-Instruments/SN74LS283NE4?qs=sGAEpiMZZMuV4z%252BhZ4pm1L11UKYaBimF7vh839uxJBE%3D</text:p>
          </table:table-cell>
          <table:table-cell/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33</text:p>
          </table:table-cell>
          <table:table-cell office:value-type="string" calcext:value-type="string">
            <text:p>74283</text:p>
          </table:table-cell>
          <table:table-cell office:value-type="string" calcext:value-type="string">
            <text:p>https://www.mouser.sg/ProductDetail/Texas-Instruments/SN74LS283NE4?qs=sGAEpiMZZMuV4z%252BhZ4pm1L11UKYaBimF7vh839uxJBE%3D</text:p>
          </table:table-cell>
          <table:table-cell/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34</text:p>
          </table:table-cell>
          <table:table-cell office:value-type="string" calcext:value-type="string">
            <text:p>74283</text:p>
          </table:table-cell>
          <table:table-cell office:value-type="string" calcext:value-type="string">
            <text:p>https://www.mouser.sg/ProductDetail/Texas-Instruments/SN74LS283NE4?qs=sGAEpiMZZMuV4z%252BhZ4pm1L11UKYaBimF7vh839uxJBE%3D</text:p>
          </table:table-cell>
          <table:table-cell/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35</text:p>
          </table:table-cell>
          <table:table-cell office:value-type="string" calcext:value-type="string">
            <text:p>74283</text:p>
          </table:table-cell>
          <table:table-cell office:value-type="string" calcext:value-type="string">
            <text:p>https://www.mouser.sg/ProductDetail/Texas-Instruments/SN74LS283NE4?qs=sGAEpiMZZMuV4z%252BhZ4pm1L11UKYaBimF7vh839uxJBE%3D</text:p>
          </table:table-cell>
          <table:table-cell/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69</text:p>
          </table:table-cell>
          <table:table-cell office:value-type="string" calcext:value-type="string">
            <text:p>74283</text:p>
          </table:table-cell>
          <table:table-cell office:value-type="string" calcext:value-type="string">
            <text:p>https://www.mouser.sg/ProductDetail/Texas-Instruments/SN74LS283NE4?qs=sGAEpiMZZMuV4z%252BhZ4pm1L11UKYaBimF7vh839uxJBE%3D</text:p>
          </table:table-cell>
          <table:table-cell/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70</text:p>
          </table:table-cell>
          <table:table-cell office:value-type="string" calcext:value-type="string">
            <text:p>74283</text:p>
          </table:table-cell>
          <table:table-cell office:value-type="string" calcext:value-type="string">
            <text:p>https://www.mouser.sg/ProductDetail/Texas-Instruments/SN74LS283NE4?qs=sGAEpiMZZMuV4z%252BhZ4pm1L11UKYaBimF7vh839uxJBE%3D</text:p>
          </table:table-cell>
          <table:table-cell/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71</text:p>
          </table:table-cell>
          <table:table-cell office:value-type="string" calcext:value-type="string">
            <text:p>74283</text:p>
          </table:table-cell>
          <table:table-cell office:value-type="string" calcext:value-type="string">
            <text:p>https://www.mouser.sg/ProductDetail/Texas-Instruments/SN74LS283NE4?qs=sGAEpiMZZMuV4z%252BhZ4pm1L11UKYaBimF7vh839uxJBE%3D</text:p>
          </table:table-cell>
          <table:table-cell/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72</text:p>
          </table:table-cell>
          <table:table-cell office:value-type="string" calcext:value-type="string">
            <text:p>74283</text:p>
          </table:table-cell>
          <table:table-cell office:value-type="string" calcext:value-type="string">
            <text:p>https://www.mouser.sg/ProductDetail/Texas-Instruments/SN74LS283NE4?qs=sGAEpiMZZMuV4z%252BhZ4pm1L11UKYaBimF7vh839uxJBE%3D</text:p>
          </table:table-cell>
          <table:table-cell/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75</text:p>
          </table:table-cell>
          <table:table-cell office:value-type="string" calcext:value-type="string">
            <text:p>74283</text:p>
          </table:table-cell>
          <table:table-cell office:value-type="string" calcext:value-type="string">
            <text:p>https://www.mouser.sg/ProductDetail/Texas-Instruments/SN74LS283NE4?qs=sGAEpiMZZMuV4z%252BhZ4pm1L11UKYaBimF7vh839uxJBE%3D</text:p>
          </table:table-cell>
          <table:table-cell/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76</text:p>
          </table:table-cell>
          <table:table-cell office:value-type="string" calcext:value-type="string">
            <text:p>74283</text:p>
          </table:table-cell>
          <table:table-cell office:value-type="string" calcext:value-type="string">
            <text:p>https://www.mouser.sg/ProductDetail/Texas-Instruments/SN74LS283NE4?qs=sGAEpiMZZMuV4z%252BhZ4pm1L11UKYaBimF7vh839uxJBE%3D</text:p>
          </table:table-cell>
          <table:table-cell/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77</text:p>
          </table:table-cell>
          <table:table-cell office:value-type="string" calcext:value-type="string">
            <text:p>74283</text:p>
          </table:table-cell>
          <table:table-cell office:value-type="string" calcext:value-type="string">
            <text:p>https://www.mouser.sg/ProductDetail/Texas-Instruments/SN74LS283NE4?qs=sGAEpiMZZMuV4z%252BhZ4pm1L11UKYaBimF7vh839uxJBE%3D</text:p>
          </table:table-cell>
          <table:table-cell/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78</text:p>
          </table:table-cell>
          <table:table-cell office:value-type="string" calcext:value-type="string">
            <text:p>74283</text:p>
          </table:table-cell>
          <table:table-cell office:value-type="string" calcext:value-type="string">
            <text:p>https://www.mouser.sg/ProductDetail/Texas-Instruments/SN74LS283NE4?qs=sGAEpiMZZMuV4z%252BhZ4pm1L11UKYaBimF7vh839uxJBE%3D</text:p>
          </table:table-cell>
          <table:table-cell/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82</text:p>
          </table:table-cell>
          <table:table-cell office:value-type="string" calcext:value-type="string">
            <text:p>74283</text:p>
          </table:table-cell>
          <table:table-cell office:value-type="string" calcext:value-type="string">
            <text:p>https://www.mouser.sg/ProductDetail/Texas-Instruments/SN74LS283NE4?qs=sGAEpiMZZMuV4z%252BhZ4pm1L11UKYaBimF7vh839uxJBE%3D</text:p>
          </table:table-cell>
          <table:table-cell/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83</text:p>
          </table:table-cell>
          <table:table-cell office:value-type="string" calcext:value-type="string">
            <text:p>74283</text:p>
          </table:table-cell>
          <table:table-cell office:value-type="string" calcext:value-type="string">
            <text:p>https://www.mouser.sg/ProductDetail/Texas-Instruments/SN74LS283NE4?qs=sGAEpiMZZMuV4z%252BhZ4pm1L11UKYaBimF7vh839uxJBE%3D</text:p>
          </table:table-cell>
          <table:table-cell/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85</text:p>
          </table:table-cell>
          <table:table-cell office:value-type="string" calcext:value-type="string">
            <text:p>74283</text:p>
          </table:table-cell>
          <table:table-cell office:value-type="string" calcext:value-type="string">
            <text:p>https://www.mouser.sg/ProductDetail/Texas-Instruments/SN74LS283NE4?qs=sGAEpiMZZMuV4z%252BhZ4pm1L11UKYaBimF7vh839uxJBE%3D</text:p>
          </table:table-cell>
          <table:table-cell/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86</text:p>
          </table:table-cell>
          <table:table-cell office:value-type="string" calcext:value-type="string">
            <text:p>74283</text:p>
          </table:table-cell>
          <table:table-cell office:value-type="string" calcext:value-type="string">
            <text:p>https://www.mouser.sg/ProductDetail/Texas-Instruments/SN74LS283NE4?qs=sGAEpiMZZMuV4z%252BhZ4pm1L11UKYaBimF7vh839uxJBE%3D</text:p>
          </table:table-cell>
          <table:table-cell/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88</text:p>
          </table:table-cell>
          <table:table-cell office:value-type="string" calcext:value-type="string">
            <text:p>74283</text:p>
          </table:table-cell>
          <table:table-cell office:value-type="string" calcext:value-type="string">
            <text:p>https://www.mouser.sg/ProductDetail/Texas-Instruments/SN74LS283NE4?qs=sGAEpiMZZMuV4z%252BhZ4pm1L11UKYaBimF7vh839uxJBE%3D</text:p>
          </table:table-cell>
          <table:table-cell/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89</text:p>
          </table:table-cell>
          <table:table-cell office:value-type="string" calcext:value-type="string">
            <text:p>74283</text:p>
          </table:table-cell>
          <table:table-cell office:value-type="string" calcext:value-type="string">
            <text:p>https://www.mouser.sg/ProductDetail/Texas-Instruments/SN74LS283NE4?qs=sGAEpiMZZMuV4z%252BhZ4pm1L11UKYaBimF7vh839uxJBE%3D</text:p>
          </table:table-cell>
          <table:table-cell/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91</text:p>
          </table:table-cell>
          <table:table-cell office:value-type="string" calcext:value-type="string">
            <text:p>74283</text:p>
          </table:table-cell>
          <table:table-cell office:value-type="string" calcext:value-type="string">
            <text:p>https://www.mouser.sg/ProductDetail/Texas-Instruments/SN74LS283NE4?qs=sGAEpiMZZMuV4z%252BhZ4pm1L11UKYaBimF7vh839uxJBE%3D</text:p>
          </table:table-cell>
          <table:table-cell/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92</text:p>
          </table:table-cell>
          <table:table-cell office:value-type="string" calcext:value-type="string">
            <text:p>74283</text:p>
          </table:table-cell>
          <table:table-cell office:value-type="string" calcext:value-type="string">
            <text:p>https://www.mouser.sg/ProductDetail/Texas-Instruments/SN74LS283NE4?qs=sGAEpiMZZMuV4z%252BhZ4pm1L11UKYaBimF7vh839uxJBE%3D</text:p>
          </table:table-cell>
          <table:table-cell/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97</text:p>
          </table:table-cell>
          <table:table-cell office:value-type="string" calcext:value-type="string">
            <text:p>74283</text:p>
          </table:table-cell>
          <table:table-cell office:value-type="string" calcext:value-type="string">
            <text:p>https://www.mouser.sg/ProductDetail/Texas-Instruments/SN74LS283NE4?qs=sGAEpiMZZMuV4z%252BhZ4pm1L11UKYaBimF7vh839uxJBE%3D</text:p>
          </table:table-cell>
          <table:table-cell/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98</text:p>
          </table:table-cell>
          <table:table-cell office:value-type="string" calcext:value-type="string">
            <text:p>74283</text:p>
          </table:table-cell>
          <table:table-cell office:value-type="string" calcext:value-type="string">
            <text:p>https://www.mouser.sg/ProductDetail/Texas-Instruments/SN74LS283NE4?qs=sGAEpiMZZMuV4z%252BhZ4pm1L11UKYaBimF7vh839uxJBE%3D</text:p>
          </table:table-cell>
          <table:table-cell/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99</text:p>
          </table:table-cell>
          <table:table-cell office:value-type="string" calcext:value-type="string">
            <text:p>74283</text:p>
          </table:table-cell>
          <table:table-cell office:value-type="string" calcext:value-type="string">
            <text:p>https://www.mouser.sg/ProductDetail/Texas-Instruments/SN74LS283NE4?qs=sGAEpiMZZMuV4z%252BhZ4pm1L11UKYaBimF7vh839uxJBE%3D</text:p>
          </table:table-cell>
          <table:table-cell/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00</text:p>
          </table:table-cell>
          <table:table-cell office:value-type="string" calcext:value-type="string">
            <text:p>74283</text:p>
          </table:table-cell>
          <table:table-cell office:value-type="string" calcext:value-type="string">
            <text:p>https://www.mouser.sg/ProductDetail/Texas-Instruments/SN74LS283NE4?qs=sGAEpiMZZMuV4z%252BhZ4pm1L11UKYaBimF7vh839uxJBE%3D</text:p>
          </table:table-cell>
          <table:table-cell/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02</text:p>
          </table:table-cell>
          <table:table-cell office:value-type="string" calcext:value-type="string">
            <text:p>74283</text:p>
          </table:table-cell>
          <table:table-cell office:value-type="string" calcext:value-type="string">
            <text:p>https://www.mouser.sg/ProductDetail/Texas-Instruments/SN74LS283NE4?qs=sGAEpiMZZMuV4z%252BhZ4pm1L11UKYaBimF7vh839uxJBE%3D</text:p>
          </table:table-cell>
          <table:table-cell/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03</text:p>
          </table:table-cell>
          <table:table-cell office:value-type="string" calcext:value-type="string">
            <text:p>74283</text:p>
          </table:table-cell>
          <table:table-cell office:value-type="string" calcext:value-type="string">
            <text:p>https://www.mouser.sg/ProductDetail/Texas-Instruments/SN74LS283NE4?qs=sGAEpiMZZMuV4z%252BhZ4pm1L11UKYaBimF7vh839uxJBE%3D</text:p>
          </table:table-cell>
          <table:table-cell/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05</text:p>
          </table:table-cell>
          <table:table-cell office:value-type="string" calcext:value-type="string">
            <text:p>74283</text:p>
          </table:table-cell>
          <table:table-cell office:value-type="string" calcext:value-type="string">
            <text:p>https://www.mouser.sg/ProductDetail/Texas-Instruments/SN74LS283NE4?qs=sGAEpiMZZMuV4z%252BhZ4pm1L11UKYaBimF7vh839uxJBE%3D</text:p>
          </table:table-cell>
          <table:table-cell/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06</text:p>
          </table:table-cell>
          <table:table-cell office:value-type="string" calcext:value-type="string">
            <text:p>74283</text:p>
          </table:table-cell>
          <table:table-cell office:value-type="string" calcext:value-type="string">
            <text:p>https://www.mouser.sg/ProductDetail/Texas-Instruments/SN74LS283NE4?qs=sGAEpiMZZMuV4z%252BhZ4pm1L11UKYaBimF7vh839uxJBE%3D</text:p>
          </table:table-cell>
          <table:table-cell/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74283</text:p>
          </table:table-cell>
          <table:table-cell office:value-type="string" calcext:value-type="string">
            <text:p>https://www.mouser.sg/ProductDetail/Texas-Instruments/SN74LS283NE4?qs=sGAEpiMZZMuV4z%252BhZ4pm1L11UKYaBimF7vh839uxJBE%3D</text:p>
          </table:table-cell>
          <table:table-cell office:value-type="string" calcext:value-type="string">
            <text:p>S$1.30</text:p>
          </table:table-cell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L5E</text:p>
          </table:table-cell>
          <table:table-cell office:value-type="string" calcext:value-type="string">
            <text:p>74283</text:p>
          </table:table-cell>
          <table:table-cell office:value-type="string" calcext:value-type="string">
            <text:p>https://www.mouser.sg/ProductDetail/Texas-Instruments/SN74LS283NE4?qs=sGAEpiMZZMuV4z%252BhZ4pm1L11UKYaBimF7vh839uxJBE%3D</text:p>
          </table:table-cell>
          <table:table-cell office:value-type="string" calcext:value-type="string">
            <text:p>S$1.30</text:p>
          </table:table-cell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63</text:p>
          </table:table-cell>
          <table:table-cell table:style-name="Default" office:value-type="string" calcext:value-type="string">
            <text:p>74LS283</text:p>
          </table:table-cell>
          <table:table-cell office:value-type="string" calcext:value-type="string">
            <text:p>https://www.mouser.sg/ProductDetail/Texas-Instruments/SN74LS283NE4?qs=sGAEpiMZZMuV4z%252BhZ4pm1L11UKYaBimF7vh839uxJBE%3D</text:p>
          </table:table-cell>
          <table:table-cell office:value-type="string" calcext:value-type="string">
            <text:p>S$2.41</text:p>
          </table:table-cell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64</text:p>
          </table:table-cell>
          <table:table-cell table:style-name="Default" office:value-type="string" calcext:value-type="string">
            <text:p>74LS283</text:p>
          </table:table-cell>
          <table:table-cell office:value-type="string" calcext:value-type="string">
            <text:p>https://www.mouser.sg/ProductDetail/Texas-Instruments/SN74LS283NE4?qs=sGAEpiMZZMuV4z%252BhZ4pm1L11UKYaBimF7vh839uxJBE%3D</text:p>
          </table:table-cell>
          <table:table-cell office:value-type="string" calcext:value-type="string">
            <text:p>S$2.41</text:p>
          </table:table-cell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68</text:p>
          </table:table-cell>
          <table:table-cell table:style-name="Default" office:value-type="string" calcext:value-type="string">
            <text:p>74LS283</text:p>
          </table:table-cell>
          <table:table-cell office:value-type="string" calcext:value-type="string">
            <text:p>https://www.mouser.sg/ProductDetail/Texas-Instruments/SN74LS283NE4?qs=sGAEpiMZZMuV4z%252BhZ4pm1L11UKYaBimF7vh839uxJBE%3D</text:p>
          </table:table-cell>
          <table:table-cell office:value-type="string" calcext:value-type="string">
            <text:p>S$2.41</text:p>
          </table:table-cell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69</text:p>
          </table:table-cell>
          <table:table-cell table:style-name="Default" office:value-type="string" calcext:value-type="string">
            <text:p>74LS283</text:p>
          </table:table-cell>
          <table:table-cell office:value-type="string" calcext:value-type="string">
            <text:p>https://www.mouser.sg/ProductDetail/Texas-Instruments/SN74LS283NE4?qs=sGAEpiMZZMuV4z%252BhZ4pm1L11UKYaBimF7vh839uxJBE%3D</text:p>
          </table:table-cell>
          <table:table-cell office:value-type="string" calcext:value-type="string">
            <text:p>S$2.41</text:p>
          </table:table-cell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83</text:p>
          </table:table-cell>
          <table:table-cell table:style-name="Default" office:value-type="string" calcext:value-type="string">
            <text:p>74LS283</text:p>
          </table:table-cell>
          <table:table-cell office:value-type="string" calcext:value-type="string">
            <text:p>https://www.mouser.sg/ProductDetail/Texas-Instruments/SN74LS283NE4?qs=sGAEpiMZZMuV4z%252BhZ4pm1L11UKYaBimF7vh839uxJBE%3D</text:p>
          </table:table-cell>
          <table:table-cell office:value-type="string" calcext:value-type="string">
            <text:p>S$2.41</text:p>
          </table:table-cell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84</text:p>
          </table:table-cell>
          <table:table-cell table:style-name="Default" office:value-type="string" calcext:value-type="string">
            <text:p>74LS283</text:p>
          </table:table-cell>
          <table:table-cell office:value-type="string" calcext:value-type="string">
            <text:p>https://www.mouser.sg/ProductDetail/Texas-Instruments/SN74LS283NE4?qs=sGAEpiMZZMuV4z%252BhZ4pm1L11UKYaBimF7vh839uxJBE%3D</text:p>
          </table:table-cell>
          <table:table-cell office:value-type="string" calcext:value-type="string">
            <text:p>S$2.41</text:p>
          </table:table-cell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86</text:p>
          </table:table-cell>
          <table:table-cell table:style-name="Default" office:value-type="string" calcext:value-type="string">
            <text:p>74LS283</text:p>
          </table:table-cell>
          <table:table-cell office:value-type="string" calcext:value-type="string">
            <text:p>https://www.mouser.sg/ProductDetail/Texas-Instruments/SN74LS283NE4?qs=sGAEpiMZZMuV4z%252BhZ4pm1L11UKYaBimF7vh839uxJBE%3D</text:p>
          </table:table-cell>
          <table:table-cell office:value-type="string" calcext:value-type="string">
            <text:p>S$2.41</text:p>
          </table:table-cell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234</text:p>
          </table:table-cell>
          <table:table-cell table:style-name="Default" office:value-type="string" calcext:value-type="string">
            <text:p>74LS283</text:p>
          </table:table-cell>
          <table:table-cell office:value-type="string" calcext:value-type="string">
            <text:p>https://www.mouser.sg/ProductDetail/Texas-Instruments/SN74LS283NE4?qs=sGAEpiMZZMuV4z%252BhZ4pm1L11UKYaBimF7vh839uxJBE%3D</text:p>
          </table:table-cell>
          <table:table-cell office:value-type="string" calcext:value-type="string">
            <text:p>S$2.41</text:p>
          </table:table-cell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235</text:p>
          </table:table-cell>
          <table:table-cell table:style-name="Default" office:value-type="string" calcext:value-type="string">
            <text:p>74LS283</text:p>
          </table:table-cell>
          <table:table-cell office:value-type="string" calcext:value-type="string">
            <text:p>https://www.mouser.sg/ProductDetail/Texas-Instruments/SN74LS283NE4?qs=sGAEpiMZZMuV4z%252BhZ4pm1L11UKYaBimF7vh839uxJBE%3D</text:p>
          </table:table-cell>
          <table:table-cell office:value-type="string" calcext:value-type="string">
            <text:p>S$2.41</text:p>
          </table:table-cell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286</text:p>
          </table:table-cell>
          <table:table-cell table:style-name="Default" office:value-type="string" calcext:value-type="string">
            <text:p>74LS283</text:p>
          </table:table-cell>
          <table:table-cell office:value-type="string" calcext:value-type="string">
            <text:p>https://www.mouser.sg/ProductDetail/Texas-Instruments/SN74LS283NE4?qs=sGAEpiMZZMuV4z%252BhZ4pm1L11UKYaBimF7vh839uxJBE%3D</text:p>
          </table:table-cell>
          <table:table-cell office:value-type="string" calcext:value-type="string">
            <text:p>S$2.41</text:p>
          </table:table-cell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287</text:p>
          </table:table-cell>
          <table:table-cell table:style-name="Default" office:value-type="string" calcext:value-type="string">
            <text:p>74LS283</text:p>
          </table:table-cell>
          <table:table-cell office:value-type="string" calcext:value-type="string">
            <text:p>https://www.mouser.sg/ProductDetail/Texas-Instruments/SN74LS283NE4?qs=sGAEpiMZZMuV4z%252BhZ4pm1L11UKYaBimF7vh839uxJBE%3D</text:p>
          </table:table-cell>
          <table:table-cell office:value-type="string" calcext:value-type="string">
            <text:p>S$2.41</text:p>
          </table:table-cell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288</text:p>
          </table:table-cell>
          <table:table-cell table:style-name="Default" office:value-type="string" calcext:value-type="string">
            <text:p>74LS283</text:p>
          </table:table-cell>
          <table:table-cell office:value-type="string" calcext:value-type="string">
            <text:p>https://www.mouser.sg/ProductDetail/Texas-Instruments/SN74LS283NE4?qs=sGAEpiMZZMuV4z%252BhZ4pm1L11UKYaBimF7vh839uxJBE%3D</text:p>
          </table:table-cell>
          <table:table-cell office:value-type="string" calcext:value-type="string">
            <text:p>S$2.41</text:p>
          </table:table-cell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4</text:p>
          </table:table-cell>
          <table:table-cell office:value-type="string" calcext:value-type="string">
            <text:p>7432</text:p>
          </table:table-cell>
          <table:table-cell office:value-type="string" calcext:value-type="string">
            <text:p>https://www.mouser.sg/ProductDetail/Texas-Instruments/SN74LS32NE4?qs=sGAEpiMZZMtMa9lbYwD6ZGuuqVaqkGmO7x4PfQeTHF4%3D</text:p>
          </table:table-cell>
          <table:table-cell/>
          <table:table-cell office:value-type="string" calcext:value-type="string">
            <text:p>Quad 2-input positive-OR gate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4</text:p>
          </table:table-cell>
          <table:table-cell office:value-type="string" calcext:value-type="string">
            <text:p>7432</text:p>
          </table:table-cell>
          <table:table-cell office:value-type="string" calcext:value-type="string">
            <text:p>https://www.mouser.sg/ProductDetail/Texas-Instruments/SN74LS32NE4?qs=sGAEpiMZZMtMa9lbYwD6ZGuuqVaqkGmO7x4PfQeTHF4%3D</text:p>
          </table:table-cell>
          <table:table-cell/>
          <table:table-cell office:value-type="string" calcext:value-type="string">
            <text:p>Quad 2-input positive-OR gate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1</text:p>
          </table:table-cell>
          <table:table-cell office:value-type="string" calcext:value-type="string">
            <text:p>7432</text:p>
          </table:table-cell>
          <table:table-cell office:value-type="string" calcext:value-type="string">
            <text:p>https://www.mouser.sg/ProductDetail/Texas-Instruments/SN74LS32NE4?qs=sGAEpiMZZMtMa9lbYwD6ZGuuqVaqkGmO7x4PfQeTHF4%3D</text:p>
          </table:table-cell>
          <table:table-cell/>
          <table:table-cell office:value-type="string" calcext:value-type="string">
            <text:p>Quad 2-input positive-OR gate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54</text:p>
          </table:table-cell>
          <table:table-cell office:value-type="string" calcext:value-type="string">
            <text:p>7432</text:p>
          </table:table-cell>
          <table:table-cell office:value-type="string" calcext:value-type="string">
            <text:p>https://www.mouser.sg/ProductDetail/Texas-Instruments/SN74LS32NE4?qs=sGAEpiMZZMtMa9lbYwD6ZGuuqVaqkGmO7x4PfQeTHF4%3D</text:p>
          </table:table-cell>
          <table:table-cell/>
          <table:table-cell office:value-type="string" calcext:value-type="string">
            <text:p>Quad 2-input positive-OR gate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5</text:p>
          </table:table-cell>
          <table:table-cell office:value-type="string" calcext:value-type="string">
            <text:p>7432</text:p>
          </table:table-cell>
          <table:table-cell office:value-type="string" calcext:value-type="string">
            <text:p>https://www.mouser.sg/ProductDetail/Texas-Instruments/SN74LS32NE4?qs=sGAEpiMZZMtMa9lbYwD6ZGuuqVaqkGmO7x4PfQeTHF4%3D</text:p>
          </table:table-cell>
          <table:table-cell office:value-type="string" calcext:value-type="string">
            <text:p>S$0.87</text:p>
          </table:table-cell>
          <table:table-cell office:value-type="string" calcext:value-type="string">
            <text:p>Quad 2-input positive-OR gate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91</text:p>
          </table:table-cell>
          <table:table-cell office:value-type="string" calcext:value-type="string">
            <text:p>7432</text:p>
          </table:table-cell>
          <table:table-cell office:value-type="string" calcext:value-type="string">
            <text:p>https://www.mouser.sg/ProductDetail/Texas-Instruments/SN74LS32NE4?qs=sGAEpiMZZMtMa9lbYwD6ZGuuqVaqkGmO7x4PfQeTHF4%3D</text:p>
          </table:table-cell>
          <table:table-cell office:value-type="string" calcext:value-type="string">
            <text:p>S$0.87</text:p>
          </table:table-cell>
          <table:table-cell office:value-type="string" calcext:value-type="string">
            <text:p>Quad 2-input positive-OR gat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92</text:p>
          </table:table-cell>
          <table:table-cell office:value-type="string" calcext:value-type="string">
            <text:p>7432</text:p>
          </table:table-cell>
          <table:table-cell office:value-type="string" calcext:value-type="string">
            <text:p>https://www.mouser.sg/ProductDetail/Texas-Instruments/SN74LS32NE4?qs=sGAEpiMZZMtMa9lbYwD6ZGuuqVaqkGmO7x4PfQeTHF4%3D</text:p>
          </table:table-cell>
          <table:table-cell office:value-type="string" calcext:value-type="string">
            <text:p>S$0.87</text:p>
          </table:table-cell>
          <table:table-cell office:value-type="string" calcext:value-type="string">
            <text:p>Quad 2-input positive-OR gate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94</text:p>
          </table:table-cell>
          <table:table-cell office:value-type="string" calcext:value-type="string">
            <text:p>7432</text:p>
          </table:table-cell>
          <table:table-cell office:value-type="string" calcext:value-type="string">
            <text:p>https://www.mouser.sg/ProductDetail/Texas-Instruments/SN74LS32NE4?qs=sGAEpiMZZMtMa9lbYwD6ZGuuqVaqkGmO7x4PfQeTHF4%3D</text:p>
          </table:table-cell>
          <table:table-cell/>
          <table:table-cell office:value-type="string" calcext:value-type="string">
            <text:p>Quad 2-input positive-OR gate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37</text:p>
          </table:table-cell>
          <table:table-cell office:value-type="string" calcext:value-type="string">
            <text:p>7432</text:p>
          </table:table-cell>
          <table:table-cell office:value-type="string" calcext:value-type="string">
            <text:p>https://www.mouser.sg/ProductDetail/Texas-Instruments/SN74LS32NE4?qs=sGAEpiMZZMtMa9lbYwD6ZGuuqVaqkGmO7x4PfQeTHF4%3D</text:p>
          </table:table-cell>
          <table:table-cell office:value-type="string" calcext:value-type="string">
            <text:p>S$0.87</text:p>
          </table:table-cell>
          <table:table-cell office:value-type="string" calcext:value-type="string">
            <text:p>Quad 2-input positive-OR gate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55</text:p>
          </table:table-cell>
          <table:table-cell office:value-type="string" calcext:value-type="string">
            <text:p>7432</text:p>
          </table:table-cell>
          <table:table-cell office:value-type="string" calcext:value-type="string">
            <text:p>https://www.mouser.sg/ProductDetail/Texas-Instruments/SN74LS32NE4?qs=sGAEpiMZZMtMa9lbYwD6ZGuuqVaqkGmO7x4PfQeTHF4%3D</text:p>
          </table:table-cell>
          <table:table-cell office:value-type="string" calcext:value-type="string">
            <text:p>S$0.87</text:p>
          </table:table-cell>
          <table:table-cell office:value-type="string" calcext:value-type="string">
            <text:p>Quad 2-input positive-OR gate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13</text:p>
          </table:table-cell>
          <table:table-cell office:value-type="string" calcext:value-type="string">
            <text:p>7432</text:p>
          </table:table-cell>
          <table:table-cell office:value-type="string" calcext:value-type="string">
            <text:p>https://www.mouser.sg/ProductDetail/Texas-Instruments/SN74LS32NE4?qs=sGAEpiMZZMtMa9lbYwD6ZGuuqVaqkGmO7x4PfQeTHF4%3D</text:p>
          </table:table-cell>
          <table:table-cell office:value-type="string" calcext:value-type="string">
            <text:p>S$0.87</text:p>
          </table:table-cell>
          <table:table-cell office:value-type="string" calcext:value-type="string">
            <text:p>Quad 2-input positive-OR gate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27</text:p>
          </table:table-cell>
          <table:table-cell office:value-type="string" calcext:value-type="string">
            <text:p>7432</text:p>
          </table:table-cell>
          <table:table-cell office:value-type="string" calcext:value-type="string">
            <text:p>https://www.mouser.sg/ProductDetail/Texas-Instruments/SN74LS32NE4?qs=sGAEpiMZZMtMa9lbYwD6ZGuuqVaqkGmO7x4PfQeTHF4%3D</text:p>
          </table:table-cell>
          <table:table-cell/>
          <table:table-cell office:value-type="string" calcext:value-type="string">
            <text:p>Quad 2-input positive-OR gate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314</text:p>
          </table:table-cell>
          <table:table-cell office:value-type="string" calcext:value-type="string">
            <text:p>7432</text:p>
          </table:table-cell>
          <table:table-cell office:value-type="string" calcext:value-type="string">
            <text:p>https://www.mouser.sg/ProductDetail/Texas-Instruments/SN74LS32NE4?qs=sGAEpiMZZMtMa9lbYwD6ZGuuqVaqkGmO7x4PfQeTHF4%3D</text:p>
          </table:table-cell>
          <table:table-cell/>
          <table:table-cell office:value-type="string" calcext:value-type="string">
            <text:p>Quad 2-input positive-OR gate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3H</text:p>
          </table:table-cell>
          <table:table-cell office:value-type="string" calcext:value-type="string">
            <text:p>7432</text:p>
          </table:table-cell>
          <table:table-cell office:value-type="string" calcext:value-type="string">
            <text:p>https://www.mouser.sg/ProductDetail/Texas-Instruments/SN74LS32NE4?qs=sGAEpiMZZMtMa9lbYwD6ZGuuqVaqkGmO7x4PfQeTHF4%3D</text:p>
          </table:table-cell>
          <table:table-cell/>
          <table:table-cell office:value-type="string" calcext:value-type="string">
            <text:p>Quad 2-input positive-OR gate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5P7</text:p>
          </table:table-cell>
          <table:table-cell office:value-type="string" calcext:value-type="string">
            <text:p>7432</text:p>
          </table:table-cell>
          <table:table-cell office:value-type="string" calcext:value-type="string">
            <text:p>https://www.mouser.sg/ProductDetail/Texas-Instruments/SN74LS32NE4?qs=sGAEpiMZZMtMa9lbYwD6ZGuuqVaqkGmO7x4PfQeTHF4%3D</text:p>
          </table:table-cell>
          <table:table-cell office:value-type="string" calcext:value-type="string">
            <text:p>S$0.87</text:p>
          </table:table-cell>
          <table:table-cell office:value-type="string" calcext:value-type="string">
            <text:p>Quad 2-input positive-OR gate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6N2</text:p>
          </table:table-cell>
          <table:table-cell office:value-type="string" calcext:value-type="string">
            <text:p>7432</text:p>
          </table:table-cell>
          <table:table-cell office:value-type="string" calcext:value-type="string">
            <text:p>https://www.mouser.sg/ProductDetail/Texas-Instruments/SN74LS32NE4?qs=sGAEpiMZZMtMa9lbYwD6ZGuuqVaqkGmO7x4PfQeTHF4%3D</text:p>
          </table:table-cell>
          <table:table-cell office:value-type="string" calcext:value-type="string">
            <text:p>S$0.87</text:p>
          </table:table-cell>
          <table:table-cell office:value-type="string" calcext:value-type="string">
            <text:p>Quad 2-input positive-OR gat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6N6</text:p>
          </table:table-cell>
          <table:table-cell office:value-type="string" calcext:value-type="string">
            <text:p>7432</text:p>
          </table:table-cell>
          <table:table-cell office:value-type="string" calcext:value-type="string">
            <text:p>https://www.mouser.sg/ProductDetail/Texas-Instruments/SN74LS32NE4?qs=sGAEpiMZZMtMa9lbYwD6ZGuuqVaqkGmO7x4PfQeTHF4%3D</text:p>
          </table:table-cell>
          <table:table-cell office:value-type="string" calcext:value-type="string">
            <text:p>S$0.87</text:p>
          </table:table-cell>
          <table:table-cell office:value-type="string" calcext:value-type="string">
            <text:p>Quad 2-input positive-OR gat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7432</text:p>
          </table:table-cell>
          <table:table-cell office:value-type="string" calcext:value-type="string">
            <text:p>https://www.mouser.sg/ProductDetail/Texas-Instruments/SN74LS32NE4?qs=sGAEpiMZZMtMa9lbYwD6ZGuuqVaqkGmO7x4PfQeTHF4%3D</text:p>
          </table:table-cell>
          <table:table-cell office:value-type="string" calcext:value-type="string">
            <text:p>S$0.87</text:p>
          </table:table-cell>
          <table:table-cell office:value-type="string" calcext:value-type="string">
            <text:p>Quad 2-input positive-OR gate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7T</text:p>
          </table:table-cell>
          <table:table-cell office:value-type="string" calcext:value-type="string">
            <text:p>7432</text:p>
          </table:table-cell>
          <table:table-cell office:value-type="string" calcext:value-type="string">
            <text:p>https://www.mouser.sg/ProductDetail/Texas-Instruments/SN74LS32NE4?qs=sGAEpiMZZMtMa9lbYwD6ZGuuqVaqkGmO7x4PfQeTHF4%3D</text:p>
          </table:table-cell>
          <table:table-cell office:value-type="string" calcext:value-type="string">
            <text:p>S$0.87</text:p>
          </table:table-cell>
          <table:table-cell office:value-type="string" calcext:value-type="string">
            <text:p>Quad 2-input positive-OR gate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4T</text:p>
          </table:table-cell>
          <table:table-cell office:value-type="string" calcext:value-type="string">
            <text:p>74368</text:p>
          </table:table-cell>
          <table:table-cell office:value-type="string" calcext:value-type="string">
            <text:p>https://www.mouser.sg/ProductDetail/Texas-Instruments/SN74LS368AN?qs=%2Fha2pyFadug6ZOj3cmpD6YwUi6dGmUUQRqKJDT%2FBvsw%3D</text:p>
          </table:table-cell>
          <table:table-cell/>
          <table:table-cell office:value-type="string" calcext:value-type="string">
            <text:p>Hex Buffers/Line Drivers with Inverting Tristate Output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11</text:p>
          </table:table-cell>
          <table:table-cell table:style-name="Default" office:value-type="string" calcext:value-type="string">
            <text:p>74LS373</text:p>
          </table:table-cell>
          <table:table-cell office:value-type="string" calcext:value-type="string">
            <text:p>https://www.mouser.sg/ProductDetail/Texas-Instruments/SN74LS373NE4?qs=sGAEpiMZZMu2QtOrmdJ1%2FRPDYI7IXkrB2H7gdWq7qaw%3D</text:p>
          </table:table-cell>
          <table:table-cell office:value-type="string" calcext:value-type="string">
            <text:p>S$1.40</text:p>
          </table:table-cell>
          <table:table-cell office:value-type="string" calcext:value-type="string">
            <text:p>Octal D-Type Transparent Latches with 3-state Output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16</text:p>
          </table:table-cell>
          <table:table-cell table:style-name="Default" office:value-type="string" calcext:value-type="string">
            <text:p>74LS373</text:p>
          </table:table-cell>
          <table:table-cell office:value-type="string" calcext:value-type="string">
            <text:p>https://www.mouser.sg/ProductDetail/Texas-Instruments/SN74LS373NE4?qs=sGAEpiMZZMu2QtOrmdJ1%2FRPDYI7IXkrB2H7gdWq7qaw%3D</text:p>
          </table:table-cell>
          <table:table-cell office:value-type="string" calcext:value-type="string">
            <text:p>S$1.40</text:p>
          </table:table-cell>
          <table:table-cell office:value-type="string" calcext:value-type="string">
            <text:p>Octal D-Type Transparent Latches with 3-state Output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18</text:p>
          </table:table-cell>
          <table:table-cell table:style-name="Default" office:value-type="string" calcext:value-type="string">
            <text:p>74LS373</text:p>
          </table:table-cell>
          <table:table-cell office:value-type="string" calcext:value-type="string">
            <text:p>https://www.mouser.sg/ProductDetail/Texas-Instruments/SN74LS373NE4?qs=sGAEpiMZZMu2QtOrmdJ1%2FRPDYI7IXkrB2H7gdWq7qaw%3D</text:p>
          </table:table-cell>
          <table:table-cell office:value-type="string" calcext:value-type="string">
            <text:p>S$1.40</text:p>
          </table:table-cell>
          <table:table-cell office:value-type="string" calcext:value-type="string">
            <text:p>Octal D-Type Transparent Latches with 3-state Output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19</text:p>
          </table:table-cell>
          <table:table-cell table:style-name="Default" office:value-type="string" calcext:value-type="string">
            <text:p>74LS373</text:p>
          </table:table-cell>
          <table:table-cell office:value-type="string" calcext:value-type="string">
            <text:p>https://www.mouser.sg/ProductDetail/Texas-Instruments/SN74LS373NE4?qs=sGAEpiMZZMu2QtOrmdJ1%2FRPDYI7IXkrB2H7gdWq7qaw%3D</text:p>
          </table:table-cell>
          <table:table-cell office:value-type="string" calcext:value-type="string">
            <text:p>S$1.40</text:p>
          </table:table-cell>
          <table:table-cell office:value-type="string" calcext:value-type="string">
            <text:p>Octal D-Type Transparent Latches with 3-state Output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27</text:p>
          </table:table-cell>
          <table:table-cell table:style-name="Default" office:value-type="string" calcext:value-type="string">
            <text:p>74LS373</text:p>
          </table:table-cell>
          <table:table-cell office:value-type="string" calcext:value-type="string">
            <text:p>https://www.mouser.sg/ProductDetail/Texas-Instruments/SN74LS373NE4?qs=sGAEpiMZZMu2QtOrmdJ1%2FRPDYI7IXkrB2H7gdWq7qaw%3D</text:p>
          </table:table-cell>
          <table:table-cell office:value-type="string" calcext:value-type="string">
            <text:p>S$1.40</text:p>
          </table:table-cell>
          <table:table-cell office:value-type="string" calcext:value-type="string">
            <text:p>Octal D-Type Transparent Latches with 3-state Output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28</text:p>
          </table:table-cell>
          <table:table-cell table:style-name="Default" office:value-type="string" calcext:value-type="string">
            <text:p>74LS373</text:p>
          </table:table-cell>
          <table:table-cell office:value-type="string" calcext:value-type="string">
            <text:p>https://www.mouser.sg/ProductDetail/Texas-Instruments/SN74LS373NE4?qs=sGAEpiMZZMu2QtOrmdJ1%2FRPDYI7IXkrB2H7gdWq7qaw%3D</text:p>
          </table:table-cell>
          <table:table-cell office:value-type="string" calcext:value-type="string">
            <text:p>S$1.40</text:p>
          </table:table-cell>
          <table:table-cell office:value-type="string" calcext:value-type="string">
            <text:p>Octal D-Type Transparent Latches with 3-state Output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35</text:p>
          </table:table-cell>
          <table:table-cell table:style-name="Default" office:value-type="string" calcext:value-type="string">
            <text:p>74LS373</text:p>
          </table:table-cell>
          <table:table-cell office:value-type="string" calcext:value-type="string">
            <text:p>https://www.mouser.sg/ProductDetail/Texas-Instruments/SN74LS373NE4?qs=sGAEpiMZZMu2QtOrmdJ1%2FRPDYI7IXkrB2H7gdWq7qaw%3D</text:p>
          </table:table-cell>
          <table:table-cell office:value-type="string" calcext:value-type="string">
            <text:p>S$1.40</text:p>
          </table:table-cell>
          <table:table-cell office:value-type="string" calcext:value-type="string">
            <text:p>Octal D-Type Transparent Latches with 3-state Output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36</text:p>
          </table:table-cell>
          <table:table-cell table:style-name="Default" office:value-type="string" calcext:value-type="string">
            <text:p>74LS373</text:p>
          </table:table-cell>
          <table:table-cell office:value-type="string" calcext:value-type="string">
            <text:p>https://www.mouser.sg/ProductDetail/Texas-Instruments/SN74LS373NE4?qs=sGAEpiMZZMu2QtOrmdJ1%2FRPDYI7IXkrB2H7gdWq7qaw%3D</text:p>
          </table:table-cell>
          <table:table-cell office:value-type="string" calcext:value-type="string">
            <text:p>S$1.40</text:p>
          </table:table-cell>
          <table:table-cell office:value-type="string" calcext:value-type="string">
            <text:p>Octal D-Type Transparent Latches with 3-state Output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39</text:p>
          </table:table-cell>
          <table:table-cell table:style-name="Default" office:value-type="string" calcext:value-type="string">
            <text:p>74LS373</text:p>
          </table:table-cell>
          <table:table-cell office:value-type="string" calcext:value-type="string">
            <text:p>https://www.mouser.sg/ProductDetail/Texas-Instruments/SN74LS373NE4?qs=sGAEpiMZZMu2QtOrmdJ1%2FRPDYI7IXkrB2H7gdWq7qaw%3D</text:p>
          </table:table-cell>
          <table:table-cell office:value-type="string" calcext:value-type="string">
            <text:p>S$1.40</text:p>
          </table:table-cell>
          <table:table-cell office:value-type="string" calcext:value-type="string">
            <text:p>Octal D-Type Transparent Latches with 3-state Output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40</text:p>
          </table:table-cell>
          <table:table-cell table:style-name="Default" office:value-type="string" calcext:value-type="string">
            <text:p>74LS373</text:p>
          </table:table-cell>
          <table:table-cell office:value-type="string" calcext:value-type="string">
            <text:p>https://www.mouser.sg/ProductDetail/Texas-Instruments/SN74LS373NE4?qs=sGAEpiMZZMu2QtOrmdJ1%2FRPDYI7IXkrB2H7gdWq7qaw%3D</text:p>
          </table:table-cell>
          <table:table-cell office:value-type="string" calcext:value-type="string">
            <text:p>S$1.40</text:p>
          </table:table-cell>
          <table:table-cell office:value-type="string" calcext:value-type="string">
            <text:p>Octal D-Type Transparent Latches with 3-state Output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45</text:p>
          </table:table-cell>
          <table:table-cell table:style-name="Default" office:value-type="string" calcext:value-type="string">
            <text:p>74LS373</text:p>
          </table:table-cell>
          <table:table-cell office:value-type="string" calcext:value-type="string">
            <text:p>https://www.mouser.sg/ProductDetail/Texas-Instruments/SN74LS373NE4?qs=sGAEpiMZZMu2QtOrmdJ1%2FRPDYI7IXkrB2H7gdWq7qaw%3D</text:p>
          </table:table-cell>
          <table:table-cell office:value-type="string" calcext:value-type="string">
            <text:p>S$1.40</text:p>
          </table:table-cell>
          <table:table-cell office:value-type="string" calcext:value-type="string">
            <text:p>Octal D-Type Transparent Latches with 3-state Output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3</text:p>
          </table:table-cell>
          <table:table-cell table:style-name="Default" office:value-type="string" calcext:value-type="string">
            <text:p>74LS373</text:p>
          </table:table-cell>
          <table:table-cell office:value-type="string" calcext:value-type="string">
            <text:p>https://www.mouser.sg/ProductDetail/Texas-Instruments/SN74LS373NE4?qs=sGAEpiMZZMu2QtOrmdJ1%2FRPDYI7IXkrB2H7gdWq7qaw%3D</text:p>
          </table:table-cell>
          <table:table-cell office:value-type="string" calcext:value-type="string">
            <text:p>S$1.40</text:p>
          </table:table-cell>
          <table:table-cell office:value-type="string" calcext:value-type="string">
            <text:p>Octal D-Type Transparent Latches with 3-state Output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8</text:p>
          </table:table-cell>
          <table:table-cell table:style-name="Default" office:value-type="string" calcext:value-type="string">
            <text:p>74LS373</text:p>
          </table:table-cell>
          <table:table-cell office:value-type="string" calcext:value-type="string">
            <text:p>https://www.mouser.sg/ProductDetail/Texas-Instruments/SN74LS373NE4?qs=sGAEpiMZZMu2QtOrmdJ1%2FRPDYI7IXkrB2H7gdWq7qaw%3D</text:p>
          </table:table-cell>
          <table:table-cell office:value-type="string" calcext:value-type="string">
            <text:p>S$1.40</text:p>
          </table:table-cell>
          <table:table-cell office:value-type="string" calcext:value-type="string">
            <text:p>Octal D-Type Transparent Latches with 3-state Output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49</text:p>
          </table:table-cell>
          <table:table-cell table:style-name="Default" office:value-type="string" calcext:value-type="string">
            <text:p>74LS373</text:p>
          </table:table-cell>
          <table:table-cell office:value-type="string" calcext:value-type="string">
            <text:p>https://www.mouser.sg/ProductDetail/Texas-Instruments/SN74LS373NE4?qs=sGAEpiMZZMu2QtOrmdJ1%2FRPDYI7IXkrB2H7gdWq7qaw%3D</text:p>
          </table:table-cell>
          <table:table-cell office:value-type="string" calcext:value-type="string">
            <text:p>S$1.40</text:p>
          </table:table-cell>
          <table:table-cell office:value-type="string" calcext:value-type="string">
            <text:p>Octal D-Type Transparent Latches with 3-state Output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08</text:p>
          </table:table-cell>
          <table:table-cell table:style-name="Default" office:value-type="string" calcext:value-type="string">
            <text:p>74LS373</text:p>
          </table:table-cell>
          <table:table-cell office:value-type="string" calcext:value-type="string">
            <text:p>https://www.mouser.sg/ProductDetail/Texas-Instruments/SN74LS373NE4?qs=sGAEpiMZZMu2QtOrmdJ1%2FRPDYI7IXkrB2H7gdWq7qaw%3D</text:p>
          </table:table-cell>
          <table:table-cell office:value-type="string" calcext:value-type="string">
            <text:p>S$1.40</text:p>
          </table:table-cell>
          <table:table-cell office:value-type="string" calcext:value-type="string">
            <text:p>Octal D-Type Transparent Latches with 3-state Output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18</text:p>
          </table:table-cell>
          <table:table-cell table:style-name="Default" office:value-type="string" calcext:value-type="string">
            <text:p>74LS373</text:p>
          </table:table-cell>
          <table:table-cell office:value-type="string" calcext:value-type="string">
            <text:p>https://www.mouser.sg/ProductDetail/Texas-Instruments/SN74LS373NE4?qs=sGAEpiMZZMu2QtOrmdJ1%2FRPDYI7IXkrB2H7gdWq7qaw%3D</text:p>
          </table:table-cell>
          <table:table-cell office:value-type="string" calcext:value-type="string">
            <text:p>S$1.40</text:p>
          </table:table-cell>
          <table:table-cell office:value-type="string" calcext:value-type="string">
            <text:p>Octal D-Type Transparent Latches with 3-state Output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25</text:p>
          </table:table-cell>
          <table:table-cell table:style-name="Default" office:value-type="string" calcext:value-type="string">
            <text:p>74LS373</text:p>
          </table:table-cell>
          <table:table-cell office:value-type="string" calcext:value-type="string">
            <text:p>https://www.mouser.sg/ProductDetail/Texas-Instruments/SN74LS373NE4?qs=sGAEpiMZZMu2QtOrmdJ1%2FRPDYI7IXkrB2H7gdWq7qaw%3D</text:p>
          </table:table-cell>
          <table:table-cell office:value-type="string" calcext:value-type="string">
            <text:p>S$1.40</text:p>
          </table:table-cell>
          <table:table-cell office:value-type="string" calcext:value-type="string">
            <text:p>Octal D-Type Transparent Latches with 3-state Output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43</text:p>
          </table:table-cell>
          <table:table-cell table:style-name="Default" office:value-type="string" calcext:value-type="string">
            <text:p>74LS373</text:p>
          </table:table-cell>
          <table:table-cell office:value-type="string" calcext:value-type="string">
            <text:p>https://www.mouser.sg/ProductDetail/Texas-Instruments/SN74LS373NE4?qs=sGAEpiMZZMu2QtOrmdJ1%2FRPDYI7IXkrB2H7gdWq7qaw%3D</text:p>
          </table:table-cell>
          <table:table-cell office:value-type="string" calcext:value-type="string">
            <text:p>S$1.40</text:p>
          </table:table-cell>
          <table:table-cell office:value-type="string" calcext:value-type="string">
            <text:p>Octal D-Type Transparent Latches with 3-state Output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44</text:p>
          </table:table-cell>
          <table:table-cell table:style-name="Default" office:value-type="string" calcext:value-type="string">
            <text:p>74LS373</text:p>
          </table:table-cell>
          <table:table-cell office:value-type="string" calcext:value-type="string">
            <text:p>https://www.mouser.sg/ProductDetail/Texas-Instruments/SN74LS373NE4?qs=sGAEpiMZZMu2QtOrmdJ1%2FRPDYI7IXkrB2H7gdWq7qaw%3D</text:p>
          </table:table-cell>
          <table:table-cell office:value-type="string" calcext:value-type="string">
            <text:p>S$1.40</text:p>
          </table:table-cell>
          <table:table-cell office:value-type="string" calcext:value-type="string">
            <text:p>Octal D-Type Transparent Latches with 3-state Output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257</text:p>
          </table:table-cell>
          <table:table-cell table:style-name="Default" office:value-type="string" calcext:value-type="string">
            <text:p>74LS373</text:p>
          </table:table-cell>
          <table:table-cell office:value-type="string" calcext:value-type="string">
            <text:p>https://www.mouser.sg/ProductDetail/Texas-Instruments/SN74LS373NE4?qs=sGAEpiMZZMu2QtOrmdJ1%2FRPDYI7IXkrB2H7gdWq7qaw%3D</text:p>
          </table:table-cell>
          <table:table-cell office:value-type="string" calcext:value-type="string">
            <text:p>S$1.40</text:p>
          </table:table-cell>
          <table:table-cell office:value-type="string" calcext:value-type="string">
            <text:p>Octal D-Type Transparent Latches with 3-state Output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75</text:p>
          </table:table-cell>
          <table:table-cell table:style-name="Default" office:value-type="string" calcext:value-type="string">
            <text:p>74S374</text:p>
          </table:table-cell>
          <table:table-cell office:value-type="string" calcext:value-type="string">
            <text:p>https://www.mouser.sg/ProductDetail/Texas-Instruments/SN74LS374NE4?qs=SL3LIuy2dWwBzzpDJsDv8A%3D%3D</text:p>
          </table:table-cell>
          <table:table-cell/>
          <table:table-cell office:value-type="string" calcext:value-type="string">
            <text:p>Octal D-Type Edge Triggered Flip-Flops with Tristate Output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96</text:p>
          </table:table-cell>
          <table:table-cell table:style-name="Default" office:value-type="string" calcext:value-type="string">
            <text:p>74S374</text:p>
          </table:table-cell>
          <table:table-cell office:value-type="string" calcext:value-type="string">
            <text:p>https://www.mouser.sg/ProductDetail/Texas-Instruments/SN74LS374NE4?qs=SL3LIuy2dWwBzzpDJsDv8A%3D%3D</text:p>
          </table:table-cell>
          <table:table-cell/>
          <table:table-cell office:value-type="string" calcext:value-type="string">
            <text:p>Octal D-Type Edge Triggered Flip-Flops with Tristate Output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97</text:p>
          </table:table-cell>
          <table:table-cell table:style-name="Default" office:value-type="string" calcext:value-type="string">
            <text:p>74S374</text:p>
          </table:table-cell>
          <table:table-cell office:value-type="string" calcext:value-type="string">
            <text:p>https://www.mouser.sg/ProductDetail/Texas-Instruments/SN74LS374NE4?qs=SL3LIuy2dWwBzzpDJsDv8A%3D%3D</text:p>
          </table:table-cell>
          <table:table-cell/>
          <table:table-cell office:value-type="string" calcext:value-type="string">
            <text:p>Octal D-Type Edge Triggered Flip-Flops with Tristate Output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04</text:p>
          </table:table-cell>
          <table:table-cell table:style-name="Default" office:value-type="string" calcext:value-type="string">
            <text:p>74S374</text:p>
          </table:table-cell>
          <table:table-cell office:value-type="string" calcext:value-type="string">
            <text:p>https://www.mouser.sg/ProductDetail/Texas-Instruments/SN74LS374NE4?qs=SL3LIuy2dWwBzzpDJsDv8A%3D%3D</text:p>
          </table:table-cell>
          <table:table-cell/>
          <table:table-cell office:value-type="string" calcext:value-type="string">
            <text:p>Octal D-Type Edge Triggered Flip-Flops with Tristate Output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05</text:p>
          </table:table-cell>
          <table:table-cell table:style-name="Default" office:value-type="string" calcext:value-type="string">
            <text:p>74S374</text:p>
          </table:table-cell>
          <table:table-cell office:value-type="string" calcext:value-type="string">
            <text:p>https://www.mouser.sg/ProductDetail/Texas-Instruments/SN74LS374NE4?qs=SL3LIuy2dWwBzzpDJsDv8A%3D%3D</text:p>
          </table:table-cell>
          <table:table-cell/>
          <table:table-cell office:value-type="string" calcext:value-type="string">
            <text:p>Octal D-Type Edge Triggered Flip-Flops with Tristate Output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16</text:p>
          </table:table-cell>
          <table:table-cell table:style-name="Default" office:value-type="string" calcext:value-type="string">
            <text:p>74S374</text:p>
          </table:table-cell>
          <table:table-cell office:value-type="string" calcext:value-type="string">
            <text:p>https://www.mouser.sg/ProductDetail/Texas-Instruments/SN74LS374NE4?qs=SL3LIuy2dWwBzzpDJsDv8A%3D%3D</text:p>
          </table:table-cell>
          <table:table-cell/>
          <table:table-cell office:value-type="string" calcext:value-type="string">
            <text:p>Octal D-Type Edge Triggered Flip-Flops with Tristate Output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17</text:p>
          </table:table-cell>
          <table:table-cell table:style-name="Default" office:value-type="string" calcext:value-type="string">
            <text:p>74S374</text:p>
          </table:table-cell>
          <table:table-cell office:value-type="string" calcext:value-type="string">
            <text:p>https://www.mouser.sg/ProductDetail/Texas-Instruments/SN74LS374NE4?qs=SL3LIuy2dWwBzzpDJsDv8A%3D%3D</text:p>
          </table:table-cell>
          <table:table-cell/>
          <table:table-cell office:value-type="string" calcext:value-type="string">
            <text:p>Octal D-Type Edge Triggered Flip-Flops with Tristate Output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24</text:p>
          </table:table-cell>
          <table:table-cell table:style-name="Default" office:value-type="string" calcext:value-type="string">
            <text:p>74S374</text:p>
          </table:table-cell>
          <table:table-cell office:value-type="string" calcext:value-type="string">
            <text:p>https://www.mouser.sg/ProductDetail/Texas-Instruments/SN74LS374NE4?qs=SL3LIuy2dWwBzzpDJsDv8A%3D%3D</text:p>
          </table:table-cell>
          <table:table-cell/>
          <table:table-cell office:value-type="string" calcext:value-type="string">
            <text:p>Octal D-Type Edge Triggered Flip-Flops with Tristate Output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25</text:p>
          </table:table-cell>
          <table:table-cell table:style-name="Default" office:value-type="string" calcext:value-type="string">
            <text:p>74S374</text:p>
          </table:table-cell>
          <table:table-cell office:value-type="string" calcext:value-type="string">
            <text:p>https://www.mouser.sg/ProductDetail/Texas-Instruments/SN74LS374NE4?qs=SL3LIuy2dWwBzzpDJsDv8A%3D%3D</text:p>
          </table:table-cell>
          <table:table-cell/>
          <table:table-cell office:value-type="string" calcext:value-type="string">
            <text:p>Octal D-Type Edge Triggered Flip-Flops with Tristate Output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39</text:p>
          </table:table-cell>
          <table:table-cell table:style-name="Default" office:value-type="string" calcext:value-type="string">
            <text:p>74S374</text:p>
          </table:table-cell>
          <table:table-cell office:value-type="string" calcext:value-type="string">
            <text:p>https://www.mouser.sg/ProductDetail/Texas-Instruments/SN74LS374NE4?qs=SL3LIuy2dWwBzzpDJsDv8A%3D%3D</text:p>
          </table:table-cell>
          <table:table-cell/>
          <table:table-cell office:value-type="string" calcext:value-type="string">
            <text:p>Octal D-Type Edge Triggered Flip-Flops with Tristate Output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40</text:p>
          </table:table-cell>
          <table:table-cell table:style-name="Default" office:value-type="string" calcext:value-type="string">
            <text:p>74S374</text:p>
          </table:table-cell>
          <table:table-cell office:value-type="string" calcext:value-type="string">
            <text:p>https://www.mouser.sg/ProductDetail/Texas-Instruments/SN74LS374NE4?qs=SL3LIuy2dWwBzzpDJsDv8A%3D%3D</text:p>
          </table:table-cell>
          <table:table-cell/>
          <table:table-cell office:value-type="string" calcext:value-type="string">
            <text:p>Octal D-Type Edge Triggered Flip-Flops with Tristate Output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41</text:p>
          </table:table-cell>
          <table:table-cell table:style-name="Default" office:value-type="string" calcext:value-type="string">
            <text:p>74S374</text:p>
          </table:table-cell>
          <table:table-cell office:value-type="string" calcext:value-type="string">
            <text:p>https://www.mouser.sg/ProductDetail/Texas-Instruments/SN74LS374NE4?qs=SL3LIuy2dWwBzzpDJsDv8A%3D%3D</text:p>
          </table:table-cell>
          <table:table-cell/>
          <table:table-cell office:value-type="string" calcext:value-type="string">
            <text:p>Octal D-Type Edge Triggered Flip-Flops with Tristate Output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42</text:p>
          </table:table-cell>
          <table:table-cell table:style-name="Default" office:value-type="string" calcext:value-type="string">
            <text:p>74S374</text:p>
          </table:table-cell>
          <table:table-cell office:value-type="string" calcext:value-type="string">
            <text:p>https://www.mouser.sg/ProductDetail/Texas-Instruments/SN74LS374NE4?qs=SL3LIuy2dWwBzzpDJsDv8A%3D%3D</text:p>
          </table:table-cell>
          <table:table-cell/>
          <table:table-cell office:value-type="string" calcext:value-type="string">
            <text:p>Octal D-Type Edge Triggered Flip-Flops with Tristate Output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57</text:p>
          </table:table-cell>
          <table:table-cell table:style-name="Default" office:value-type="string" calcext:value-type="string">
            <text:p>74S374</text:p>
          </table:table-cell>
          <table:table-cell office:value-type="string" calcext:value-type="string">
            <text:p>https://www.mouser.sg/ProductDetail/Texas-Instruments/SN74LS374NE4?qs=SL3LIuy2dWwBzzpDJsDv8A%3D%3D</text:p>
          </table:table-cell>
          <table:table-cell/>
          <table:table-cell office:value-type="string" calcext:value-type="string">
            <text:p>Octal D-Type Edge Triggered Flip-Flops with Tristate Output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63</text:p>
          </table:table-cell>
          <table:table-cell table:style-name="Default" office:value-type="string" calcext:value-type="string">
            <text:p>74S374</text:p>
          </table:table-cell>
          <table:table-cell office:value-type="string" calcext:value-type="string">
            <text:p>https://www.mouser.sg/ProductDetail/Texas-Instruments/SN74LS374NE4?qs=SL3LIuy2dWwBzzpDJsDv8A%3D%3D</text:p>
          </table:table-cell>
          <table:table-cell/>
          <table:table-cell office:value-type="string" calcext:value-type="string">
            <text:p>Octal D-Type Edge Triggered Flip-Flops with Tristate Output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67</text:p>
          </table:table-cell>
          <table:table-cell table:style-name="Default" office:value-type="string" calcext:value-type="string">
            <text:p>74S374</text:p>
          </table:table-cell>
          <table:table-cell office:value-type="string" calcext:value-type="string">
            <text:p>https://www.mouser.sg/ProductDetail/Texas-Instruments/SN74LS374NE4?qs=SL3LIuy2dWwBzzpDJsDv8A%3D%3D</text:p>
          </table:table-cell>
          <table:table-cell/>
          <table:table-cell office:value-type="string" calcext:value-type="string">
            <text:p>Octal D-Type Edge Triggered Flip-Flops with Tristate Output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68</text:p>
          </table:table-cell>
          <table:table-cell table:style-name="Default" office:value-type="string" calcext:value-type="string">
            <text:p>74S374</text:p>
          </table:table-cell>
          <table:table-cell office:value-type="string" calcext:value-type="string">
            <text:p>https://www.mouser.sg/ProductDetail/Texas-Instruments/SN74LS374NE4?qs=SL3LIuy2dWwBzzpDJsDv8A%3D%3D</text:p>
          </table:table-cell>
          <table:table-cell/>
          <table:table-cell office:value-type="string" calcext:value-type="string">
            <text:p>Octal D-Type Edge Triggered Flip-Flops with Tristate Output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73</text:p>
          </table:table-cell>
          <table:table-cell table:style-name="Default" office:value-type="string" calcext:value-type="string">
            <text:p>74S374</text:p>
          </table:table-cell>
          <table:table-cell office:value-type="string" calcext:value-type="string">
            <text:p>https://www.mouser.sg/ProductDetail/Texas-Instruments/SN74LS374NE4?qs=SL3LIuy2dWwBzzpDJsDv8A%3D%3D</text:p>
          </table:table-cell>
          <table:table-cell/>
          <table:table-cell office:value-type="string" calcext:value-type="string">
            <text:p>Octal D-Type Edge Triggered Flip-Flops with Tristate Output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74</text:p>
          </table:table-cell>
          <table:table-cell table:style-name="Default" office:value-type="string" calcext:value-type="string">
            <text:p>74S374</text:p>
          </table:table-cell>
          <table:table-cell office:value-type="string" calcext:value-type="string">
            <text:p>https://www.mouser.sg/ProductDetail/Texas-Instruments/SN74LS374NE4?qs=SL3LIuy2dWwBzzpDJsDv8A%3D%3D</text:p>
          </table:table-cell>
          <table:table-cell/>
          <table:table-cell office:value-type="string" calcext:value-type="string">
            <text:p>Octal D-Type Edge Triggered Flip-Flops with Tristate Output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93</text:p>
          </table:table-cell>
          <table:table-cell table:style-name="Default" office:value-type="string" calcext:value-type="string">
            <text:p>74S374</text:p>
          </table:table-cell>
          <table:table-cell office:value-type="string" calcext:value-type="string">
            <text:p>https://www.mouser.sg/ProductDetail/Texas-Instruments/SN74LS374NE4?qs=SL3LIuy2dWwBzzpDJsDv8A%3D%3D</text:p>
          </table:table-cell>
          <table:table-cell/>
          <table:table-cell office:value-type="string" calcext:value-type="string">
            <text:p>Octal D-Type Edge Triggered Flip-Flops with Tristate Output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94</text:p>
          </table:table-cell>
          <table:table-cell table:style-name="Default" office:value-type="string" calcext:value-type="string">
            <text:p>74S374</text:p>
          </table:table-cell>
          <table:table-cell office:value-type="string" calcext:value-type="string">
            <text:p>https://www.mouser.sg/ProductDetail/Texas-Instruments/SN74LS374NE4?qs=SL3LIuy2dWwBzzpDJsDv8A%3D%3D</text:p>
          </table:table-cell>
          <table:table-cell/>
          <table:table-cell office:value-type="string" calcext:value-type="string">
            <text:p>Octal D-Type Edge Triggered Flip-Flops with Tristate Output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95</text:p>
          </table:table-cell>
          <table:table-cell table:style-name="Default" office:value-type="string" calcext:value-type="string">
            <text:p>74S374</text:p>
          </table:table-cell>
          <table:table-cell office:value-type="string" calcext:value-type="string">
            <text:p>https://www.mouser.sg/ProductDetail/Texas-Instruments/SN74LS374NE4?qs=SL3LIuy2dWwBzzpDJsDv8A%3D%3D</text:p>
          </table:table-cell>
          <table:table-cell/>
          <table:table-cell office:value-type="string" calcext:value-type="string">
            <text:p>Octal D-Type Edge Triggered Flip-Flops with Tristate Output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96</text:p>
          </table:table-cell>
          <table:table-cell table:style-name="Default" office:value-type="string" calcext:value-type="string">
            <text:p>74S374</text:p>
          </table:table-cell>
          <table:table-cell office:value-type="string" calcext:value-type="string">
            <text:p>https://www.mouser.sg/ProductDetail/Texas-Instruments/SN74LS374NE4?qs=SL3LIuy2dWwBzzpDJsDv8A%3D%3D</text:p>
          </table:table-cell>
          <table:table-cell/>
          <table:table-cell office:value-type="string" calcext:value-type="string">
            <text:p>Octal D-Type Edge Triggered Flip-Flops with Tristate Output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01</text:p>
          </table:table-cell>
          <table:table-cell table:style-name="Default" office:value-type="string" calcext:value-type="string">
            <text:p>74S374</text:p>
          </table:table-cell>
          <table:table-cell office:value-type="string" calcext:value-type="string">
            <text:p>https://www.mouser.sg/ProductDetail/Texas-Instruments/SN74LS374NE4?qs=SL3LIuy2dWwBzzpDJsDv8A%3D%3D</text:p>
          </table:table-cell>
          <table:table-cell/>
          <table:table-cell office:value-type="string" calcext:value-type="string">
            <text:p>Octal D-Type Edge Triggered Flip-Flops with Tristate Output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04</text:p>
          </table:table-cell>
          <table:table-cell table:style-name="Default" office:value-type="string" calcext:value-type="string">
            <text:p>74S374</text:p>
          </table:table-cell>
          <table:table-cell office:value-type="string" calcext:value-type="string">
            <text:p>https://www.mouser.sg/ProductDetail/Texas-Instruments/SN74LS374NE4?qs=SL3LIuy2dWwBzzpDJsDv8A%3D%3D</text:p>
          </table:table-cell>
          <table:table-cell/>
          <table:table-cell office:value-type="string" calcext:value-type="string">
            <text:p>Octal D-Type Edge Triggered Flip-Flops with Tristate Output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16</text:p>
          </table:table-cell>
          <table:table-cell table:style-name="Default" office:value-type="string" calcext:value-type="string">
            <text:p>74S374</text:p>
          </table:table-cell>
          <table:table-cell office:value-type="string" calcext:value-type="string">
            <text:p>https://www.mouser.sg/ProductDetail/Texas-Instruments/SN74LS374NE4?qs=SL3LIuy2dWwBzzpDJsDv8A%3D%3D</text:p>
          </table:table-cell>
          <table:table-cell/>
          <table:table-cell office:value-type="string" calcext:value-type="string">
            <text:p>Octal D-Type Edge Triggered Flip-Flops with Tristate Output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17</text:p>
          </table:table-cell>
          <table:table-cell table:style-name="Default" office:value-type="string" calcext:value-type="string">
            <text:p>74S374</text:p>
          </table:table-cell>
          <table:table-cell office:value-type="string" calcext:value-type="string">
            <text:p>https://www.mouser.sg/ProductDetail/Texas-Instruments/SN74LS374NE4?qs=SL3LIuy2dWwBzzpDJsDv8A%3D%3D</text:p>
          </table:table-cell>
          <table:table-cell/>
          <table:table-cell office:value-type="string" calcext:value-type="string">
            <text:p>Octal D-Type Edge Triggered Flip-Flops with Tristate Output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19</text:p>
          </table:table-cell>
          <table:table-cell table:style-name="Default" office:value-type="string" calcext:value-type="string">
            <text:p>74S374</text:p>
          </table:table-cell>
          <table:table-cell office:value-type="string" calcext:value-type="string">
            <text:p>https://www.mouser.sg/ProductDetail/Texas-Instruments/SN74LS374NE4?qs=SL3LIuy2dWwBzzpDJsDv8A%3D%3D</text:p>
          </table:table-cell>
          <table:table-cell/>
          <table:table-cell office:value-type="string" calcext:value-type="string">
            <text:p>Octal D-Type Edge Triggered Flip-Flops with Tristate Output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45</text:p>
          </table:table-cell>
          <table:table-cell table:style-name="Default" office:value-type="string" calcext:value-type="string">
            <text:p>74S374</text:p>
          </table:table-cell>
          <table:table-cell office:value-type="string" calcext:value-type="string">
            <text:p>https://www.mouser.sg/ProductDetail/Texas-Instruments/SN74LS374NE4?qs=SL3LIuy2dWwBzzpDJsDv8A%3D%3D</text:p>
          </table:table-cell>
          <table:table-cell/>
          <table:table-cell office:value-type="string" calcext:value-type="string">
            <text:p>Octal D-Type Edge Triggered Flip-Flops with Tristate Output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95</text:p>
          </table:table-cell>
          <table:table-cell office:value-type="string" calcext:value-type="string">
            <text:p>7474</text:p>
          </table:table-cell>
          <table:table-cell office:value-type="string" calcext:value-type="string">
            <text:p>https://www.mouser.sg/ProductDetail/Texas-Instruments/SN74LS74ANE4?qs=%2Fha2pyFaduisezm8rmvWidBAnd8e%2F0Kj57shzdZeHHc%3D</text:p>
          </table:table-cell>
          <table:table-cell/>
          <table:table-cell office:value-type="string" calcext:value-type="string">
            <text:p>Dual Positive-Edge-Triggered D-Type Flip-Flops With Clear And Preset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38</text:p>
          </table:table-cell>
          <table:table-cell office:value-type="string" calcext:value-type="string">
            <text:p>7474</text:p>
          </table:table-cell>
          <table:table-cell office:value-type="string" calcext:value-type="string">
            <text:p>https://www.mouser.sg/ProductDetail/Texas-Instruments/SN74LS74ANE4?qs=%2Fha2pyFaduisezm8rmvWidBAnd8e%2F0Kj57shzdZeHHc%3D</text:p>
          </table:table-cell>
          <table:table-cell/>
          <table:table-cell office:value-type="string" calcext:value-type="string">
            <text:p>Dual Positive-Edge-Triggered D-Type Flip-Flops With Clear And Preset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3T</text:p>
          </table:table-cell>
          <table:table-cell office:value-type="string" calcext:value-type="string">
            <text:p>7474</text:p>
          </table:table-cell>
          <table:table-cell office:value-type="string" calcext:value-type="string">
            <text:p>https://www.mouser.sg/ProductDetail/Texas-Instruments/SN74LS74ANE4?qs=%2Fha2pyFaduisezm8rmvWidBAnd8e%2F0Kj57shzdZeHHc%3D</text:p>
          </table:table-cell>
          <table:table-cell/>
          <table:table-cell office:value-type="string" calcext:value-type="string">
            <text:p>Dual Positive-Edge-Triggered D-Type Flip-Flops With Clear And Preset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4P</text:p>
          </table:table-cell>
          <table:table-cell office:value-type="string" calcext:value-type="string">
            <text:p>7474</text:p>
          </table:table-cell>
          <table:table-cell office:value-type="string" calcext:value-type="string">
            <text:p>https://www.mouser.sg/ProductDetail/Texas-Instruments/SN74LS74ANE4?qs=%2Fha2pyFaduisezm8rmvWidBAnd8e%2F0Kj57shzdZeHHc%3D</text:p>
          </table:table-cell>
          <table:table-cell office:value-type="string" calcext:value-type="string">
            <text:p>S$0.72</text:p>
          </table:table-cell>
          <table:table-cell office:value-type="string" calcext:value-type="string">
            <text:p>Dual Positive-Edge-Triggered D-Type Flip-Flops With Clear And Preset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4S</text:p>
          </table:table-cell>
          <table:table-cell office:value-type="string" calcext:value-type="string">
            <text:p>7474</text:p>
          </table:table-cell>
          <table:table-cell office:value-type="string" calcext:value-type="string">
            <text:p>https://www.mouser.sg/ProductDetail/Texas-Instruments/SN74LS74ANE4?qs=%2Fha2pyFaduisezm8rmvWidBAnd8e%2F0Kj57shzdZeHHc%3D</text:p>
          </table:table-cell>
          <table:table-cell office:value-type="string" calcext:value-type="string">
            <text:p>S$0.72</text:p>
          </table:table-cell>
          <table:table-cell office:value-type="string" calcext:value-type="string">
            <text:p>Dual Positive-Edge-Triggered D-Type Flip-Flops With Clear And Preset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5P</text:p>
          </table:table-cell>
          <table:table-cell office:value-type="string" calcext:value-type="string">
            <text:p>7474</text:p>
          </table:table-cell>
          <table:table-cell office:value-type="string" calcext:value-type="string">
            <text:p>https://www.mouser.sg/ProductDetail/Texas-Instruments/SN74LS74ANE4?qs=%2Fha2pyFaduisezm8rmvWidBAnd8e%2F0Kj57shzdZeHHc%3D</text:p>
          </table:table-cell>
          <table:table-cell office:value-type="string" calcext:value-type="string">
            <text:p>S$0.72</text:p>
          </table:table-cell>
          <table:table-cell office:value-type="string" calcext:value-type="string">
            <text:p>Dual Positive-Edge-Triggered D-Type Flip-Flops With Clear And Preset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76</text:p>
          </table:table-cell>
          <table:table-cell office:value-type="string" calcext:value-type="string">
            <text:p>7485</text:p>
          </table:table-cell>
          <table:table-cell office:value-type="string" calcext:value-type="string">
            <text:p>https://www.mouser.sg/ProductDetail/Texas-Instruments/SN74LS85N?qs=%2Fha2pyFadujWUs9azztjOlpLCPvFTfozqJRbtmiwunU%3D</text:p>
          </table:table-cell>
          <table:table-cell office:value-type="string" calcext:value-type="string">
            <text:p>S$1.87</text:p>
          </table:table-cell>
          <table:table-cell office:value-type="string" calcext:value-type="string">
            <text:p>4-Bit Magnitude Comparator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36</text:p>
          </table:table-cell>
          <table:table-cell office:value-type="string" calcext:value-type="string">
            <text:p>7485</text:p>
          </table:table-cell>
          <table:table-cell office:value-type="string" calcext:value-type="string">
            <text:p>https://www.mouser.sg/ProductDetail/Texas-Instruments/SN74LS85N?qs=%2Fha2pyFadujWUs9azztjOlpLCPvFTfozqJRbtmiwunU%3D</text:p>
          </table:table-cell>
          <table:table-cell/>
          <table:table-cell office:value-type="string" calcext:value-type="string">
            <text:p>4-Bit Magnitude Comparator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5R</text:p>
          </table:table-cell>
          <table:table-cell office:value-type="string" calcext:value-type="string">
            <text:p>7485</text:p>
          </table:table-cell>
          <table:table-cell office:value-type="string" calcext:value-type="string">
            <text:p>https://www.mouser.sg/ProductDetail/Texas-Instruments/SN74LS85N?qs=%2Fha2pyFadujWUs9azztjOlpLCPvFTfozqJRbtmiwunU%3D</text:p>
          </table:table-cell>
          <table:table-cell office:value-type="string" calcext:value-type="string">
            <text:p>S$1.87</text:p>
          </table:table-cell>
          <table:table-cell office:value-type="string" calcext:value-type="string">
            <text:p>4-Bit Magnitude Comparato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5S</text:p>
          </table:table-cell>
          <table:table-cell office:value-type="string" calcext:value-type="string">
            <text:p>7485</text:p>
          </table:table-cell>
          <table:table-cell office:value-type="string" calcext:value-type="string">
            <text:p>https://www.mouser.sg/ProductDetail/Texas-Instruments/SN74LS85N?qs=%2Fha2pyFadujWUs9azztjOlpLCPvFTfozqJRbtmiwunU%3D</text:p>
          </table:table-cell>
          <table:table-cell office:value-type="string" calcext:value-type="string">
            <text:p>S$1.87</text:p>
          </table:table-cell>
          <table:table-cell office:value-type="string" calcext:value-type="string">
            <text:p>4-Bit Magnitude Comparato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89</text:p>
          </table:table-cell>
          <table:table-cell table:style-name="Default" office:value-type="string" calcext:value-type="string">
            <text:p>74LS86</text:p>
          </table:table-cell>
          <table:table-cell office:value-type="string" calcext:value-type="string">
            <text:p>https://www.mouser.sg/ProductDetail/Texas-Instruments/SN74LS86ANE4?qs=sGAEpiMZZMtMa9lbYwD6ZGuuqVaqkGmOhAIPhWJxBPY%3D</text:p>
          </table:table-cell>
          <table:table-cell/>
          <table:table-cell office:value-type="string" calcext:value-type="string">
            <text:p>Quadruple 2-Input Exclusive-OR Gate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48</text:p>
          </table:table-cell>
          <table:table-cell table:style-name="Default" office:value-type="string" calcext:value-type="string">
            <text:p>74LS86</text:p>
          </table:table-cell>
          <table:table-cell office:value-type="string" calcext:value-type="string">
            <text:p>https://www.mouser.sg/ProductDetail/Texas-Instruments/SN74LS86ANE4?qs=sGAEpiMZZMtMa9lbYwD6ZGuuqVaqkGmOhAIPhWJxBPY%3D</text:p>
          </table:table-cell>
          <table:table-cell/>
          <table:table-cell office:value-type="string" calcext:value-type="string">
            <text:p>Quadruple 2-Input Exclusive-OR Gate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26</text:p>
          </table:table-cell>
          <table:table-cell table:style-name="Default" office:value-type="string" calcext:value-type="string">
            <text:p>74LS86</text:p>
          </table:table-cell>
          <table:table-cell office:value-type="string" calcext:value-type="string">
            <text:p>https://www.mouser.sg/ProductDetail/Texas-Instruments/SN74LS86ANE4?qs=sGAEpiMZZMtMa9lbYwD6ZGuuqVaqkGmOhAIPhWJxBPY%3D</text:p>
          </table:table-cell>
          <table:table-cell/>
          <table:table-cell office:value-type="string" calcext:value-type="string">
            <text:p>Quadruple 2-Input Exclusive-OR Gate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28</text:p>
          </table:table-cell>
          <table:table-cell table:style-name="Default" office:value-type="string" calcext:value-type="string">
            <text:p>74LS86</text:p>
          </table:table-cell>
          <table:table-cell office:value-type="string" calcext:value-type="string">
            <text:p>https://www.mouser.sg/ProductDetail/Texas-Instruments/SN74LS86ANE4?qs=sGAEpiMZZMtMa9lbYwD6ZGuuqVaqkGmOhAIPhWJxBPY%3D</text:p>
          </table:table-cell>
          <table:table-cell/>
          <table:table-cell office:value-type="string" calcext:value-type="string">
            <text:p>Quadruple 2-Input Exclusive-OR Gate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37</text:p>
          </table:table-cell>
          <table:table-cell table:style-name="Default" office:value-type="string" calcext:value-type="string">
            <text:p>74LS86</text:p>
          </table:table-cell>
          <table:table-cell office:value-type="string" calcext:value-type="string">
            <text:p>https://www.mouser.sg/ProductDetail/Texas-Instruments/SN74LS86ANE4?qs=sGAEpiMZZMtMa9lbYwD6ZGuuqVaqkGmOhAIPhWJxBPY%3D</text:p>
          </table:table-cell>
          <table:table-cell/>
          <table:table-cell office:value-type="string" calcext:value-type="string">
            <text:p>Quadruple 2-Input Exclusive-OR Gate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4H</text:p>
          </table:table-cell>
          <table:table-cell table:style-name="Default" office:value-type="string" calcext:value-type="string">
            <text:p>74LS86</text:p>
          </table:table-cell>
          <table:table-cell office:value-type="string" calcext:value-type="string">
            <text:p>https://www.mouser.sg/ProductDetail/Texas-Instruments/SN74LS86ANE4?qs=sGAEpiMZZMtMa9lbYwD6ZGuuqVaqkGmOhAIPhWJxBPY%3D</text:p>
          </table:table-cell>
          <table:table-cell office:value-type="string" calcext:value-type="string">
            <text:p>S$1.02</text:p>
          </table:table-cell>
          <table:table-cell office:value-type="string" calcext:value-type="string">
            <text:p>Quadruple 2-Input Exclusive-OR Gate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5R7</text:p>
          </table:table-cell>
          <table:table-cell table:style-name="Default" office:value-type="string" calcext:value-type="string">
            <text:p>74LS86</text:p>
          </table:table-cell>
          <table:table-cell office:value-type="string" calcext:value-type="string">
            <text:p>https://www.mouser.sg/ProductDetail/Texas-Instruments/SN74LS86ANE4?qs=sGAEpiMZZMtMa9lbYwD6ZGuuqVaqkGmOhAIPhWJxBPY%3D</text:p>
          </table:table-cell>
          <table:table-cell office:value-type="string" calcext:value-type="string">
            <text:p>S$1.02</text:p>
          </table:table-cell>
          <table:table-cell office:value-type="string" calcext:value-type="string">
            <text:p>Quadruple 2-Input Exclusive-OR Gate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6H</text:p>
          </table:table-cell>
          <table:table-cell table:style-name="Default" office:value-type="string" calcext:value-type="string">
            <text:p>74LS86</text:p>
          </table:table-cell>
          <table:table-cell office:value-type="string" calcext:value-type="string">
            <text:p>https://www.mouser.sg/ProductDetail/Texas-Instruments/SN74LS86ANE4?qs=sGAEpiMZZMtMa9lbYwD6ZGuuqVaqkGmOhAIPhWJxBPY%3D</text:p>
          </table:table-cell>
          <table:table-cell office:value-type="string" calcext:value-type="string">
            <text:p>S$1.02</text:p>
          </table:table-cell>
          <table:table-cell office:value-type="string" calcext:value-type="string">
            <text:p>Quadruple 2-Input Exclusive-OR Gate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6P6</text:p>
          </table:table-cell>
          <table:table-cell table:style-name="Default" office:value-type="string" calcext:value-type="string">
            <text:p>74LS86</text:p>
          </table:table-cell>
          <table:table-cell office:value-type="string" calcext:value-type="string">
            <text:p>https://www.mouser.sg/ProductDetail/Texas-Instruments/SN74LS86ANE4?qs=sGAEpiMZZMtMa9lbYwD6ZGuuqVaqkGmOhAIPhWJxBPY%3D</text:p>
          </table:table-cell>
          <table:table-cell office:value-type="string" calcext:value-type="string">
            <text:p>S$1.02</text:p>
          </table:table-cell>
          <table:table-cell office:value-type="string" calcext:value-type="string">
            <text:p>Quadruple 2-Input Exclusive-OR Gat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6R7</text:p>
          </table:table-cell>
          <table:table-cell table:style-name="Default" office:value-type="string" calcext:value-type="string">
            <text:p>74LS86</text:p>
          </table:table-cell>
          <table:table-cell office:value-type="string" calcext:value-type="string">
            <text:p>https://www.mouser.sg/ProductDetail/Texas-Instruments/SN74LS86ANE4?qs=sGAEpiMZZMtMa9lbYwD6ZGuuqVaqkGmOhAIPhWJxBPY%3D</text:p>
          </table:table-cell>
          <table:table-cell office:value-type="string" calcext:value-type="string">
            <text:p>S$1.02</text:p>
          </table:table-cell>
          <table:table-cell office:value-type="string" calcext:value-type="string">
            <text:p>Quadruple 2-Input Exclusive-OR Gate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105</text:p>
          </table:table-cell>
          <table:table-cell office:value-type="string" calcext:value-type="string">
            <text:p>470</text:p>
          </table:table-cell>
          <table:table-cell office:value-type="string" calcext:value-type="string">
            <text:p>https://www.mouser.sg/ProductDetail/Vishay-BC-Components/SFR25H0004700FR500?qs=58bml8Dt%2FllkS%252Ba6658qMg%3D%3D</text:p>
          </table:table-cell>
          <table:table-cell/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Capacitors</text:p>
          </table:table-cell>
          <table:table-cell office:value-type="string" calcext:value-type="string">
            <text:p>C5</text:p>
          </table:table-cell>
          <table:table-cell table:style-name="Default" office:value-type="string" calcext:value-type="string">
            <text:p>200p</text:p>
          </table:table-cell>
          <table:table-cell office:value-type="string" calcext:value-type="string">
            <text:p>https://www.mouser.sg/ProductDetail/Vishay-Cera-Mite/562R10TST20?qs=1Vd4QiMLiWEhnW3IqIibiA==</text:p>
          </table:table-cell>
          <table:table-cell/>
          <table:table-cell office:value-type="string" calcext:value-type="string">
            <text:p>220p Ceramic Capacitor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CAP2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10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ttps://www.mouser.sg/ProductDetail/Vishay-Dale/CMF55100R00FHEK?qs=E1R6yEsG10vYngbhrGJpcw%3D%3D</text:p>
          </table:table-cell>
          <table:table-cell/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https://www.mouser.sg/ProductDetail/Vishay-Dale/CMF55220R00FHEK?qs=UEmB0FaNOjg2TC4qgSAJvQ%3D%3D</text:p>
          </table:table-cell>
          <table:table-cell/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https://www.mouser.sg/ProductDetail/Vishay-Dale/CMF55220R00FHEK?qs=UEmB0FaNOjg2TC4qgSAJvQ%3D%3D</text:p>
          </table:table-cell>
          <table:table-cell/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52</text:p>
          </table:table-cell>
          <table:table-cell office:value-type="string" calcext:value-type="string">
            <text:p>221</text:p>
          </table:table-cell>
          <table:table-cell office:value-type="string" calcext:value-type="string">
            <text:p>https://www.mouser.sg/ProductDetail/Vishay-Dale/CMF55221R00FKEB?qs=gQ87q99%2FLGLtVGUX15QkBw%3D%3D</text:p>
          </table:table-cell>
          <table:table-cell/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54</text:p>
          </table:table-cell>
          <table:table-cell office:value-type="string" calcext:value-type="string">
            <text:p>221</text:p>
          </table:table-cell>
          <table:table-cell office:value-type="string" calcext:value-type="string">
            <text:p>https://www.mouser.sg/ProductDetail/Vishay-Dale/CMF55221R00FKEB?qs=gQ87q99%2FLGLtVGUX15QkBw%3D%3D</text:p>
          </table:table-cell>
          <table:table-cell/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56</text:p>
          </table:table-cell>
          <table:table-cell office:value-type="string" calcext:value-type="string">
            <text:p>221</text:p>
          </table:table-cell>
          <table:table-cell office:value-type="string" calcext:value-type="string">
            <text:p>https://www.mouser.sg/ProductDetail/Vishay-Dale/CMF55221R00FKEB?qs=gQ87q99%2FLGLtVGUX15QkBw%3D%3D</text:p>
          </table:table-cell>
          <table:table-cell/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62</text:p>
          </table:table-cell>
          <table:table-cell office:value-type="string" calcext:value-type="string">
            <text:p>221</text:p>
          </table:table-cell>
          <table:table-cell office:value-type="string" calcext:value-type="string">
            <text:p>https://www.mouser.sg/ProductDetail/Vishay-Dale/CMF55221R00FKEB?qs=gQ87q99%2FLGLtVGUX15QkBw%3D%3D</text:p>
          </table:table-cell>
          <table:table-cell/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64</text:p>
          </table:table-cell>
          <table:table-cell office:value-type="string" calcext:value-type="string">
            <text:p>221</text:p>
          </table:table-cell>
          <table:table-cell office:value-type="string" calcext:value-type="string">
            <text:p>https://www.mouser.sg/ProductDetail/Vishay-Dale/CMF55221R00FKEB?qs=gQ87q99%2FLGLtVGUX15QkBw%3D%3D</text:p>
          </table:table-cell>
          <table:table-cell/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66</text:p>
          </table:table-cell>
          <table:table-cell office:value-type="string" calcext:value-type="string">
            <text:p>221</text:p>
          </table:table-cell>
          <table:table-cell office:value-type="string" calcext:value-type="string">
            <text:p>https://www.mouser.sg/ProductDetail/Vishay-Dale/CMF55221R00FKEB?qs=gQ87q99%2FLGLtVGUX15QkBw%3D%3D</text:p>
          </table:table-cell>
          <table:table-cell/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72</text:p>
          </table:table-cell>
          <table:table-cell office:value-type="string" calcext:value-type="string">
            <text:p>221</text:p>
          </table:table-cell>
          <table:table-cell office:value-type="string" calcext:value-type="string">
            <text:p>https://www.mouser.sg/ProductDetail/Vishay-Dale/CMF55221R00FKEB?qs=gQ87q99%2FLGLtVGUX15QkBw%3D%3D</text:p>
          </table:table-cell>
          <table:table-cell/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74</text:p>
          </table:table-cell>
          <table:table-cell office:value-type="string" calcext:value-type="string">
            <text:p>221</text:p>
          </table:table-cell>
          <table:table-cell office:value-type="string" calcext:value-type="string">
            <text:p>https://www.mouser.sg/ProductDetail/Vishay-Dale/CMF55221R00FKEB?qs=gQ87q99%2FLGLtVGUX15QkBw%3D%3D</text:p>
          </table:table-cell>
          <table:table-cell/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76</text:p>
          </table:table-cell>
          <table:table-cell office:value-type="string" calcext:value-type="string">
            <text:p>221</text:p>
          </table:table-cell>
          <table:table-cell office:value-type="string" calcext:value-type="string">
            <text:p>https://www.mouser.sg/ProductDetail/Vishay-Dale/CMF55221R00FKEB?qs=gQ87q99%2FLGLtVGUX15QkBw%3D%3D</text:p>
          </table:table-cell>
          <table:table-cell/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50</text:p>
          </table:table-cell>
          <table:table-cell office:value-type="string" calcext:value-type="string">
            <text:p>442</text:p>
          </table:table-cell>
          <table:table-cell office:value-type="string" calcext:value-type="string">
            <text:p>https://www.mouser.sg/ProductDetail/Vishay-Dale/CMF55442R00FHEB?qs=gQQ%2FpDEpiRKHk7nNPbIyfA%3D%3D</text:p>
          </table:table-cell>
          <table:table-cell/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51</text:p>
          </table:table-cell>
          <table:table-cell office:value-type="string" calcext:value-type="string">
            <text:p>442</text:p>
          </table:table-cell>
          <table:table-cell office:value-type="string" calcext:value-type="string">
            <text:p>https://www.mouser.sg/ProductDetail/Vishay-Dale/CMF55442R00FHEB?qs=gQQ%2FpDEpiRKHk7nNPbIyfA%3D%3D</text:p>
          </table:table-cell>
          <table:table-cell/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53</text:p>
          </table:table-cell>
          <table:table-cell office:value-type="string" calcext:value-type="string">
            <text:p>442</text:p>
          </table:table-cell>
          <table:table-cell office:value-type="string" calcext:value-type="string">
            <text:p>https://www.mouser.sg/ProductDetail/Vishay-Dale/CMF55442R00FHEB?qs=gQQ%2FpDEpiRKHk7nNPbIyfA%3D%3D</text:p>
          </table:table-cell>
          <table:table-cell/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55</text:p>
          </table:table-cell>
          <table:table-cell office:value-type="string" calcext:value-type="string">
            <text:p>442</text:p>
          </table:table-cell>
          <table:table-cell office:value-type="string" calcext:value-type="string">
            <text:p>https://www.mouser.sg/ProductDetail/Vishay-Dale/CMF55442R00FHEB?qs=gQQ%2FpDEpiRKHk7nNPbIyfA%3D%3D</text:p>
          </table:table-cell>
          <table:table-cell/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57</text:p>
          </table:table-cell>
          <table:table-cell office:value-type="string" calcext:value-type="string">
            <text:p>442</text:p>
          </table:table-cell>
          <table:table-cell office:value-type="string" calcext:value-type="string">
            <text:p>https://www.mouser.sg/ProductDetail/Vishay-Dale/CMF55442R00FHEB?qs=gQQ%2FpDEpiRKHk7nNPbIyfA%3D%3D</text:p>
          </table:table-cell>
          <table:table-cell/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60</text:p>
          </table:table-cell>
          <table:table-cell office:value-type="string" calcext:value-type="string">
            <text:p>442</text:p>
          </table:table-cell>
          <table:table-cell office:value-type="string" calcext:value-type="string">
            <text:p>https://www.mouser.sg/ProductDetail/Vishay-Dale/CMF55442R00FHEB?qs=gQQ%2FpDEpiRKHk7nNPbIyfA%3D%3D</text:p>
          </table:table-cell>
          <table:table-cell/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61</text:p>
          </table:table-cell>
          <table:table-cell office:value-type="string" calcext:value-type="string">
            <text:p>442</text:p>
          </table:table-cell>
          <table:table-cell office:value-type="string" calcext:value-type="string">
            <text:p>https://www.mouser.sg/ProductDetail/Vishay-Dale/CMF55442R00FHEB?qs=gQQ%2FpDEpiRKHk7nNPbIyfA%3D%3D</text:p>
          </table:table-cell>
          <table:table-cell/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63</text:p>
          </table:table-cell>
          <table:table-cell office:value-type="string" calcext:value-type="string">
            <text:p>442</text:p>
          </table:table-cell>
          <table:table-cell office:value-type="string" calcext:value-type="string">
            <text:p>https://www.mouser.sg/ProductDetail/Vishay-Dale/CMF55442R00FHEB?qs=gQQ%2FpDEpiRKHk7nNPbIyfA%3D%3D</text:p>
          </table:table-cell>
          <table:table-cell/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65</text:p>
          </table:table-cell>
          <table:table-cell office:value-type="string" calcext:value-type="string">
            <text:p>442</text:p>
          </table:table-cell>
          <table:table-cell office:value-type="string" calcext:value-type="string">
            <text:p>https://www.mouser.sg/ProductDetail/Vishay-Dale/CMF55442R00FHEB?qs=gQQ%2FpDEpiRKHk7nNPbIyfA%3D%3D</text:p>
          </table:table-cell>
          <table:table-cell/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67</text:p>
          </table:table-cell>
          <table:table-cell office:value-type="string" calcext:value-type="string">
            <text:p>442</text:p>
          </table:table-cell>
          <table:table-cell office:value-type="string" calcext:value-type="string">
            <text:p>https://www.mouser.sg/ProductDetail/Vishay-Dale/CMF55442R00FHEB?qs=gQQ%2FpDEpiRKHk7nNPbIyfA%3D%3D</text:p>
          </table:table-cell>
          <table:table-cell/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70</text:p>
          </table:table-cell>
          <table:table-cell office:value-type="string" calcext:value-type="string">
            <text:p>442</text:p>
          </table:table-cell>
          <table:table-cell office:value-type="string" calcext:value-type="string">
            <text:p>https://www.mouser.sg/ProductDetail/Vishay-Dale/CMF55442R00FHEB?qs=gQQ%2FpDEpiRKHk7nNPbIyfA%3D%3D</text:p>
          </table:table-cell>
          <table:table-cell/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71</text:p>
          </table:table-cell>
          <table:table-cell office:value-type="string" calcext:value-type="string">
            <text:p>442</text:p>
          </table:table-cell>
          <table:table-cell office:value-type="string" calcext:value-type="string">
            <text:p>https://www.mouser.sg/ProductDetail/Vishay-Dale/CMF55442R00FHEB?qs=gQQ%2FpDEpiRKHk7nNPbIyfA%3D%3D</text:p>
          </table:table-cell>
          <table:table-cell/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73</text:p>
          </table:table-cell>
          <table:table-cell office:value-type="string" calcext:value-type="string">
            <text:p>442</text:p>
          </table:table-cell>
          <table:table-cell office:value-type="string" calcext:value-type="string">
            <text:p>https://www.mouser.sg/ProductDetail/Vishay-Dale/CMF55442R00FHEB?qs=gQQ%2FpDEpiRKHk7nNPbIyfA%3D%3D</text:p>
          </table:table-cell>
          <table:table-cell/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75</text:p>
          </table:table-cell>
          <table:table-cell office:value-type="string" calcext:value-type="string">
            <text:p>442</text:p>
          </table:table-cell>
          <table:table-cell office:value-type="string" calcext:value-type="string">
            <text:p>https://www.mouser.sg/ProductDetail/Vishay-Dale/CMF55442R00FHEB?qs=gQQ%2FpDEpiRKHk7nNPbIyfA%3D%3D</text:p>
          </table:table-cell>
          <table:table-cell/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77</text:p>
          </table:table-cell>
          <table:table-cell office:value-type="string" calcext:value-type="string">
            <text:p>442</text:p>
          </table:table-cell>
          <table:table-cell office:value-type="string" calcext:value-type="string">
            <text:p>https://www.mouser.sg/ProductDetail/Vishay-Dale/CMF55442R00FHEB?qs=gQQ%2FpDEpiRKHk7nNPbIyfA%3D%3D</text:p>
          </table:table-cell>
          <table:table-cell/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DR58</text:p>
          </table:table-cell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Generic resistor symbol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DR68</text:p>
          </table:table-cell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Generic resistor symbol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DR78</text:p>
          </table:table-cell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Generic resistor symbol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JP2</text:p>
          </table:table-cell>
          <table:table-cell table:style-name="Default" office:value-type="string" calcext:value-type="string">
            <text:p>JUMPER</text:p>
          </table:table-cell>
          <table:table-cell table:number-columns-repeated="2"/>
          <table:table-cell office:value-type="string" calcext:value-type="string">
            <text:p>Animated Jumpe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CONN-SIL2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JP3</text:p>
          </table:table-cell>
          <table:table-cell table:style-name="Default" office:value-type="string" calcext:value-type="string">
            <text:p>JUMPER</text:p>
          </table:table-cell>
          <table:table-cell table:number-columns-repeated="2"/>
          <table:table-cell office:value-type="string" calcext:value-type="string">
            <text:p>Animated Jumpe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CONN-SIL2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JP4</text:p>
          </table:table-cell>
          <table:table-cell table:style-name="Default" office:value-type="string" calcext:value-type="string">
            <text:p>JUMPER</text:p>
          </table:table-cell>
          <table:table-cell table:number-columns-repeated="2"/>
          <table:table-cell office:value-type="string" calcext:value-type="string">
            <text:p>Animated Jumpe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CONN-SIL2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JP5</text:p>
          </table:table-cell>
          <table:table-cell table:style-name="Default" office:value-type="string" calcext:value-type="string">
            <text:p>JUMPER</text:p>
          </table:table-cell>
          <table:table-cell table:number-columns-repeated="2"/>
          <table:table-cell office:value-type="string" calcext:value-type="string">
            <text:p>Animated Jumpe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CONN-SIL2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JP6</text:p>
          </table:table-cell>
          <table:table-cell table:style-name="Default" office:value-type="string" calcext:value-type="string">
            <text:p>JUMPER</text:p>
          </table:table-cell>
          <table:table-cell table:number-columns-repeated="2"/>
          <table:table-cell office:value-type="string" calcext:value-type="string">
            <text:p>Animated Jumpe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CONN-SIL2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JP7</text:p>
          </table:table-cell>
          <table:table-cell table:style-name="Default" office:value-type="string" calcext:value-type="string">
            <text:p>JUMPER</text:p>
          </table:table-cell>
          <table:table-cell table:number-columns-repeated="2"/>
          <table:table-cell office:value-type="string" calcext:value-type="string">
            <text:p>Animated Jumpe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CONN-SIL2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JP8</text:p>
          </table:table-cell>
          <table:table-cell table:style-name="Default" office:value-type="string" calcext:value-type="string">
            <text:p>JUMPER</text:p>
          </table:table-cell>
          <table:table-cell table:number-columns-repeated="2"/>
          <table:table-cell office:value-type="string" calcext:value-type="string">
            <text:p>Animated Jumpe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CONN-SIL2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JP9</text:p>
          </table:table-cell>
          <table:table-cell table:style-name="Default" office:value-type="string" calcext:value-type="string">
            <text:p>JUMPER</text:p>
          </table:table-cell>
          <table:table-cell table:number-columns-repeated="2"/>
          <table:table-cell office:value-type="string" calcext:value-type="string">
            <text:p>Animated Jumpe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CONN-SIL2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JP10</text:p>
          </table:table-cell>
          <table:table-cell table:style-name="Default" office:value-type="string" calcext:value-type="string">
            <text:p>JUMPER</text:p>
          </table:table-cell>
          <table:table-cell table:number-columns-repeated="2"/>
          <table:table-cell office:value-type="string" calcext:value-type="string">
            <text:p>Animated Jumper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CONN-SIL2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JP11</text:p>
          </table:table-cell>
          <table:table-cell table:style-name="Default" office:value-type="string" calcext:value-type="string">
            <text:p>JUMPER</text:p>
          </table:table-cell>
          <table:table-cell table:number-columns-repeated="2"/>
          <table:table-cell office:value-type="string" calcext:value-type="string">
            <text:p>Animated Jumper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CONN-SIL2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JP12</text:p>
          </table:table-cell>
          <table:table-cell table:style-name="Default" office:value-type="string" calcext:value-type="string">
            <text:p>JUMPER</text:p>
          </table:table-cell>
          <table:table-cell table:number-columns-repeated="2"/>
          <table:table-cell office:value-type="string" calcext:value-type="string">
            <text:p>Animated Jumper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CONN-SIL2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JP13</text:p>
          </table:table-cell>
          <table:table-cell table:style-name="Default" office:value-type="string" calcext:value-type="string">
            <text:p>JUMPER</text:p>
          </table:table-cell>
          <table:table-cell table:number-columns-repeated="2"/>
          <table:table-cell office:value-type="string" calcext:value-type="string">
            <text:p>Animated Jumper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CONN-SIL2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JP14</text:p>
          </table:table-cell>
          <table:table-cell table:style-name="Default" office:value-type="string" calcext:value-type="string">
            <text:p>JUMPER</text:p>
          </table:table-cell>
          <table:table-cell table:number-columns-repeated="2"/>
          <table:table-cell office:value-type="string" calcext:value-type="string">
            <text:p>Animated Jumper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CONN-SIL2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JP15</text:p>
          </table:table-cell>
          <table:table-cell table:style-name="Default" office:value-type="string" calcext:value-type="string">
            <text:p>JUMPER</text:p>
          </table:table-cell>
          <table:table-cell table:number-columns-repeated="2"/>
          <table:table-cell office:value-type="string" calcext:value-type="string">
            <text:p>Animated Jumper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CONN-SIL2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JP16</text:p>
          </table:table-cell>
          <table:table-cell table:style-name="Default" office:value-type="string" calcext:value-type="string">
            <text:p>JUMPER</text:p>
          </table:table-cell>
          <table:table-cell table:number-columns-repeated="2"/>
          <table:table-cell office:value-type="string" calcext:value-type="string">
            <text:p>Animated Jumper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CONN-SIL2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JP17</text:p>
          </table:table-cell>
          <table:table-cell table:style-name="Default" office:value-type="string" calcext:value-type="string">
            <text:p>JUMPER</text:p>
          </table:table-cell>
          <table:table-cell table:number-columns-repeated="2"/>
          <table:table-cell office:value-type="string" calcext:value-type="string">
            <text:p>Animated Jumper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CONN-SIL2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JP18</text:p>
          </table:table-cell>
          <table:table-cell table:style-name="Default" office:value-type="string" calcext:value-type="string">
            <text:p>JUMPER</text:p>
          </table:table-cell>
          <table:table-cell table:number-columns-repeated="2"/>
          <table:table-cell office:value-type="string" calcext:value-type="string">
            <text:p>Animated Jumper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CONN-SIL2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JP19</text:p>
          </table:table-cell>
          <table:table-cell table:style-name="Default" office:value-type="string" calcext:value-type="string">
            <text:p>JUMPER</text:p>
          </table:table-cell>
          <table:table-cell table:number-columns-repeated="2"/>
          <table:table-cell office:value-type="string" calcext:value-type="string">
            <text:p>Animated Jumper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CONN-SIL2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JP20</text:p>
          </table:table-cell>
          <table:table-cell table:style-name="Default" office:value-type="string" calcext:value-type="string">
            <text:p>JUMPER</text:p>
          </table:table-cell>
          <table:table-cell table:number-columns-repeated="2"/>
          <table:table-cell office:value-type="string" calcext:value-type="string">
            <text:p>Animated Jumper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CONN-SIL2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JP21</text:p>
          </table:table-cell>
          <table:table-cell table:style-name="Default" office:value-type="string" calcext:value-type="string">
            <text:p>JUMPER</text:p>
          </table:table-cell>
          <table:table-cell table:number-columns-repeated="2"/>
          <table:table-cell office:value-type="string" calcext:value-type="string">
            <text:p>Animated Jumper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CONN-SIL2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JP22</text:p>
          </table:table-cell>
          <table:table-cell table:style-name="Default" office:value-type="string" calcext:value-type="string">
            <text:p>JUMPER</text:p>
          </table:table-cell>
          <table:table-cell table:number-columns-repeated="2"/>
          <table:table-cell office:value-type="string" calcext:value-type="string">
            <text:p>Animated Jumper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CONN-SIL2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JP23</text:p>
          </table:table-cell>
          <table:table-cell table:style-name="Default" office:value-type="string" calcext:value-type="string">
            <text:p>JUMPER</text:p>
          </table:table-cell>
          <table:table-cell table:number-columns-repeated="2"/>
          <table:table-cell office:value-type="string" calcext:value-type="string">
            <text:p>Animated Jumper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CONN-SIL2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JP24</text:p>
          </table:table-cell>
          <table:table-cell table:style-name="Default" office:value-type="string" calcext:value-type="string">
            <text:p>JUMPER</text:p>
          </table:table-cell>
          <table:table-cell table:number-columns-repeated="2"/>
          <table:table-cell office:value-type="string" calcext:value-type="string">
            <text:p>Animated Jumper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CONN-SIL2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JP25</text:p>
          </table:table-cell>
          <table:table-cell table:style-name="Default" office:value-type="string" calcext:value-type="string">
            <text:p>JUMPER</text:p>
          </table:table-cell>
          <table:table-cell table:number-columns-repeated="2"/>
          <table:table-cell office:value-type="string" calcext:value-type="string">
            <text:p>Animated Jumper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CONN-SIL2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JP26</text:p>
          </table:table-cell>
          <table:table-cell table:style-name="Default" office:value-type="string" calcext:value-type="string">
            <text:p>JUMPER</text:p>
          </table:table-cell>
          <table:table-cell table:number-columns-repeated="2"/>
          <table:table-cell office:value-type="string" calcext:value-type="string">
            <text:p>Animated Jumper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CONN-SIL2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JP27</text:p>
          </table:table-cell>
          <table:table-cell table:style-name="Default" office:value-type="string" calcext:value-type="string">
            <text:p>JUMPER</text:p>
          </table:table-cell>
          <table:table-cell table:number-columns-repeated="2"/>
          <table:table-cell office:value-type="string" calcext:value-type="string">
            <text:p>Animated Jumper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CONN-SIL2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JP28</text:p>
          </table:table-cell>
          <table:table-cell table:style-name="Default" office:value-type="string" calcext:value-type="string">
            <text:p>JUMPER</text:p>
          </table:table-cell>
          <table:table-cell table:number-columns-repeated="2"/>
          <table:table-cell office:value-type="string" calcext:value-type="string">
            <text:p>Animated Jumper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CONN-SIL2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JP29</text:p>
          </table:table-cell>
          <table:table-cell table:style-name="Default" office:value-type="string" calcext:value-type="string">
            <text:p>JUMPER</text:p>
          </table:table-cell>
          <table:table-cell table:number-columns-repeated="2"/>
          <table:table-cell office:value-type="string" calcext:value-type="string">
            <text:p>Animated Jumper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CONN-SIL2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JP30</text:p>
          </table:table-cell>
          <table:table-cell table:style-name="Default" office:value-type="string" calcext:value-type="string">
            <text:p>JUMPER</text:p>
          </table:table-cell>
          <table:table-cell table:number-columns-repeated="2"/>
          <table:table-cell office:value-type="string" calcext:value-type="string">
            <text:p>Animated Jumper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CONN-SIL2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JP31</text:p>
          </table:table-cell>
          <table:table-cell table:style-name="Default" office:value-type="string" calcext:value-type="string">
            <text:p>JUMPER</text:p>
          </table:table-cell>
          <table:table-cell table:number-columns-repeated="2"/>
          <table:table-cell office:value-type="string" calcext:value-type="string">
            <text:p>Animated Jumper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CONN-SIL2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JP32</text:p>
          </table:table-cell>
          <table:table-cell table:style-name="Default" office:value-type="string" calcext:value-type="string">
            <text:p>JUMPER</text:p>
          </table:table-cell>
          <table:table-cell table:number-columns-repeated="2"/>
          <table:table-cell office:value-type="string" calcext:value-type="string">
            <text:p>Animated Jumper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CONN-SIL2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JP33</text:p>
          </table:table-cell>
          <table:table-cell table:style-name="Default" office:value-type="string" calcext:value-type="string">
            <text:p>JUMPER</text:p>
          </table:table-cell>
          <table:table-cell table:number-columns-repeated="2"/>
          <table:table-cell office:value-type="string" calcext:value-type="string">
            <text:p>Animated Jumper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CONN-SIL2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JP34</text:p>
          </table:table-cell>
          <table:table-cell table:style-name="Default" office:value-type="string" calcext:value-type="string">
            <text:p>JUMPER</text:p>
          </table:table-cell>
          <table:table-cell table:number-columns-repeated="2"/>
          <table:table-cell office:value-type="string" calcext:value-type="string">
            <text:p>Animated Jumper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CONN-SIL2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JP35</text:p>
          </table:table-cell>
          <table:table-cell table:style-name="Default" office:value-type="string" calcext:value-type="string">
            <text:p>JUMPER</text:p>
          </table:table-cell>
          <table:table-cell table:number-columns-repeated="2"/>
          <table:table-cell office:value-type="string" calcext:value-type="string">
            <text:p>Animated Jumper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CONN-SIL2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JP36</text:p>
          </table:table-cell>
          <table:table-cell table:style-name="Default" office:value-type="string" calcext:value-type="string">
            <text:p>JUMPER</text:p>
          </table:table-cell>
          <table:table-cell table:number-columns-repeated="2"/>
          <table:table-cell office:value-type="string" calcext:value-type="string">
            <text:p>Animated Jumper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CONN-SIL2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JP37</text:p>
          </table:table-cell>
          <table:table-cell table:style-name="Default" office:value-type="string" calcext:value-type="string">
            <text:p>JUMPER</text:p>
          </table:table-cell>
          <table:table-cell table:number-columns-repeated="2"/>
          <table:table-cell office:value-type="string" calcext:value-type="string">
            <text:p>Animated Jumper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CONN-SIL2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JP38</text:p>
          </table:table-cell>
          <table:table-cell table:style-name="Default" office:value-type="string" calcext:value-type="string">
            <text:p>JUMPER</text:p>
          </table:table-cell>
          <table:table-cell table:number-columns-repeated="2"/>
          <table:table-cell office:value-type="string" calcext:value-type="string">
            <text:p>Animated Jumper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CONN-SIL2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JP39</text:p>
          </table:table-cell>
          <table:table-cell table:style-name="Default" office:value-type="string" calcext:value-type="string">
            <text:p>JUMPER</text:p>
          </table:table-cell>
          <table:table-cell table:number-columns-repeated="2"/>
          <table:table-cell office:value-type="string" calcext:value-type="string">
            <text:p>Animated Jumper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CONN-SIL2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JP40</text:p>
          </table:table-cell>
          <table:table-cell table:style-name="Default" office:value-type="string" calcext:value-type="string">
            <text:p>JUMPER</text:p>
          </table:table-cell>
          <table:table-cell table:number-columns-repeated="2"/>
          <table:table-cell office:value-type="string" calcext:value-type="string">
            <text:p>Animated Jumper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CONN-SIL2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JP41</text:p>
          </table:table-cell>
          <table:table-cell table:style-name="Default" office:value-type="string" calcext:value-type="string">
            <text:p>JUMPER</text:p>
          </table:table-cell>
          <table:table-cell table:number-columns-repeated="2"/>
          <table:table-cell office:value-type="string" calcext:value-type="string">
            <text:p>Animated Jumper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CONN-SIL2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JP42</text:p>
          </table:table-cell>
          <table:table-cell table:style-name="Default" office:value-type="string" calcext:value-type="string">
            <text:p>JUMPER</text:p>
          </table:table-cell>
          <table:table-cell table:number-columns-repeated="2"/>
          <table:table-cell office:value-type="string" calcext:value-type="string">
            <text:p>Animated Jumper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CONN-SIL2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JP43</text:p>
          </table:table-cell>
          <table:table-cell table:style-name="Default" office:value-type="string" calcext:value-type="string">
            <text:p>JUMPER</text:p>
          </table:table-cell>
          <table:table-cell table:number-columns-repeated="2"/>
          <table:table-cell office:value-type="string" calcext:value-type="string">
            <text:p>Animated Jumper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CONN-SIL2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JP44</text:p>
          </table:table-cell>
          <table:table-cell table:style-name="Default" office:value-type="string" calcext:value-type="string">
            <text:p>JUMPER</text:p>
          </table:table-cell>
          <table:table-cell table:number-columns-repeated="2"/>
          <table:table-cell office:value-type="string" calcext:value-type="string">
            <text:p>Animated Jumper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CONN-SIL2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JP45</text:p>
          </table:table-cell>
          <table:table-cell table:style-name="Default" office:value-type="string" calcext:value-type="string">
            <text:p>JUMPER</text:p>
          </table:table-cell>
          <table:table-cell table:number-columns-repeated="2"/>
          <table:table-cell office:value-type="string" calcext:value-type="string">
            <text:p>Animated Jumper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CONN-SIL2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JP46</text:p>
          </table:table-cell>
          <table:table-cell table:style-name="Default" office:value-type="string" calcext:value-type="string">
            <text:p>JUMPER</text:p>
          </table:table-cell>
          <table:table-cell table:number-columns-repeated="2"/>
          <table:table-cell office:value-type="string" calcext:value-type="string">
            <text:p>Animated Jumper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CONN-SIL2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JP47</text:p>
          </table:table-cell>
          <table:table-cell table:style-name="Default" office:value-type="string" calcext:value-type="string">
            <text:p>JUMPER</text:p>
          </table:table-cell>
          <table:table-cell table:number-columns-repeated="2"/>
          <table:table-cell office:value-type="string" calcext:value-type="string">
            <text:p>Animated Jumper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CONN-SIL2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JP48</text:p>
          </table:table-cell>
          <table:table-cell table:style-name="Default" office:value-type="string" calcext:value-type="string">
            <text:p>JUMPER</text:p>
          </table:table-cell>
          <table:table-cell table:number-columns-repeated="2"/>
          <table:table-cell office:value-type="string" calcext:value-type="string">
            <text:p>Animated Jumper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CONN-SIL2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JP49</text:p>
          </table:table-cell>
          <table:table-cell table:style-name="Default" office:value-type="string" calcext:value-type="string">
            <text:p>JUMPER</text:p>
          </table:table-cell>
          <table:table-cell table:number-columns-repeated="2"/>
          <table:table-cell office:value-type="string" calcext:value-type="string">
            <text:p>Animated Jumper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CONN-SIL2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VSMDD2</text:p>
          </table:table-cell>
          <table:table-cell table:style-name="Default" office:value-type="string" calcext:value-type="string">
            <text:p>VSMDIGITALDATA</text:p>
          </table:table-cell>
          <table:table-cell table:number-columns-repeated="2"/>
          <table:table-cell office:value-type="string" calcext:value-type="string">
            <text:p>Digital Data Generator (Virtual Instrument)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VSMDD3</text:p>
          </table:table-cell>
          <table:table-cell table:style-name="Default" office:value-type="string" calcext:value-type="string">
            <text:p>VSMDIGITALDATA</text:p>
          </table:table-cell>
          <table:table-cell table:number-columns-repeated="2"/>
          <table:table-cell office:value-type="string" calcext:value-type="string">
            <text:p>Digital Data Generator (Virtual Instrument)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VSMDD4</text:p>
          </table:table-cell>
          <table:table-cell table:style-name="Default" office:value-type="string" calcext:value-type="string">
            <text:p>VSMDIGITALDATA</text:p>
          </table:table-cell>
          <table:table-cell table:number-columns-repeated="2"/>
          <table:table-cell office:value-type="string" calcext:value-type="string">
            <text:p>Digital Data Generator (Virtual Instrument)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VSMDD5</text:p>
          </table:table-cell>
          <table:table-cell table:style-name="Default" office:value-type="string" calcext:value-type="string">
            <text:p>VSMDIGITALDATA</text:p>
          </table:table-cell>
          <table:table-cell table:number-columns-repeated="2"/>
          <table:table-cell office:value-type="string" calcext:value-type="string">
            <text:p>Digital Data Generator (Virtual Instrument)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VSMDD1</text:p>
          </table:table-cell>
          <table:table-cell table:style-name="Default" office:value-type="string" calcext:value-type="string">
            <text:p>VSMDIGITALDISPLAY</text:p>
          </table:table-cell>
          <table:table-cell table:number-columns-repeated="2"/>
          <table:table-cell office:value-type="string" calcext:value-type="string">
            <text:p>CRT Display with frequency detection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VSMCHAR</text:p>
          </table:table-cell>
          <table:table-cell table:style-name="Default"/>
          <table:table-cell table:number-columns-repeated="2"/>
          <table:table-cell office:value-type="string" calcext:value-type="string">
            <text:p>Logic Analyser (Virtual Instrument)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ot placed</text:p>
          </table:table-cell>
        </table:table-row>
      </table:table>
      <table:table table:name="Sheet2" table:style-name="ta1">
        <table:table-column table:style-name="co12" table:default-cell-style-name="Default"/>
        <table:table-row table:style-name="ro1">
          <table:table-cell office:value-type="string" calcext:value-type="string">
            <text:p>Stock Code</text:p>
          </table:table-cell>
        </table:table-row>
        <table:table-row table:style-name="ro1">
          <table:table-cell office:value-type="string" calcext:value-type="string">
            <text:p>https://www.mouser.sg/ProductDetail/Alliance-Memory/AS6C6264-55PCN?qs=sGAEpiMZZMt9mBA6nIyysDfDw0vDQxSwL3Jgh6owPVw%3D</text:p>
          </table:table-cell>
        </table:table-row>
        <table:table-row table:style-name="ro1">
          <table:table-cell office:value-type="string" calcext:value-type="string">
            <text:p>https://www.mouser.sg/ProductDetail/Alliance-Memory/AS6C6264-55PCN?qs=sGAEpiMZZMt9mBA6nIyysDfDw0vDQxSwL3Jgh6owPVw%3D</text:p>
          </table:table-cell>
        </table:table-row>
        <table:table-row table:style-name="ro1">
          <table:table-cell office:value-type="string" calcext:value-type="string">
            <text:p>https://www.mouser.sg/ProductDetail/Alliance-Memory/AS6C6264-55PCN?qs=sGAEpiMZZMt9mBA6nIyysDfDw0vDQxSwL3Jgh6owPVw%3D</text:p>
          </table:table-cell>
        </table:table-row>
        <table:table-row table:style-name="ro1">
          <table:table-cell office:value-type="string" calcext:value-type="string">
            <text:p>https://www.mouser.sg/ProductDetail/Alliance-Memory/AS6C6264-55PCN?qs=sGAEpiMZZMt9mBA6nIyysDfDw0vDQxSwL3Jgh6owPVw%3D</text:p>
          </table:table-cell>
        </table:table-row>
        <table:table-row table:style-name="ro1">
          <table:table-cell office:value-type="string" calcext:value-type="string">
            <text:p>https://www.mouser.sg/ProductDetail/Alliance-Memory/AS6C6264-55PCN?qs=sGAEpiMZZMt9mBA6nIyysDfDw0vDQxSwL3Jgh6owPVw%3D</text:p>
          </table:table-cell>
        </table:table-row>
        <table:table-row table:style-name="ro1">
          <table:table-cell office:value-type="string" calcext:value-type="string">
            <text:p>https://www.mouser.sg/ProductDetail/Alliance-Memory/AS6C6264-55PCN?qs=sGAEpiMZZMt9mBA6nIyysDfDw0vDQxSwL3Jgh6owPVw%3D</text:p>
          </table:table-cell>
        </table:table-row>
        <table:table-row table:style-name="ro1">
          <table:table-cell office:value-type="string" calcext:value-type="string">
            <text:p>https://www.mouser.sg/ProductDetail/Alliance-Memory/AS6C6264-55PCN?qs=sGAEpiMZZMt9mBA6nIyysDfDw0vDQxSwL3Jgh6owPVw%3D</text:p>
          </table:table-cell>
        </table:table-row>
        <table:table-row table:style-name="ro1">
          <table:table-cell office:value-type="string" calcext:value-type="string">
            <text:p>https://www.mouser.sg/ProductDetail/Alliance-Memory/AS6C6264-55PCN?qs=sGAEpiMZZMt9mBA6nIyysDfDw0vDQxSwL3Jgh6owPVw%3D</text:p>
          </table:table-cell>
        </table:table-row>
        <table:table-row table:style-name="ro1">
          <table:table-cell office:value-type="string" calcext:value-type="string">
            <text:p>https://www.mouser.sg/ProductDetail/Alliance-Memory/AS6C6264-55PCN?qs=sGAEpiMZZMt9mBA6nIyysDfDw0vDQxSwL3Jgh6owPVw%3D</text:p>
          </table:table-cell>
        </table:table-row>
        <table:table-row table:style-name="ro1">
          <table:table-cell office:value-type="string" calcext:value-type="string">
            <text:p>https://www.mouser.sg/ProductDetail/Alliance-Memory/AS6C6264-55PCN?qs=sGAEpiMZZMt9mBA6nIyysDfDw0vDQxSwL3Jgh6owPVw%3D</text:p>
          </table:table-cell>
        </table:table-row>
        <table:table-row table:style-name="ro1">
          <table:table-cell office:value-type="string" calcext:value-type="string">
            <text:p>https://www.mouser.sg/ProductDetail/Alliance-Memory/AS6C6264-55PCN?qs=sGAEpiMZZMt9mBA6nIyysDfDw0vDQxSwL3Jgh6owPVw%3D</text:p>
          </table:table-cell>
        </table:table-row>
        <table:table-row table:style-name="ro1">
          <table:table-cell office:value-type="string" calcext:value-type="string">
            <text:p>https://www.mouser.sg/ProductDetail/Alliance-Memory/AS6C6264-55PCN?qs=sGAEpiMZZMt9mBA6nIyysDfDw0vDQxSwL3Jgh6owPVw%3D</text:p>
          </table:table-cell>
        </table:table-row>
        <table:table-row table:style-name="ro1">
          <table:table-cell office:value-type="string" calcext:value-type="string">
            <text:p>https://www.mouser.sg/ProductDetail/Alliance-Memory/AS6C6264-55PCN?qs=sGAEpiMZZMt9mBA6nIyysDfDw0vDQxSwL3Jgh6owPVw%3D</text:p>
          </table:table-cell>
        </table:table-row>
        <table:table-row table:style-name="ro1">
          <table:table-cell office:value-type="string" calcext:value-type="string">
            <text:p>https://www.mouser.sg/ProductDetail/Alliance-Memory/AS6C6264-55PCN?qs=sGAEpiMZZMt9mBA6nIyysDfDw0vDQxSwL3Jgh6owPVw%3D</text:p>
          </table:table-cell>
        </table:table-row>
        <table:table-row table:style-name="ro1">
          <table:table-cell office:value-type="string" calcext:value-type="string">
            <text:p>https://www.mouser.sg/ProductDetail/IDT/6116SA20TPGI?qs=sGAEpiMZZMt9mBA6nIyysK6VW3GrAnba45Kc6Apw0Go%3D</text:p>
          </table:table-cell>
        </table:table-row>
        <table:table-row table:style-name="ro1">
          <table:table-cell office:value-type="string" calcext:value-type="string">
            <text:p>https://www.mouser.sg/ProductDetail/IDT/6116SA20TPGI?qs=sGAEpiMZZMt9mBA6nIyysK6VW3GrAnba45Kc6Apw0Go%3D</text:p>
          </table:table-cell>
        </table:table-row>
        <table:table-row table:style-name="ro1">
          <table:table-cell office:value-type="string" calcext:value-type="string">
            <text:p>https://www.mouser.sg/ProductDetail/IDT/6116SA20TPGI?qs=sGAEpiMZZMt9mBA6nIyysK6VW3GrAnba45Kc6Apw0Go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00NE4?qs=sGAEpiMZZMtMa9lbYwD6ZGuuqVaqkGmOjzVWLw0jaeE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00NE4?qs=sGAEpiMZZMtMa9lbYwD6ZGuuqVaqkGmOjzVWLw0jaeE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00NE4?qs=sGAEpiMZZMtMa9lbYwD6ZGuuqVaqkGmOjzVWLw0jaeE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00NE4?qs=sGAEpiMZZMtMa9lbYwD6ZGuuqVaqkGmOjzVWLw0jaeE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00NE4?qs=sGAEpiMZZMtMa9lbYwD6ZGuuqVaqkGmOjzVWLw0jaeE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04NE4?qs=sGAEpiMZZMutVWjHE%2FYQw8FcJMyir0Lqzet%252BOgibJRs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04NE4?qs=sGAEpiMZZMutVWjHE%2FYQw8FcJMyir0Lqzet%252BOgibJRs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04NE4?qs=sGAEpiMZZMutVWjHE%2FYQw8FcJMyir0Lqzet%252BOgibJRs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04NE4?qs=sGAEpiMZZMutVWjHE%2FYQw8FcJMyir0Lqzet%252BOgibJRs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04NE4?qs=sGAEpiMZZMutVWjHE%2FYQw8FcJMyir0Lqzet%252BOgibJRs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08NE4?qs=sGAEpiMZZMtMa9lbYwD6ZGuuqVaqkGmOfW4A%252BAFGoNk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10N?qs=sGAEpiMZZMutXGli8Ay4kBELecaPbA6BixFJp4A71TE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10N?qs=sGAEpiMZZMutXGli8Ay4kBELecaPbA6BixFJp4A71TE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126AN?qs=%2Fha2pyFadugdvCHOFYeUo9JntWnIZ2YoHaFSsm4H%2FRg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138NE4?qs=sGAEpiMZZMtxONTBFIcRfk9GpaUoLd0ck0Ao35GjMhY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138NE4?qs=sGAEpiMZZMtxONTBFIcRfk9GpaUoLd0ck0Ao35GjMhY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138NE4?qs=sGAEpiMZZMtxONTBFIcRfk9GpaUoLd0ck0Ao35GjMhY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138NE4?qs=sGAEpiMZZMtxONTBFIcRfk9GpaUoLd0ck0Ao35GjMhY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138NE4?qs=sGAEpiMZZMtxONTBFIcRfk9GpaUoLd0ck0Ao35GjMhY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138NE4?qs=sGAEpiMZZMtxONTBFIcRfk9GpaUoLd0ck0Ao35GjMhY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138NE4?qs=sGAEpiMZZMtxONTBFIcRfk9GpaUoLd0ck0Ao35GjMhY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139AN?qs=sGAEpiMZZMtxONTBFIcRfpKvrGTByBdi%2FBZhV6RAyCA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139AN?qs=sGAEpiMZZMtxONTBFIcRfpKvrGTByBdi%2FBZhV6RAyCA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157NE4?qs=sGAEpiMZZMtxONTBFIcRfk9GpaUoLd0cMjAQzUGo2HI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157NE4?qs=sGAEpiMZZMtxONTBFIcRfk9GpaUoLd0cMjAQzUGo2HI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157NE4?qs=sGAEpiMZZMtxONTBFIcRfk9GpaUoLd0cMjAQzUGo2HI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157NE4?qs=sGAEpiMZZMtxONTBFIcRfk9GpaUoLd0cMjAQzUGo2HI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157NE4?qs=sGAEpiMZZMtxONTBFIcRfk9GpaUoLd0cMjAQzUGo2HI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157NE4?qs=sGAEpiMZZMtxONTBFIcRfk9GpaUoLd0cMjAQzUGo2HI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157NE4?qs=sGAEpiMZZMtxONTBFIcRfk9GpaUoLd0cMjAQzUGo2HI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157NE4?qs=sGAEpiMZZMtxONTBFIcRfk9GpaUoLd0cMjAQzUGo2HI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157NE4?qs=sGAEpiMZZMtxONTBFIcRfk9GpaUoLd0cMjAQzUGo2HI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157NE4?qs=sGAEpiMZZMtxONTBFIcRfk9GpaUoLd0cMjAQzUGo2HI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157NE4?qs=sGAEpiMZZMtxONTBFIcRfk9GpaUoLd0cMjAQzUGo2HI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157NE4?qs=sGAEpiMZZMtxONTBFIcRfk9GpaUoLd0cMjAQzUGo2HI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157NE4?qs=sGAEpiMZZMtxONTBFIcRfk9GpaUoLd0cMjAQzUGo2HI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157NE4?qs=sGAEpiMZZMtxONTBFIcRfk9GpaUoLd0cMjAQzUGo2HI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157NE4?qs=sGAEpiMZZMtxONTBFIcRfk9GpaUoLd0cMjAQzUGo2HI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157NE4?qs=sGAEpiMZZMtxONTBFIcRfk9GpaUoLd0cMjAQzUGo2HI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157NE4?qs=sGAEpiMZZMtxONTBFIcRfk9GpaUoLd0cMjAQzUGo2HI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157NE4?qs=sGAEpiMZZMtxONTBFIcRfk9GpaUoLd0cMjAQzUGo2HI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157NE4?qs=sGAEpiMZZMtxONTBFIcRfk9GpaUoLd0cMjAQzUGo2HI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157NE4?qs=sGAEpiMZZMtxONTBFIcRfk9GpaUoLd0cMjAQzUGo2HI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157NE4?qs=sGAEpiMZZMtxONTBFIcRfk9GpaUoLd0cMjAQzUGo2HI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157NE4?qs=sGAEpiMZZMtxONTBFIcRfk9GpaUoLd0cMjAQzUGo2HI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157NE4?qs=sGAEpiMZZMtxONTBFIcRfk9GpaUoLd0cMjAQzUGo2HI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157NE4?qs=sGAEpiMZZMtxONTBFIcRfk9GpaUoLd0cMjAQzUGo2HI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157NE4?qs=sGAEpiMZZMtxONTBFIcRfk9GpaUoLd0cMjAQzUGo2HI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157NE4?qs=sGAEpiMZZMtxONTBFIcRfk9GpaUoLd0cMjAQzUGo2HI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157NE4?qs=sGAEpiMZZMtxONTBFIcRfk9GpaUoLd0cMjAQzUGo2HI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157NE4?qs=sGAEpiMZZMtxONTBFIcRfk9GpaUoLd0cMjAQzUGo2HI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157NE4?qs=sGAEpiMZZMtxONTBFIcRfk9GpaUoLd0cMjAQzUGo2HI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157NE4?qs=sGAEpiMZZMtxONTBFIcRfk9GpaUoLd0cMjAQzUGo2HI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157NE4?qs=sGAEpiMZZMtxONTBFIcRfk9GpaUoLd0cMjAQzUGo2HI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157NE4?qs=sGAEpiMZZMtxONTBFIcRfk9GpaUoLd0cMjAQzUGo2HI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157NE4?qs=sGAEpiMZZMtxONTBFIcRfk9GpaUoLd0cMjAQzUGo2HI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163AN?qs=sGAEpiMZZMtdY2G%252BSI3N4aQvQNXOTGN6zp2qU1pEmtI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163AN?qs=sGAEpiMZZMtdY2G%252BSI3N4aQvQNXOTGN6zp2qU1pEmtI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163AN?qs=sGAEpiMZZMtdY2G%252BSI3N4aQvQNXOTGN6zp2qU1pEmtI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163AN?qs=sGAEpiMZZMtdY2G%252BSI3N4aQvQNXOTGN6zp2qU1pEmtI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174N?qs=%2Fha2pyFadugqDRhw3C%2FQ8X6a6hwoxKy6iKJc85BJA4M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174N?qs=%2Fha2pyFadugqDRhw3C%2FQ8X6a6hwoxKy6iKJc85BJA4M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174N?qs=%2Fha2pyFadugqDRhw3C%2FQ8X6a6hwoxKy6iKJc85BJA4M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174N?qs=%2Fha2pyFadugqDRhw3C%2FQ8X6a6hwoxKy6iKJc85BJA4M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174N?qs=%2Fha2pyFadugqDRhw3C%2FQ8X6a6hwoxKy6iKJc85BJA4M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175NE4?qs=sGAEpiMZZMvxP%252Bvr8KwMwF73%2FSEETFlc4u4AUFSUKKQ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175NE4?qs=sGAEpiMZZMvxP%252Bvr8KwMwF73%2FSEETFlc4u4AUFSUKKQ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175NE4?qs=sGAEpiMZZMvxP%252Bvr8KwMwF73%2FSEETFlc4u4AUFSUKKQ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175NE4?qs=sGAEpiMZZMvxP%252Bvr8KwMwF73%2FSEETFlc4u4AUFSUKKQ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175NE4?qs=sGAEpiMZZMvxP%252Bvr8KwMwF73%2FSEETFlc4u4AUFSUKKQ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194AN?qs=%2Fha2pyFadujYU8BF2jKu2xc2zlYRxRNCxtAdpWgTaU4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194AN?qs=%2Fha2pyFadujYU8BF2jKu2xc2zlYRxRNCxtAdpWgTaU4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194AN?qs=%2Fha2pyFadujYU8BF2jKu2xc2zlYRxRNCxtAdpWgTaU4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194AN?qs=%2Fha2pyFadujYU8BF2jKu2xc2zlYRxRNCxtAdpWgTaU4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194AN?qs=%2Fha2pyFadujYU8BF2jKu2xc2zlYRxRNCxtAdpWgTaU4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194AN?qs=%2Fha2pyFadujYU8BF2jKu2xc2zlYRxRNCxtAdpWgTaU4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194AN?qs=%2Fha2pyFadujYU8BF2jKu2xc2zlYRxRNCxtAdpWgTaU4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194AN?qs=%2Fha2pyFadujYU8BF2jKu2xc2zlYRxRNCxtAdpWgTaU4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194AN?qs=%2Fha2pyFadujYU8BF2jKu2xc2zlYRxRNCxtAdpWgTaU4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194AN?qs=%2Fha2pyFadujYU8BF2jKu2xc2zlYRxRNCxtAdpWgTaU4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194AN?qs=%2Fha2pyFadujYU8BF2jKu2xc2zlYRxRNCxtAdpWgTaU4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194AN?qs=%2Fha2pyFadujYU8BF2jKu2xc2zlYRxRNCxtAdpWgTaU4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194AN?qs=%2Fha2pyFadujYU8BF2jKu2xc2zlYRxRNCxtAdpWgTaU4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194AN?qs=%2Fha2pyFadujYU8BF2jKu2xc2zlYRxRNCxtAdpWgTaU4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194AN?qs=%2Fha2pyFadujYU8BF2jKu2xc2zlYRxRNCxtAdpWgTaU4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194AN?qs=%2Fha2pyFadujYU8BF2jKu2xc2zlYRxRNCxtAdpWgTaU4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194AN?qs=%2Fha2pyFadujYU8BF2jKu2xc2zlYRxRNCxtAdpWgTaU4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194AN?qs=%2Fha2pyFadujYU8BF2jKu2xc2zlYRxRNCxtAdpWgTaU4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194AN?qs=%2Fha2pyFadujYU8BF2jKu2xc2zlYRxRNCxtAdpWgTaU4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194AN?qs=%2Fha2pyFadujYU8BF2jKu2xc2zlYRxRNCxtAdpWgTaU4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194AN?qs=%2Fha2pyFadujYU8BF2jKu2xc2zlYRxRNCxtAdpWgTaU4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194AN?qs=%2Fha2pyFadujYU8BF2jKu2xc2zlYRxRNCxtAdpWgTaU4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194AN?qs=%2Fha2pyFadujYU8BF2jKu2xc2zlYRxRNCxtAdpWgTaU4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194AN?qs=%2Fha2pyFadujYU8BF2jKu2xc2zlYRxRNCxtAdpWgTaU4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21NE4?qs=sGAEpiMZZMtMa9lbYwD6ZGuuqVaqkGmOS8GB5LKZP7E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21NE4?qs=sGAEpiMZZMtMa9lbYwD6ZGuuqVaqkGmOS8GB5LKZP7E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245NE4?qs=sGAEpiMZZMs9F6aVvY09bhwfQrNqig7qIcn1fgzui%2FY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258BN?qs=%2Fha2pyFadugYCoHUAKZ16e6Ix0Tl4e52u5lkASBqGrE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258BN?qs=%2Fha2pyFadugYCoHUAKZ16e6Ix0Tl4e52u5lkASBqGrE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258BN?qs=%2Fha2pyFadugYCoHUAKZ16e6Ix0Tl4e52u5lkASBqGrE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258BN?qs=%2Fha2pyFadugYCoHUAKZ16e6Ix0Tl4e52u5lkASBqGrE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273NE4?qs=sGAEpiMZZMvxP%252Bvr8KwMwF73%2FSEETFlcw32YC66%252Bjxg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273NE4?qs=sGAEpiMZZMvxP%252Bvr8KwMwF73%2FSEETFlcw32YC66%252Bjxg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273NE4?qs=sGAEpiMZZMvxP%252Bvr8KwMwF73%2FSEETFlcw32YC66%252Bjxg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273NE4?qs=sGAEpiMZZMvxP%252Bvr8KwMwF73%2FSEETFlcw32YC66%252Bjxg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273NE4?qs=sGAEpiMZZMvxP%252Bvr8KwMwF73%2FSEETFlcw32YC66%252Bjxg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273NE4?qs=sGAEpiMZZMvxP%252Bvr8KwMwF73%2FSEETFlcw32YC66%252Bjxg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273NE4?qs=sGAEpiMZZMvxP%252Bvr8KwMwF73%2FSEETFlcw32YC66%252Bjxg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273NE4?qs=sGAEpiMZZMvxP%252Bvr8KwMwF73%2FSEETFlcw32YC66%252Bjxg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273NE4?qs=sGAEpiMZZMvxP%252Bvr8KwMwF73%2FSEETFlcw32YC66%252Bjxg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273NE4?qs=sGAEpiMZZMvxP%252Bvr8KwMwF73%2FSEETFlcw32YC66%252Bjxg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273NE4?qs=sGAEpiMZZMvxP%252Bvr8KwMwF73%2FSEETFlcw32YC66%252Bjxg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273NE4?qs=sGAEpiMZZMvxP%252Bvr8KwMwF73%2FSEETFlcw32YC66%252Bjxg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273NE4?qs=sGAEpiMZZMvxP%252Bvr8KwMwF73%2FSEETFlcw32YC66%252Bjxg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273NE4?qs=sGAEpiMZZMvxP%252Bvr8KwMwF73%2FSEETFlcw32YC66%252Bjxg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273NE4?qs=sGAEpiMZZMvxP%252Bvr8KwMwF73%2FSEETFlcw32YC66%252Bjxg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273NE4?qs=sGAEpiMZZMvxP%252Bvr8KwMwF73%2FSEETFlcw32YC66%252Bjxg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273NE4?qs=sGAEpiMZZMvxP%252Bvr8KwMwF73%2FSEETFlcw32YC66%252Bjxg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273NE4?qs=sGAEpiMZZMvxP%252Bvr8KwMwF73%2FSEETFlcw32YC66%252Bjxg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273NE4?qs=sGAEpiMZZMvxP%252Bvr8KwMwF73%2FSEETFlcw32YC66%252Bjxg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273NE4?qs=sGAEpiMZZMvxP%252Bvr8KwMwF73%2FSEETFlcw32YC66%252Bjxg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27N?qs=sGAEpiMZZMutXGli8Ay4kP28D9wZ8SQIwsPDjIqEADE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27N?qs=sGAEpiMZZMutXGli8Ay4kP28D9wZ8SQIwsPDjIqEADE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27N?qs=sGAEpiMZZMutXGli8Ay4kP28D9wZ8SQIwsPDjIqEADE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283NE4?qs=sGAEpiMZZMuV4z%252BhZ4pm1L11UKYaBimF7vh839uxJBE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283NE4?qs=sGAEpiMZZMuV4z%252BhZ4pm1L11UKYaBimF7vh839uxJBE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283NE4?qs=sGAEpiMZZMuV4z%252BhZ4pm1L11UKYaBimF7vh839uxJBE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283NE4?qs=sGAEpiMZZMuV4z%252BhZ4pm1L11UKYaBimF7vh839uxJBE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283NE4?qs=sGAEpiMZZMuV4z%252BhZ4pm1L11UKYaBimF7vh839uxJBE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283NE4?qs=sGAEpiMZZMuV4z%252BhZ4pm1L11UKYaBimF7vh839uxJBE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283NE4?qs=sGAEpiMZZMuV4z%252BhZ4pm1L11UKYaBimF7vh839uxJBE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283NE4?qs=sGAEpiMZZMuV4z%252BhZ4pm1L11UKYaBimF7vh839uxJBE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283NE4?qs=sGAEpiMZZMuV4z%252BhZ4pm1L11UKYaBimF7vh839uxJBE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283NE4?qs=sGAEpiMZZMuV4z%252BhZ4pm1L11UKYaBimF7vh839uxJBE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283NE4?qs=sGAEpiMZZMuV4z%252BhZ4pm1L11UKYaBimF7vh839uxJBE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283NE4?qs=sGAEpiMZZMuV4z%252BhZ4pm1L11UKYaBimF7vh839uxJBE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283NE4?qs=sGAEpiMZZMuV4z%252BhZ4pm1L11UKYaBimF7vh839uxJBE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283NE4?qs=sGAEpiMZZMuV4z%252BhZ4pm1L11UKYaBimF7vh839uxJBE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32NE4?qs=sGAEpiMZZMtMa9lbYwD6ZGuuqVaqkGmO7x4PfQeTHF4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32NE4?qs=sGAEpiMZZMtMa9lbYwD6ZGuuqVaqkGmO7x4PfQeTHF4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32NE4?qs=sGAEpiMZZMtMa9lbYwD6ZGuuqVaqkGmO7x4PfQeTHF4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32NE4?qs=sGAEpiMZZMtMa9lbYwD6ZGuuqVaqkGmO7x4PfQeTHF4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32NE4?qs=sGAEpiMZZMtMa9lbYwD6ZGuuqVaqkGmO7x4PfQeTHF4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32NE4?qs=sGAEpiMZZMtMa9lbYwD6ZGuuqVaqkGmO7x4PfQeTHF4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32NE4?qs=sGAEpiMZZMtMa9lbYwD6ZGuuqVaqkGmO7x4PfQeTHF4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32NE4?qs=sGAEpiMZZMtMa9lbYwD6ZGuuqVaqkGmO7x4PfQeTHF4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32NE4?qs=sGAEpiMZZMtMa9lbYwD6ZGuuqVaqkGmO7x4PfQeTHF4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32NE4?qs=sGAEpiMZZMtMa9lbYwD6ZGuuqVaqkGmO7x4PfQeTHF4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373NE4?qs=sGAEpiMZZMu2QtOrmdJ1%2FRPDYI7IXkrB2H7gdWq7qaw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373NE4?qs=sGAEpiMZZMu2QtOrmdJ1%2FRPDYI7IXkrB2H7gdWq7qaw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373NE4?qs=sGAEpiMZZMu2QtOrmdJ1%2FRPDYI7IXkrB2H7gdWq7qaw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373NE4?qs=sGAEpiMZZMu2QtOrmdJ1%2FRPDYI7IXkrB2H7gdWq7qaw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373NE4?qs=sGAEpiMZZMu2QtOrmdJ1%2FRPDYI7IXkrB2H7gdWq7qaw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373NE4?qs=sGAEpiMZZMu2QtOrmdJ1%2FRPDYI7IXkrB2H7gdWq7qaw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373NE4?qs=sGAEpiMZZMu2QtOrmdJ1%2FRPDYI7IXkrB2H7gdWq7qaw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373NE4?qs=sGAEpiMZZMu2QtOrmdJ1%2FRPDYI7IXkrB2H7gdWq7qaw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373NE4?qs=sGAEpiMZZMu2QtOrmdJ1%2FRPDYI7IXkrB2H7gdWq7qaw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373NE4?qs=sGAEpiMZZMu2QtOrmdJ1%2FRPDYI7IXkrB2H7gdWq7qaw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373NE4?qs=sGAEpiMZZMu2QtOrmdJ1%2FRPDYI7IXkrB2H7gdWq7qaw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373NE4?qs=sGAEpiMZZMu2QtOrmdJ1%2FRPDYI7IXkrB2H7gdWq7qaw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373NE4?qs=sGAEpiMZZMu2QtOrmdJ1%2FRPDYI7IXkrB2H7gdWq7qaw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373NE4?qs=sGAEpiMZZMu2QtOrmdJ1%2FRPDYI7IXkrB2H7gdWq7qaw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85N?qs=%2Fha2pyFadujWUs9azztjOlpLCPvFTfozqJRbtmiwunU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85N?qs=%2Fha2pyFadujWUs9azztjOlpLCPvFTfozqJRbtmiwunU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86ANE4?qs=sGAEpiMZZMtMa9lbYwD6ZGuuqVaqkGmOhAIPhWJxBPY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86ANE4?qs=sGAEpiMZZMtMa9lbYwD6ZGuuqVaqkGmOhAIPhWJxBPY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86ANE4?qs=sGAEpiMZZMtMa9lbYwD6ZGuuqVaqkGmOhAIPhWJxBPY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86ANE4?qs=sGAEpiMZZMtMa9lbYwD6ZGuuqVaqkGmOhAIPhWJxBPY%3D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86ANE4?qs=sGAEpiMZZMtMa9lbYwD6ZGuuqVaqkGmOhAIPhWJxBPY%3D</text:p>
          </table:table-cell>
        </table:table-row>
      </table:table>
      <table:table table:name="Pivot Table_Sheet2_1" table:style-name="ta1">
        <table:table-column table:style-name="co13" table:default-cell-style-name="ce4"/>
        <table:table-column table:style-name="co11" table:default-cell-style-name="ce8"/>
        <table:table-row table:style-name="ro1">
          <table:table-cell table:style-name="ce2" office:value-type="string" calcext:value-type="string">
            <text:p>Stock Code</text:p>
          </table:table-cell>
          <table:table-cell table:style-name="ce6" office:value-type="string" calcext:value-type="string">
            <text:p>Count - Stock Code</text:p>
          </table:table-cell>
        </table:table-row>
        <table:table-row table:style-name="ro1">
          <table:table-cell table:style-name="ce3" office:value-type="string" calcext:value-type="string">
            <text:p>https://www.mouser.sg/ProductDetail/Alliance-Memory/AS6C6264-55PCN?qs=sGAEpiMZZMt9mBA6nIyysDfDw0vDQxSwL3Jgh6owPVw%3D</text:p>
          </table:table-cell>
          <table:table-cell table:style-name="ce7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ttps://www.mouser.sg/ProductDetail/IDT/6116SA20TPGI?qs=sGAEpiMZZMt9mBA6nIyysK6VW3GrAnba45Kc6Apw0Go%3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00NE4?qs=sGAEpiMZZMtMa9lbYwD6ZGuuqVaqkGmOjzVWLw0jaeE%3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04NE4?qs=sGAEpiMZZMutVWjHE%2FYQw8FcJMyir0Lqzet%252BOgibJRs%3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08NE4?qs=sGAEpiMZZMtMa9lbYwD6ZGuuqVaqkGmOfW4A%252BAFGoNk%3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10N?qs=sGAEpiMZZMutXGli8Ay4kBELecaPbA6BixFJp4A71TE%3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126AN?qs=%2Fha2pyFadugdvCHOFYeUo9JntWnIZ2YoHaFSsm4H%2FRg%3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138NE4?qs=sGAEpiMZZMtxONTBFIcRfk9GpaUoLd0ck0Ao35GjMhY%3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139AN?qs=sGAEpiMZZMtxONTBFIcRfpKvrGTByBdi%2FBZhV6RAyCA%3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163AN?qs=sGAEpiMZZMtdY2G%252BSI3N4aQvQNXOTGN6zp2qU1pEmtI%3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174N?qs=%2Fha2pyFadugqDRhw3C%2FQ8X6a6hwoxKy6iKJc85BJA4M%3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175NE4?qs=sGAEpiMZZMvxP%252Bvr8KwMwF73%2FSEETFlc4u4AUFSUKKQ%3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194AN?qs=%2Fha2pyFadujYU8BF2jKu2xc2zlYRxRNCxtAdpWgTaU4%3D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21NE4?qs=sGAEpiMZZMtMa9lbYwD6ZGuuqVaqkGmOS8GB5LKZP7E%3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245NE4?qs=sGAEpiMZZMs9F6aVvY09bhwfQrNqig7qIcn1fgzui%2FY%3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258BN?qs=%2Fha2pyFadugYCoHUAKZ16e6Ix0Tl4e52u5lkASBqGrE%3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273NE4?qs=sGAEpiMZZMvxP%252Bvr8KwMwF73%2FSEETFlcw32YC66%252Bjxg%3D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27N?qs=sGAEpiMZZMutXGli8Ay4kP28D9wZ8SQIwsPDjIqEADE%3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283NE4?qs=sGAEpiMZZMuV4z%252BhZ4pm1L11UKYaBimF7vh839uxJBE%3D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32NE4?qs=sGAEpiMZZMtMa9lbYwD6ZGuuqVaqkGmO7x4PfQeTHF4%3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373NE4?qs=sGAEpiMZZMu2QtOrmdJ1%2FRPDYI7IXkrB2H7gdWq7qaw%3D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85N?qs=%2Fha2pyFadujWUs9azztjOlpLCPvFTfozqJRbtmiwunU%3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www.mouser.sg/ProductDetail/Texas-Instruments/SN74LS86ANE4?qs=sGAEpiMZZMtMa9lbYwD6ZGuuqVaqkGmOhAIPhWJxBPY%3D</text:p>
          </table:table-cell>
          <table:table-cell table:style-name="ce9"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10" office:value-type="float" office:value="186" calcext:value-type="float">
            <text:p>186</text:p>
          </table:table-cell>
        </table:table-row>
      </table:table>
      <table:named-expressions/>
      <table:database-ranges>
        <table:database-range table:name="__Anonymous_Sheet_DB__0" table:target-range-address="'Bill Of Materials Bomb Jack'.A1:'Bill Of Materials Bomb Jack'.J578" table:display-filter-buttons="true">
          <table:filter>
            <table:filter-and>
              <table:filter-condition table:field-number="0" table:value="Integrated Circuits" table:operator="=">
                <table:filter-set-item table:value="Integrated Circuits"/>
                <table:filter-set-item table:value="Miscellaneous"/>
              </table:filter-condition>
              <table:filter-condition table:field-number="2" table:value="6116FAST" table:operator="=">
                <table:filter-set-item table:value="6116FAST"/>
                <table:filter-set-item table:value="6264FAST"/>
                <table:filter-set-item table:value="7404"/>
                <table:filter-set-item table:value="7408"/>
                <table:filter-set-item table:value="7410"/>
                <table:filter-set-item table:value="74126"/>
                <table:filter-set-item table:value="74157"/>
                <table:filter-set-item table:value="74163"/>
                <table:filter-set-item table:value="74175"/>
                <table:filter-set-item table:value="74194"/>
                <table:filter-set-item table:value="7427"/>
                <table:filter-set-item table:value="74273"/>
                <table:filter-set-item table:value="74283"/>
                <table:filter-set-item table:value="7432"/>
                <table:filter-set-item table:value="7485"/>
                <table:filter-set-item table:value="74HC138"/>
                <table:filter-set-item table:value="74LS00"/>
                <table:filter-set-item table:value="74LS174"/>
                <table:filter-set-item table:value="74LS21"/>
                <table:filter-set-item table:value="74LS245"/>
                <table:filter-set-item table:value="74LS258"/>
                <table:filter-set-item table:value="74LS283"/>
                <table:filter-set-item table:value="74LS373"/>
                <table:filter-set-item table:value="74LS86"/>
                <table:filter-set-item table:value="74S139"/>
              </table:filter-condition>
              <table:filter-condition table:field-number="6" table:value="Chars" table:operator="=">
                <table:filter-set-item table:value="Chars"/>
                <table:filter-set-item table:value="Sprites"/>
                <table:filter-set-item table:value="Tiles"/>
              </table:filter-condition>
            </table:filter-and>
          </table:filter>
          <table:sort>
            <table:sort-by table:field-number="3" table:data-type="automatic"/>
          </table:sort>
        </table:database-range>
        <table:database-range table:name="__Anonymous_Sheet_DB__1" table:target-range-address="Sheet2.A1:Sheet2.A187" table:contains-header="false"/>
      </table:database-ranges>
      <table:data-pilot-tables>
        <table:data-pilot-table table:name="DataPilot1" table:application-data="" table:target-range-address="'Pivot Table_Sheet2_1'.A1:'Pivot Table_Sheet2_1'.B26" table:buttons="'Pivot Table_Sheet2_1'.A1" table:show-filter-button="false" table:drill-down-on-double-click="false">
          <table:source-cell-range table:cell-range-address="Sheet2.A1:Sheet2.A18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tock Code" table:orientation="row" table:used-hierarchy="0" table:function="auto">
            <table:data-pilot-level table:show-empty="false" calcext:repeat-item-labels="false">
              <table:data-pilot-members>
                <table:data-pilot-member table:name="https://www.mouser.sg/ProductDetail/Alliance-Memory/AS6C6264-55PCN?qs=sGAEpiMZZMt9mBA6nIyysDfDw0vDQxSwL3Jgh6owPVw%3D" table:display="true" table:show-details="true"/>
                <table:data-pilot-member table:name="https://www.mouser.sg/ProductDetail/IDT/6116SA20TPGI?qs=sGAEpiMZZMt9mBA6nIyysK6VW3GrAnba45Kc6Apw0Go%3D" table:display="true" table:show-details="true"/>
                <table:data-pilot-member table:name="https://www.mouser.sg/ProductDetail/Texas-Instruments/SN74LS00NE4?qs=sGAEpiMZZMtMa9lbYwD6ZGuuqVaqkGmOjzVWLw0jaeE%3D" table:display="true" table:show-details="true"/>
                <table:data-pilot-member table:name="https://www.mouser.sg/ProductDetail/Texas-Instruments/SN74LS04NE4?qs=sGAEpiMZZMutVWjHE%2FYQw8FcJMyir0Lqzet%252BOgibJRs%3D" table:display="true" table:show-details="true"/>
                <table:data-pilot-member table:name="https://www.mouser.sg/ProductDetail/Texas-Instruments/SN74LS08NE4?qs=sGAEpiMZZMtMa9lbYwD6ZGuuqVaqkGmOfW4A%252BAFGoNk%3D" table:display="true" table:show-details="true"/>
                <table:data-pilot-member table:name="https://www.mouser.sg/ProductDetail/Texas-Instruments/SN74LS10N?qs=sGAEpiMZZMutXGli8Ay4kBELecaPbA6BixFJp4A71TE%3D" table:display="true" table:show-details="true"/>
                <table:data-pilot-member table:name="https://www.mouser.sg/ProductDetail/Texas-Instruments/SN74LS126AN?qs=%2Fha2pyFadugdvCHOFYeUo9JntWnIZ2YoHaFSsm4H%2FRg%3D" table:display="true" table:show-details="true"/>
                <table:data-pilot-member table:name="https://www.mouser.sg/ProductDetail/Texas-Instruments/SN74LS138NE4?qs=sGAEpiMZZMtxONTBFIcRfk9GpaUoLd0ck0Ao35GjMhY%3D" table:display="true" table:show-details="true"/>
                <table:data-pilot-member table:name="https://www.mouser.sg/ProductDetail/Texas-Instruments/SN74LS139AN?qs=sGAEpiMZZMtxONTBFIcRfpKvrGTByBdi%2FBZhV6RAyCA%3D" table:display="true" table:show-details="true"/>
                <table:data-pilot-member table:name="https://www.mouser.sg/ProductDetail/Texas-Instruments/SN74LS157NE4?qs=sGAEpiMZZMtxONTBFIcRfk9GpaUoLd0cMjAQzUGo2HI%3D" table:display="true" table:show-details="true"/>
                <table:data-pilot-member table:name="https://www.mouser.sg/ProductDetail/Texas-Instruments/SN74LS163AN?qs=sGAEpiMZZMtdY2G%252BSI3N4aQvQNXOTGN6zp2qU1pEmtI%3D" table:display="true" table:show-details="true"/>
                <table:data-pilot-member table:name="https://www.mouser.sg/ProductDetail/Texas-Instruments/SN74LS174N?qs=%2Fha2pyFadugqDRhw3C%2FQ8X6a6hwoxKy6iKJc85BJA4M%3D" table:display="true" table:show-details="true"/>
                <table:data-pilot-member table:name="https://www.mouser.sg/ProductDetail/Texas-Instruments/SN74LS175NE4?qs=sGAEpiMZZMvxP%252Bvr8KwMwF73%2FSEETFlc4u4AUFSUKKQ%3D" table:display="true" table:show-details="true"/>
                <table:data-pilot-member table:name="https://www.mouser.sg/ProductDetail/Texas-Instruments/SN74LS194AN?qs=%2Fha2pyFadujYU8BF2jKu2xc2zlYRxRNCxtAdpWgTaU4%3D" table:display="true" table:show-details="true"/>
                <table:data-pilot-member table:name="https://www.mouser.sg/ProductDetail/Texas-Instruments/SN74LS21NE4?qs=sGAEpiMZZMtMa9lbYwD6ZGuuqVaqkGmOS8GB5LKZP7E%3D" table:display="true" table:show-details="true"/>
                <table:data-pilot-member table:name="https://www.mouser.sg/ProductDetail/Texas-Instruments/SN74LS245NE4?qs=sGAEpiMZZMs9F6aVvY09bhwfQrNqig7qIcn1fgzui%2FY%3D" table:display="true" table:show-details="true"/>
                <table:data-pilot-member table:name="https://www.mouser.sg/ProductDetail/Texas-Instruments/SN74LS258BN?qs=%2Fha2pyFadugYCoHUAKZ16e6Ix0Tl4e52u5lkASBqGrE%3D" table:display="true" table:show-details="true"/>
                <table:data-pilot-member table:name="https://www.mouser.sg/ProductDetail/Texas-Instruments/SN74LS273NE4?qs=sGAEpiMZZMvxP%252Bvr8KwMwF73%2FSEETFlcw32YC66%252Bjxg%3D" table:display="true" table:show-details="true"/>
                <table:data-pilot-member table:name="https://www.mouser.sg/ProductDetail/Texas-Instruments/SN74LS27N?qs=sGAEpiMZZMutXGli8Ay4kP28D9wZ8SQIwsPDjIqEADE%3D" table:display="true" table:show-details="true"/>
                <table:data-pilot-member table:name="https://www.mouser.sg/ProductDetail/Texas-Instruments/SN74LS283NE4?qs=sGAEpiMZZMuV4z%252BhZ4pm1L11UKYaBimF7vh839uxJBE%3D" table:display="true" table:show-details="true"/>
                <table:data-pilot-member table:name="https://www.mouser.sg/ProductDetail/Texas-Instruments/SN74LS32NE4?qs=sGAEpiMZZMtMa9lbYwD6ZGuuqVaqkGmO7x4PfQeTHF4%3D" table:display="true" table:show-details="true"/>
                <table:data-pilot-member table:name="https://www.mouser.sg/ProductDetail/Texas-Instruments/SN74LS373NE4?qs=sGAEpiMZZMu2QtOrmdJ1%2FRPDYI7IXkrB2H7gdWq7qaw%3D" table:display="true" table:show-details="true"/>
                <table:data-pilot-member table:name="https://www.mouser.sg/ProductDetail/Texas-Instruments/SN74LS85N?qs=%2Fha2pyFadujWUs9azztjOlpLCPvFTfozqJRbtmiwunU%3D" table:display="true" table:show-details="true"/>
                <table:data-pilot-member table:name="https://www.mouser.sg/ProductDetail/Texas-Instruments/SN74LS86ANE4?qs=sGAEpiMZZMtMa9lbYwD6ZGuuqVaqkGmOhAIPhWJxBPY%3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tock Code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Windows_X86_64 LibreOffice_project/9b0d9b32d5dcda91d2f1a96dc04c645c450872bf</meta:generator>
    <dc:date>2021-07-07T19:03:54.244000000</dc:date>
    <meta:editing-duration>PT19M14S</meta:editing-duration>
    <meta:editing-cycles>4</meta:editing-cycles>
    <meta:document-statistic meta:table-count="3" meta:cell-count="5480" meta:object-count="0"/>
  </office:meta>
</office:document-meta>
</file>